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4.77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14_CosineAnnealingWarmRestarts_separate_metrics_test_avg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standard,0.0,False</text:p>
          </table:table-cell>
          <table:table-cell office:value-type="string" calcext:value-type="string">
            <text:p>uniform-linf,0.02,False</text:p>
          </table:table-cell>
          <table:table-cell office:value-type="string" calcext:value-type="string">
            <text:p>uniform-linf,0.04,False</text:p>
          </table:table-cell>
          <table:table-cell office:value-type="string" calcext:value-type="string">
            <text:p>uniform-l0.5,75000.0,False</text:p>
          </table:table-cell>
          <table:table-cell office:value-type="string" calcext:value-type="string">
            <text:p>uniform-l0.5,150000.0,False</text:p>
          </table:table-cell>
          <table:table-cell office:value-type="string" calcext:value-type="string">
            <text:p>uniform-l1,50.0,False</text:p>
          </table:table-cell>
          <table:table-cell office:value-type="string" calcext:value-type="string">
            <text:p>uniform-l1,100.0,False</text:p>
          </table:table-cell>
          <table:table-cell office:value-type="string" calcext:value-type="string">
            <text:p>uniform-l2,1.0,False</text:p>
          </table:table-cell>
          <table:table-cell office:value-type="string" calcext:value-type="string">
            <text:p>uniform-l2,2.5,False</text:p>
          </table:table-cell>
          <table:table-cell office:value-type="string" calcext:value-type="string">
            <text:p>uniform-l50,0.03,False</text:p>
          </table:table-cell>
          <table:table-cell office:value-type="string" calcext:value-type="string">
            <text:p>uniform-l50,0.08,False</text:p>
          </table:table-cell>
          <table:table-cell office:value-type="string" calcext:value-type="string">
            <text:p>uniform-l0-impulse,0.01,True</text:p>
          </table:table-cell>
          <table:table-cell office:value-type="string" calcext:value-type="string">
            <text:p>uniform-l0-impulse,0.03,True</text:p>
          </table:table-cell>
        </table:table-row>
        <table:table-row table:style-name="ro1">
          <table:table-cell office:value-type="string" calcext:value-type="string">
            <text:p>Standard_Acc</text:p>
          </table:table-cell>
          <table:table-cell office:value-type="float" office:value="94.63" calcext:value-type="float">
            <text:p>94,63</text:p>
          </table:table-cell>
          <table:table-cell office:value-type="float" office:value="94.5" calcext:value-type="float">
            <text:p>94,5</text:p>
          </table:table-cell>
          <table:table-cell office:value-type="float" office:value="93.92" calcext:value-type="float">
            <text:p>93,92</text:p>
          </table:table-cell>
          <table:table-cell office:value-type="float" office:value="94.27" calcext:value-type="float">
            <text:p>94,27</text:p>
          </table:table-cell>
          <table:table-cell office:value-type="float" office:value="93.33" calcext:value-type="float">
            <text:p>93,33</text:p>
          </table:table-cell>
          <table:table-cell office:value-type="float" office:value="94.02" calcext:value-type="float">
            <text:p>94,02</text:p>
          </table:table-cell>
          <table:table-cell office:value-type="float" office:value="92.7" calcext:value-type="float">
            <text:p>92,7</text:p>
          </table:table-cell>
          <table:table-cell office:value-type="float" office:value="94.25" calcext:value-type="float">
            <text:p>94,25</text:p>
          </table:table-cell>
          <table:table-cell office:value-type="float" office:value="92.57" calcext:value-type="float">
            <text:p>92,57</text:p>
          </table:table-cell>
          <table:table-cell office:value-type="float" office:value="94.46" calcext:value-type="float">
            <text:p>94,46</text:p>
          </table:table-cell>
          <table:table-cell office:value-type="float" office:value="92.94" calcext:value-type="float">
            <text:p>92,94</text:p>
          </table:table-cell>
          <table:table-cell office:value-type="float" office:value="94.46" calcext:value-type="float">
            <text:p>94,46</text:p>
          </table:table-cell>
          <table:table-cell office:value-type="float" office:value="94.43" calcext:value-type="float">
            <text:p>94,43</text:p>
          </table:table-cell>
        </table:table-row>
        <table:table-row table:style-name="ro1">
          <table:table-cell office:value-type="string" calcext:value-type="string">
            <text:p>RMSCE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0764" calcext:value-type="float">
            <text:p>0,0764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0848" calcext:value-type="float">
            <text:p>0,0848</text:p>
          </table:table-cell>
          <table:table-cell office:value-type="float" office:value="0.0851" calcext:value-type="float">
            <text:p>0,0851</text:p>
          </table:table-cell>
          <table:table-cell office:value-type="float" office:value="0.0793" calcext:value-type="float">
            <text:p>0,0793</text:p>
          </table:table-cell>
          <table:table-cell office:value-type="float" office:value="0.0915" calcext:value-type="float">
            <text:p>0,0915</text:p>
          </table:table-cell>
          <table:table-cell office:value-type="float" office:value="0.0834" calcext:value-type="float">
            <text:p>0,0834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0819" calcext:value-type="float">
            <text:p>0,0819</text:p>
          </table:table-cell>
          <table:table-cell office:value-type="float" office:value="0.0877" calcext:value-type="float">
            <text:p>0,0877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0792" calcext:value-type="float">
            <text:p>0,0792</text:p>
          </table:table-cell>
        </table:table-row>
        <table:table-row table:style-name="ro1">
          <table:table-cell office:value-type="string" calcext:value-type="string">
            <text:p>gaussian_noise</text:p>
          </table:table-cell>
          <table:table-cell office:value-type="float" office:value="47" calcext:value-type="float">
            <text:p>47</text:p>
          </table:table-cell>
          <table:table-cell office:value-type="float" office:value="52.778" calcext:value-type="float">
            <text:p>52,778</text:p>
          </table:table-cell>
          <table:table-cell office:value-type="float" office:value="65.508" calcext:value-type="float">
            <text:p>65,508</text:p>
          </table:table-cell>
          <table:table-cell office:value-type="float" office:value="66.918" calcext:value-type="float">
            <text:p>66,918</text:p>
          </table:table-cell>
          <table:table-cell office:value-type="float" office:value="84.63" calcext:value-type="float">
            <text:p>84,63</text:p>
          </table:table-cell>
          <table:table-cell office:value-type="float" office:value="63.984" calcext:value-type="float">
            <text:p>63,984</text:p>
          </table:table-cell>
          <table:table-cell office:value-type="float" office:value="85.532" calcext:value-type="float">
            <text:p>85,532</text:p>
          </table:table-cell>
          <table:table-cell office:value-type="float" office:value="60.05" calcext:value-type="float">
            <text:p>60,05</text:p>
          </table:table-cell>
          <table:table-cell office:value-type="float" office:value="84.284" calcext:value-type="float">
            <text:p>84,284</text:p>
          </table:table-cell>
          <table:table-cell office:value-type="float" office:value="53.894" calcext:value-type="float">
            <text:p>53,894</text:p>
          </table:table-cell>
          <table:table-cell office:value-type="float" office:value="80.87" calcext:value-type="float">
            <text:p>80,87</text:p>
          </table:table-cell>
          <table:table-cell office:value-type="float" office:value="60.43" calcext:value-type="float">
            <text:p>60,43</text:p>
          </table:table-cell>
          <table:table-cell office:value-type="float" office:value="56.292" calcext:value-type="float">
            <text:p>56,292</text:p>
          </table:table-cell>
        </table:table-row>
        <table:table-row table:style-name="ro1">
          <table:table-cell office:value-type="string" calcext:value-type="string">
            <text:p>shot_noise</text:p>
          </table:table-cell>
          <table:table-cell office:value-type="float" office:value="59.928" calcext:value-type="float">
            <text:p>59,928</text:p>
          </table:table-cell>
          <table:table-cell office:value-type="float" office:value="65.566" calcext:value-type="float">
            <text:p>65,566</text:p>
          </table:table-cell>
          <table:table-cell office:value-type="float" office:value="75.612" calcext:value-type="float">
            <text:p>75,612</text:p>
          </table:table-cell>
          <table:table-cell office:value-type="float" office:value="75.836" calcext:value-type="float">
            <text:p>75,836</text:p>
          </table:table-cell>
          <table:table-cell office:value-type="float" office:value="87.196" calcext:value-type="float">
            <text:p>87,196</text:p>
          </table:table-cell>
          <table:table-cell office:value-type="float" office:value="74.408" calcext:value-type="float">
            <text:p>74,408</text:p>
          </table:table-cell>
          <table:table-cell office:value-type="float" office:value="87.702" calcext:value-type="float">
            <text:p>87,702</text:p>
          </table:table-cell>
          <table:table-cell office:value-type="float" office:value="71.414" calcext:value-type="float">
            <text:p>71,414</text:p>
          </table:table-cell>
          <table:table-cell office:value-type="float" office:value="86.96" calcext:value-type="float">
            <text:p>86,96</text:p>
          </table:table-cell>
          <table:table-cell office:value-type="float" office:value="67.478" calcext:value-type="float">
            <text:p>67,478</text:p>
          </table:table-cell>
          <table:table-cell office:value-type="float" office:value="84.802" calcext:value-type="float">
            <text:p>84,802</text:p>
          </table:table-cell>
          <table:table-cell office:value-type="float" office:value="69.452" calcext:value-type="float">
            <text:p>69,452</text:p>
          </table:table-cell>
          <table:table-cell office:value-type="float" office:value="66.436" calcext:value-type="float">
            <text:p>66,436</text:p>
          </table:table-cell>
        </table:table-row>
        <table:table-row table:style-name="ro1">
          <table:table-cell office:value-type="string" calcext:value-type="string">
            <text:p>impulse_noise</text:p>
          </table:table-cell>
          <table:table-cell office:value-type="float" office:value="57.876" calcext:value-type="float">
            <text:p>57,876</text:p>
          </table:table-cell>
          <table:table-cell office:value-type="float" office:value="59.8" calcext:value-type="float">
            <text:p>59,8</text:p>
          </table:table-cell>
          <table:table-cell office:value-type="float" office:value="62.094" calcext:value-type="float">
            <text:p>62,094</text:p>
          </table:table-cell>
          <table:table-cell office:value-type="float" office:value="69.45" calcext:value-type="float">
            <text:p>69,45</text:p>
          </table:table-cell>
          <table:table-cell office:value-type="float" office:value="90.692" calcext:value-type="float">
            <text:p>90,692</text:p>
          </table:table-cell>
          <table:table-cell office:value-type="float" office:value="65.128" calcext:value-type="float">
            <text:p>65,128</text:p>
          </table:table-cell>
          <table:table-cell office:value-type="float" office:value="75.41" calcext:value-type="float">
            <text:p>75,41</text:p>
          </table:table-cell>
          <table:table-cell office:value-type="float" office:value="62.918" calcext:value-type="float">
            <text:p>62,918</text:p>
          </table:table-cell>
          <table:table-cell office:value-type="float" office:value="72.16" calcext:value-type="float">
            <text:p>72,16</text:p>
          </table:table-cell>
          <table:table-cell office:value-type="float" office:value="57.926" calcext:value-type="float">
            <text:p>57,926</text:p>
          </table:table-cell>
          <table:table-cell office:value-type="float" office:value="68.594" calcext:value-type="float">
            <text:p>68,594</text:p>
          </table:table-cell>
          <table:table-cell office:value-type="float" office:value="93.67" calcext:value-type="float">
            <text:p>93,67</text:p>
          </table:table-cell>
          <table:table-cell office:value-type="float" office:value="94.24" calcext:value-type="float">
            <text:p>94,24</text:p>
          </table:table-cell>
        </table:table-row>
        <table:table-row table:style-name="ro1">
          <table:table-cell office:value-type="string" calcext:value-type="string">
            <text:p>defocus_blur</text:p>
          </table:table-cell>
          <table:table-cell office:value-type="float" office:value="82.08" calcext:value-type="float">
            <text:p>82,08</text:p>
          </table:table-cell>
          <table:table-cell office:value-type="float" office:value="78.81" calcext:value-type="float">
            <text:p>78,81</text:p>
          </table:table-cell>
          <table:table-cell office:value-type="float" office:value="79.948" calcext:value-type="float">
            <text:p>79,948</text:p>
          </table:table-cell>
          <table:table-cell office:value-type="float" office:value="80.592" calcext:value-type="float">
            <text:p>80,592</text:p>
          </table:table-cell>
          <table:table-cell office:value-type="float" office:value="81.78" calcext:value-type="float">
            <text:p>81,78</text:p>
          </table:table-cell>
          <table:table-cell office:value-type="float" office:value="80.072" calcext:value-type="float">
            <text:p>80,072</text:p>
          </table:table-cell>
          <table:table-cell office:value-type="float" office:value="79.526" calcext:value-type="float">
            <text:p>79,526</text:p>
          </table:table-cell>
          <table:table-cell office:value-type="float" office:value="80.32" calcext:value-type="float">
            <text:p>80,32</text:p>
          </table:table-cell>
          <table:table-cell office:value-type="float" office:value="79.114" calcext:value-type="float">
            <text:p>79,114</text:p>
          </table:table-cell>
          <table:table-cell office:value-type="float" office:value="79.976" calcext:value-type="float">
            <text:p>79,976</text:p>
          </table:table-cell>
          <table:table-cell office:value-type="float" office:value="80.392" calcext:value-type="float">
            <text:p>80,392</text:p>
          </table:table-cell>
          <table:table-cell office:value-type="float" office:value="80.492" calcext:value-type="float">
            <text:p>80,492</text:p>
          </table:table-cell>
          <table:table-cell office:value-type="float" office:value="81.898" calcext:value-type="float">
            <text:p>81,898</text:p>
          </table:table-cell>
        </table:table-row>
        <table:table-row table:style-name="ro1">
          <table:table-cell office:value-type="string" calcext:value-type="string">
            <text:p>glass_blur</text:p>
          </table:table-cell>
          <table:table-cell office:value-type="float" office:value="54.192" calcext:value-type="float">
            <text:p>54,192</text:p>
          </table:table-cell>
          <table:table-cell office:value-type="float" office:value="55.322" calcext:value-type="float">
            <text:p>55,322</text:p>
          </table:table-cell>
          <table:table-cell office:value-type="float" office:value="63.394" calcext:value-type="float">
            <text:p>63,394</text:p>
          </table:table-cell>
          <table:table-cell office:value-type="float" office:value="62.622" calcext:value-type="float">
            <text:p>62,622</text:p>
          </table:table-cell>
          <table:table-cell office:value-type="float" office:value="72.022" calcext:value-type="float">
            <text:p>72,022</text:p>
          </table:table-cell>
          <table:table-cell office:value-type="float" office:value="64.802" calcext:value-type="float">
            <text:p>64,802</text:p>
          </table:table-cell>
          <table:table-cell office:value-type="float" office:value="75.022" calcext:value-type="float">
            <text:p>75,022</text:p>
          </table:table-cell>
          <table:table-cell office:value-type="float" office:value="59.49" calcext:value-type="float">
            <text:p>59,49</text:p>
          </table:table-cell>
          <table:table-cell office:value-type="float" office:value="72.31" calcext:value-type="float">
            <text:p>72,31</text:p>
          </table:table-cell>
          <table:table-cell office:value-type="float" office:value="58.084" calcext:value-type="float">
            <text:p>58,084</text:p>
          </table:table-cell>
          <table:table-cell office:value-type="float" office:value="72.662" calcext:value-type="float">
            <text:p>72,662</text:p>
          </table:table-cell>
          <table:table-cell office:value-type="float" office:value="56.954" calcext:value-type="float">
            <text:p>56,954</text:p>
          </table:table-cell>
          <table:table-cell office:value-type="float" office:value="54.384" calcext:value-type="float">
            <text:p>54,384</text:p>
          </table:table-cell>
        </table:table-row>
        <table:table-row table:style-name="ro1">
          <table:table-cell office:value-type="string" calcext:value-type="string">
            <text:p>motion_blur</text:p>
          </table:table-cell>
          <table:table-cell office:value-type="float" office:value="77.192" calcext:value-type="float">
            <text:p>77,192</text:p>
          </table:table-cell>
          <table:table-cell office:value-type="float" office:value="73.032" calcext:value-type="float">
            <text:p>73,032</text:p>
          </table:table-cell>
          <table:table-cell office:value-type="float" office:value="73.76" calcext:value-type="float">
            <text:p>73,76</text:p>
          </table:table-cell>
          <table:table-cell office:value-type="float" office:value="73.16" calcext:value-type="float">
            <text:p>73,16</text:p>
          </table:table-cell>
          <table:table-cell office:value-type="float" office:value="74.728" calcext:value-type="float">
            <text:p>74,728</text:p>
          </table:table-cell>
          <table:table-cell office:value-type="float" office:value="73.224" calcext:value-type="float">
            <text:p>73,224</text:p>
          </table:table-cell>
          <table:table-cell office:value-type="float" office:value="71.56" calcext:value-type="float">
            <text:p>71,56</text:p>
          </table:table-cell>
          <table:table-cell office:value-type="float" office:value="73.23" calcext:value-type="float">
            <text:p>73,23</text:p>
          </table:table-cell>
          <table:table-cell office:value-type="float" office:value="71.098" calcext:value-type="float">
            <text:p>71,098</text:p>
          </table:table-cell>
          <table:table-cell office:value-type="float" office:value="74.452" calcext:value-type="float">
            <text:p>74,452</text:p>
          </table:table-cell>
          <table:table-cell office:value-type="float" office:value="72.658" calcext:value-type="float">
            <text:p>72,658</text:p>
          </table:table-cell>
          <table:table-cell office:value-type="float" office:value="75.65" calcext:value-type="float">
            <text:p>75,65</text:p>
          </table:table-cell>
          <table:table-cell office:value-type="float" office:value="76.578" calcext:value-type="float">
            <text:p>76,578</text:p>
          </table:table-cell>
        </table:table-row>
        <table:table-row table:style-name="ro1">
          <table:table-cell office:value-type="string" calcext:value-type="string">
            <text:p>zoom_blur</text:p>
          </table:table-cell>
          <table:table-cell office:value-type="float" office:value="75.296" calcext:value-type="float">
            <text:p>75,296</text:p>
          </table:table-cell>
          <table:table-cell office:value-type="float" office:value="73.438" calcext:value-type="float">
            <text:p>73,438</text:p>
          </table:table-cell>
          <table:table-cell office:value-type="float" office:value="75.674" calcext:value-type="float">
            <text:p>75,674</text:p>
          </table:table-cell>
          <table:table-cell office:value-type="float" office:value="76.666" calcext:value-type="float">
            <text:p>76,666</text:p>
          </table:table-cell>
          <table:table-cell office:value-type="float" office:value="78.724" calcext:value-type="float">
            <text:p>78,724</text:p>
          </table:table-cell>
          <table:table-cell office:value-type="float" office:value="75.27" calcext:value-type="float">
            <text:p>75,27</text:p>
          </table:table-cell>
          <table:table-cell office:value-type="float" office:value="75.68" calcext:value-type="float">
            <text:p>75,68</text:p>
          </table:table-cell>
          <table:table-cell office:value-type="float" office:value="76.168" calcext:value-type="float">
            <text:p>76,168</text:p>
          </table:table-cell>
          <table:table-cell office:value-type="float" office:value="75.352" calcext:value-type="float">
            <text:p>75,352</text:p>
          </table:table-cell>
          <table:table-cell office:value-type="float" office:value="74.934" calcext:value-type="float">
            <text:p>74,934</text:p>
          </table:table-cell>
          <table:table-cell office:value-type="float" office:value="76.406" calcext:value-type="float">
            <text:p>76,406</text:p>
          </table:table-cell>
          <table:table-cell office:value-type="float" office:value="73.88" calcext:value-type="float">
            <text:p>73,88</text:p>
          </table:table-cell>
          <table:table-cell office:value-type="float" office:value="76.01" calcext:value-type="float">
            <text:p>76,01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81.272" calcext:value-type="float">
            <text:p>81,272</text:p>
          </table:table-cell>
          <table:table-cell office:value-type="float" office:value="82.138" calcext:value-type="float">
            <text:p>82,138</text:p>
          </table:table-cell>
          <table:table-cell office:value-type="float" office:value="83.918" calcext:value-type="float">
            <text:p>83,918</text:p>
          </table:table-cell>
          <table:table-cell office:value-type="float" office:value="83.736" calcext:value-type="float">
            <text:p>83,736</text:p>
          </table:table-cell>
          <table:table-cell office:value-type="float" office:value="84.886" calcext:value-type="float">
            <text:p>84,886</text:p>
          </table:table-cell>
          <table:table-cell office:value-type="float" office:value="84.128" calcext:value-type="float">
            <text:p>84,128</text:p>
          </table:table-cell>
          <table:table-cell office:value-type="float" office:value="85.416" calcext:value-type="float">
            <text:p>85,416</text:p>
          </table:table-cell>
          <table:table-cell office:value-type="float" office:value="82.862" calcext:value-type="float">
            <text:p>82,862</text:p>
          </table:table-cell>
          <table:table-cell office:value-type="float" office:value="85.2" calcext:value-type="float">
            <text:p>85,2</text:p>
          </table:table-cell>
          <table:table-cell office:value-type="float" office:value="83.042" calcext:value-type="float">
            <text:p>83,042</text:p>
          </table:table-cell>
          <table:table-cell office:value-type="float" office:value="85.296" calcext:value-type="float">
            <text:p>85,296</text:p>
          </table:table-cell>
          <table:table-cell office:value-type="float" office:value="81.654" calcext:value-type="float">
            <text:p>81,654</text:p>
          </table:table-cell>
          <table:table-cell office:value-type="float" office:value="81.03" calcext:value-type="float">
            <text:p>81,03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76.108" calcext:value-type="float">
            <text:p>76,108</text:p>
          </table:table-cell>
          <table:table-cell office:value-type="float" office:value="80.914" calcext:value-type="float">
            <text:p>80,914</text:p>
          </table:table-cell>
          <table:table-cell office:value-type="float" office:value="84.83" calcext:value-type="float">
            <text:p>84,83</text:p>
          </table:table-cell>
          <table:table-cell office:value-type="float" office:value="84.648" calcext:value-type="float">
            <text:p>84,648</text:p>
          </table:table-cell>
          <table:table-cell office:value-type="float" office:value="86.456" calcext:value-type="float">
            <text:p>86,456</text:p>
          </table:table-cell>
          <table:table-cell office:value-type="float" office:value="85.152" calcext:value-type="float">
            <text:p>85,152</text:p>
          </table:table-cell>
          <table:table-cell office:value-type="float" office:value="86.794" calcext:value-type="float">
            <text:p>86,794</text:p>
          </table:table-cell>
          <table:table-cell office:value-type="float" office:value="83.584" calcext:value-type="float">
            <text:p>83,584</text:p>
          </table:table-cell>
          <table:table-cell office:value-type="float" office:value="86.958" calcext:value-type="float">
            <text:p>86,958</text:p>
          </table:table-cell>
          <table:table-cell office:value-type="float" office:value="83.002" calcext:value-type="float">
            <text:p>83,002</text:p>
          </table:table-cell>
          <table:table-cell office:value-type="float" office:value="86.87" calcext:value-type="float">
            <text:p>86,87</text:p>
          </table:table-cell>
          <table:table-cell office:value-type="float" office:value="76.776" calcext:value-type="float">
            <text:p>76,776</text:p>
          </table:table-cell>
          <table:table-cell office:value-type="float" office:value="77.298" calcext:value-type="float">
            <text:p>77,298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87.608" calcext:value-type="float">
            <text:p>87,608</text:p>
          </table:table-cell>
          <table:table-cell office:value-type="float" office:value="85.084" calcext:value-type="float">
            <text:p>85,084</text:p>
          </table:table-cell>
          <table:table-cell office:value-type="float" office:value="81.504" calcext:value-type="float">
            <text:p>81,504</text:p>
          </table:table-cell>
          <table:table-cell office:value-type="float" office:value="82.356" calcext:value-type="float">
            <text:p>82,356</text:p>
          </table:table-cell>
          <table:table-cell office:value-type="float" office:value="79.006" calcext:value-type="float">
            <text:p>79,006</text:p>
          </table:table-cell>
          <table:table-cell office:value-type="float" office:value="81.168" calcext:value-type="float">
            <text:p>81,168</text:p>
          </table:table-cell>
          <table:table-cell office:value-type="float" office:value="73.066" calcext:value-type="float">
            <text:p>73,066</text:p>
          </table:table-cell>
          <table:table-cell office:value-type="float" office:value="83.038" calcext:value-type="float">
            <text:p>83,038</text:p>
          </table:table-cell>
          <table:table-cell office:value-type="float" office:value="72.898" calcext:value-type="float">
            <text:p>72,898</text:p>
          </table:table-cell>
          <table:table-cell office:value-type="float" office:value="84.162" calcext:value-type="float">
            <text:p>84,162</text:p>
          </table:table-cell>
          <table:table-cell office:value-type="float" office:value="74.116" calcext:value-type="float">
            <text:p>74,116</text:p>
          </table:table-cell>
          <table:table-cell office:value-type="float" office:value="86.474" calcext:value-type="float">
            <text:p>86,474</text:p>
          </table:table-cell>
          <table:table-cell office:value-type="float" office:value="86.86" calcext:value-type="float">
            <text:p>86,86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92.824" calcext:value-type="float">
            <text:p>92,824</text:p>
          </table:table-cell>
          <table:table-cell office:value-type="float" office:value="92.746" calcext:value-type="float">
            <text:p>92,746</text:p>
          </table:table-cell>
          <table:table-cell office:value-type="float" office:value="92.292" calcext:value-type="float">
            <text:p>92,292</text:p>
          </table:table-cell>
          <table:table-cell office:value-type="float" office:value="92.656" calcext:value-type="float">
            <text:p>92,656</text:p>
          </table:table-cell>
          <table:table-cell office:value-type="float" office:value="91.416" calcext:value-type="float">
            <text:p>91,416</text:p>
          </table:table-cell>
          <table:table-cell office:value-type="float" office:value="92.176" calcext:value-type="float">
            <text:p>92,176</text:p>
          </table:table-cell>
          <table:table-cell office:value-type="float" office:value="91.01" calcext:value-type="float">
            <text:p>91,01</text:p>
          </table:table-cell>
          <table:table-cell office:value-type="float" office:value="92.698" calcext:value-type="float">
            <text:p>92,698</text:p>
          </table:table-cell>
          <table:table-cell office:value-type="float" office:value="90.926" calcext:value-type="float">
            <text:p>90,926</text:p>
          </table:table-cell>
          <table:table-cell office:value-type="float" office:value="92.99" calcext:value-type="float">
            <text:p>92,99</text:p>
          </table:table-cell>
          <table:table-cell office:value-type="float" office:value="91.244" calcext:value-type="float">
            <text:p>91,244</text:p>
          </table:table-cell>
          <table:table-cell office:value-type="float" office:value="92.752" calcext:value-type="float">
            <text:p>92,752</text:p>
          </table:table-cell>
          <table:table-cell office:value-type="float" office:value="92.944" calcext:value-type="float">
            <text:p>92,944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78.574" calcext:value-type="float">
            <text:p>78,574</text:p>
          </table:table-cell>
          <table:table-cell office:value-type="float" office:value="70.018" calcext:value-type="float">
            <text:p>70,018</text:p>
          </table:table-cell>
          <table:table-cell office:value-type="float" office:value="65.83" calcext:value-type="float">
            <text:p>65,83</text:p>
          </table:table-cell>
          <table:table-cell office:value-type="float" office:value="68.464" calcext:value-type="float">
            <text:p>68,464</text:p>
          </table:table-cell>
          <table:table-cell office:value-type="float" office:value="64.262" calcext:value-type="float">
            <text:p>64,262</text:p>
          </table:table-cell>
          <table:table-cell office:value-type="float" office:value="64.016" calcext:value-type="float">
            <text:p>64,016</text:p>
          </table:table-cell>
          <table:table-cell office:value-type="float" office:value="59.694" calcext:value-type="float">
            <text:p>59,694</text:p>
          </table:table-cell>
          <table:table-cell office:value-type="float" office:value="67.918" calcext:value-type="float">
            <text:p>67,918</text:p>
          </table:table-cell>
          <table:table-cell office:value-type="float" office:value="58.106" calcext:value-type="float">
            <text:p>58,106</text:p>
          </table:table-cell>
          <table:table-cell office:value-type="float" office:value="67.712" calcext:value-type="float">
            <text:p>67,712</text:p>
          </table:table-cell>
          <table:table-cell office:value-type="float" office:value="58.55" calcext:value-type="float">
            <text:p>58,55</text:p>
          </table:table-cell>
          <table:table-cell office:value-type="float" office:value="74.434" calcext:value-type="float">
            <text:p>74,434</text:p>
          </table:table-cell>
          <table:table-cell office:value-type="float" office:value="75.55" calcext:value-type="float">
            <text:p>75,55</text:p>
          </table:table-cell>
        </table:table-row>
        <table:table-row table:style-name="ro1">
          <table:table-cell office:value-type="string" calcext:value-type="string">
            <text:p>elastic_transform</text:p>
          </table:table-cell>
          <table:table-cell office:value-type="float" office:value="83.946" calcext:value-type="float">
            <text:p>83,946</text:p>
          </table:table-cell>
          <table:table-cell office:value-type="float" office:value="82.716" calcext:value-type="float">
            <text:p>82,716</text:p>
          </table:table-cell>
          <table:table-cell office:value-type="float" office:value="82.576" calcext:value-type="float">
            <text:p>82,576</text:p>
          </table:table-cell>
          <table:table-cell office:value-type="float" office:value="83.424" calcext:value-type="float">
            <text:p>83,424</text:p>
          </table:table-cell>
          <table:table-cell office:value-type="float" office:value="83.056" calcext:value-type="float">
            <text:p>83,056</text:p>
          </table:table-cell>
          <table:table-cell office:value-type="float" office:value="82.51" calcext:value-type="float">
            <text:p>82,51</text:p>
          </table:table-cell>
          <table:table-cell office:value-type="float" office:value="81.522" calcext:value-type="float">
            <text:p>81,522</text:p>
          </table:table-cell>
          <table:table-cell office:value-type="float" office:value="83.306" calcext:value-type="float">
            <text:p>83,306</text:p>
          </table:table-cell>
          <table:table-cell office:value-type="float" office:value="80.876" calcext:value-type="float">
            <text:p>80,876</text:p>
          </table:table-cell>
          <table:table-cell office:value-type="float" office:value="82.712" calcext:value-type="float">
            <text:p>82,712</text:p>
          </table:table-cell>
          <table:table-cell office:value-type="float" office:value="81.554" calcext:value-type="float">
            <text:p>81,554</text:p>
          </table:table-cell>
          <table:table-cell office:value-type="float" office:value="83.502" calcext:value-type="float">
            <text:p>83,502</text:p>
          </table:table-cell>
          <table:table-cell office:value-type="float" office:value="84.488" calcext:value-type="float">
            <text:p>84,488</text:p>
          </table:table-cell>
        </table:table-row>
        <table:table-row table:style-name="ro1">
          <table:table-cell office:value-type="string" calcext:value-type="string">
            <text:p>pixelate</text:p>
          </table:table-cell>
          <table:table-cell office:value-type="float" office:value="72.74" calcext:value-type="float">
            <text:p>72,74</text:p>
          </table:table-cell>
          <table:table-cell office:value-type="float" office:value="75.694" calcext:value-type="float">
            <text:p>75,694</text:p>
          </table:table-cell>
          <table:table-cell office:value-type="float" office:value="80.036" calcext:value-type="float">
            <text:p>80,036</text:p>
          </table:table-cell>
          <table:table-cell office:value-type="float" office:value="80.842" calcext:value-type="float">
            <text:p>80,842</text:p>
          </table:table-cell>
          <table:table-cell office:value-type="float" office:value="83.094" calcext:value-type="float">
            <text:p>83,094</text:p>
          </table:table-cell>
          <table:table-cell office:value-type="float" office:value="80.68" calcext:value-type="float">
            <text:p>80,68</text:p>
          </table:table-cell>
          <table:table-cell office:value-type="float" office:value="85.902" calcext:value-type="float">
            <text:p>85,902</text:p>
          </table:table-cell>
          <table:table-cell office:value-type="float" office:value="80.098" calcext:value-type="float">
            <text:p>80,098</text:p>
          </table:table-cell>
          <table:table-cell office:value-type="float" office:value="85.952" calcext:value-type="float">
            <text:p>85,952</text:p>
          </table:table-cell>
          <table:table-cell office:value-type="float" office:value="79.282" calcext:value-type="float">
            <text:p>79,282</text:p>
          </table:table-cell>
          <table:table-cell office:value-type="float" office:value="85.484" calcext:value-type="float">
            <text:p>85,484</text:p>
          </table:table-cell>
          <table:table-cell office:value-type="float" office:value="72.908" calcext:value-type="float">
            <text:p>72,908</text:p>
          </table:table-cell>
          <table:table-cell office:value-type="float" office:value="75.05" calcext:value-type="float">
            <text:p>75,05</text:p>
          </table:table-cell>
        </table:table-row>
        <table:table-row table:style-name="ro1">
          <table:table-cell office:value-type="string" calcext:value-type="string">
            <text:p>jpeg_compression</text:p>
          </table:table-cell>
          <table:table-cell office:value-type="float" office:value="80.898" calcext:value-type="float">
            <text:p>80,898</text:p>
          </table:table-cell>
          <table:table-cell office:value-type="float" office:value="83.734" calcext:value-type="float">
            <text:p>83,734</text:p>
          </table:table-cell>
          <table:table-cell office:value-type="float" office:value="87.084" calcext:value-type="float">
            <text:p>87,084</text:p>
          </table:table-cell>
          <table:table-cell office:value-type="float" office:value="87.044" calcext:value-type="float">
            <text:p>87,044</text:p>
          </table:table-cell>
          <table:table-cell office:value-type="float" office:value="88.852" calcext:value-type="float">
            <text:p>88,852</text:p>
          </table:table-cell>
          <table:table-cell office:value-type="float" office:value="87.21" calcext:value-type="float">
            <text:p>87,21</text:p>
          </table:table-cell>
          <table:table-cell office:value-type="float" office:value="88.722" calcext:value-type="float">
            <text:p>88,722</text:p>
          </table:table-cell>
          <table:table-cell office:value-type="float" office:value="86.424" calcext:value-type="float">
            <text:p>86,424</text:p>
          </table:table-cell>
          <table:table-cell office:value-type="float" office:value="88.906" calcext:value-type="float">
            <text:p>88,906</text:p>
          </table:table-cell>
          <table:table-cell office:value-type="float" office:value="85.624" calcext:value-type="float">
            <text:p>85,624</text:p>
          </table:table-cell>
          <table:table-cell office:value-type="float" office:value="89.056" calcext:value-type="float">
            <text:p>89,056</text:p>
          </table:table-cell>
          <table:table-cell office:value-type="float" office:value="83.36" calcext:value-type="float">
            <text:p>83,36</text:p>
          </table:table-cell>
          <table:table-cell office:value-type="float" office:value="84.538" calcext:value-type="float">
            <text:p>84,538</text:p>
          </table:table-cell>
        </table:table-row>
        <table:table-row table:style-name="ro1">
          <table:table-cell office:value-type="string" calcext:value-type="string">
            <text:p>speckle_noise</text:p>
          </table:table-cell>
          <table:table-cell office:value-type="float" office:value="63.756" calcext:value-type="float">
            <text:p>63,756</text:p>
          </table:table-cell>
          <table:table-cell office:value-type="float" office:value="68.52" calcext:value-type="float">
            <text:p>68,52</text:p>
          </table:table-cell>
          <table:table-cell office:value-type="float" office:value="76.42" calcext:value-type="float">
            <text:p>76,42</text:p>
          </table:table-cell>
          <table:table-cell office:value-type="float" office:value="76.942" calcext:value-type="float">
            <text:p>76,942</text:p>
          </table:table-cell>
          <table:table-cell office:value-type="float" office:value="86.524" calcext:value-type="float">
            <text:p>86,524</text:p>
          </table:table-cell>
          <table:table-cell office:value-type="float" office:value="75.762" calcext:value-type="float">
            <text:p>75,762</text:p>
          </table:table-cell>
          <table:table-cell office:value-type="float" office:value="86.414" calcext:value-type="float">
            <text:p>86,414</text:p>
          </table:table-cell>
          <table:table-cell office:value-type="float" office:value="73.64" calcext:value-type="float">
            <text:p>73,64</text:p>
          </table:table-cell>
          <table:table-cell office:value-type="float" office:value="85.856" calcext:value-type="float">
            <text:p>85,856</text:p>
          </table:table-cell>
          <table:table-cell office:value-type="float" office:value="70.836" calcext:value-type="float">
            <text:p>70,836</text:p>
          </table:table-cell>
          <table:table-cell office:value-type="float" office:value="83.886" calcext:value-type="float">
            <text:p>83,886</text:p>
          </table:table-cell>
          <table:table-cell office:value-type="float" office:value="71.814" calcext:value-type="float">
            <text:p>71,814</text:p>
          </table:table-cell>
          <table:table-cell office:value-type="float" office:value="69.258" calcext:value-type="float">
            <text:p>69,258</text:p>
          </table:table-cell>
        </table:table-row>
        <table:table-row table:style-name="ro1">
          <table:table-cell office:value-type="string" calcext:value-type="string">
            <text:p>gaussian_blur</text:p>
          </table:table-cell>
          <table:table-cell office:value-type="float" office:value="70.808" calcext:value-type="float">
            <text:p>70,808</text:p>
          </table:table-cell>
          <table:table-cell office:value-type="float" office:value="69.408" calcext:value-type="float">
            <text:p>69,408</text:p>
          </table:table-cell>
          <table:table-cell office:value-type="float" office:value="73.01" calcext:value-type="float">
            <text:p>73,01</text:p>
          </table:table-cell>
          <table:table-cell office:value-type="float" office:value="73.076" calcext:value-type="float">
            <text:p>73,076</text:p>
          </table:table-cell>
          <table:table-cell office:value-type="float" office:value="76.27" calcext:value-type="float">
            <text:p>76,27</text:p>
          </table:table-cell>
          <table:table-cell office:value-type="float" office:value="73.416" calcext:value-type="float">
            <text:p>73,416</text:p>
          </table:table-cell>
          <table:table-cell office:value-type="float" office:value="73.81" calcext:value-type="float">
            <text:p>73,81</text:p>
          </table:table-cell>
          <table:table-cell office:value-type="float" office:value="73.056" calcext:value-type="float">
            <text:p>73,056</text:p>
          </table:table-cell>
          <table:table-cell office:value-type="float" office:value="73.252" calcext:value-type="float">
            <text:p>73,252</text:p>
          </table:table-cell>
          <table:table-cell office:value-type="float" office:value="72.07" calcext:value-type="float">
            <text:p>72,07</text:p>
          </table:table-cell>
          <table:table-cell office:value-type="float" office:value="74.996" calcext:value-type="float">
            <text:p>74,996</text:p>
          </table:table-cell>
          <table:table-cell office:value-type="float" office:value="69.646" calcext:value-type="float">
            <text:p>69,646</text:p>
          </table:table-cell>
          <table:table-cell office:value-type="float" office:value="73.046" calcext:value-type="float">
            <text:p>73,046</text:p>
          </table:table-cell>
        </table:table-row>
        <table:table-row table:style-name="ro1">
          <table:table-cell office:value-type="string" calcext:value-type="string">
            <text:p>spatter</text:p>
          </table:table-cell>
          <table:table-cell office:value-type="float" office:value="84.51" calcext:value-type="float">
            <text:p>84,51</text:p>
          </table:table-cell>
          <table:table-cell office:value-type="float" office:value="85.926" calcext:value-type="float">
            <text:p>85,926</text:p>
          </table:table-cell>
          <table:table-cell office:value-type="float" office:value="85.652" calcext:value-type="float">
            <text:p>85,652</text:p>
          </table:table-cell>
          <table:table-cell office:value-type="float" office:value="86.512" calcext:value-type="float">
            <text:p>86,512</text:p>
          </table:table-cell>
          <table:table-cell office:value-type="float" office:value="88.048" calcext:value-type="float">
            <text:p>88,048</text:p>
          </table:table-cell>
          <table:table-cell office:value-type="float" office:value="85.49" calcext:value-type="float">
            <text:p>85,49</text:p>
          </table:table-cell>
          <table:table-cell office:value-type="float" office:value="86.7" calcext:value-type="float">
            <text:p>86,7</text:p>
          </table:table-cell>
          <table:table-cell office:value-type="float" office:value="85.9" calcext:value-type="float">
            <text:p>85,9</text:p>
          </table:table-cell>
          <table:table-cell office:value-type="float" office:value="85.668" calcext:value-type="float">
            <text:p>85,668</text:p>
          </table:table-cell>
          <table:table-cell office:value-type="float" office:value="85.912" calcext:value-type="float">
            <text:p>85,912</text:p>
          </table:table-cell>
          <table:table-cell office:value-type="float" office:value="85.27" calcext:value-type="float">
            <text:p>85,27</text:p>
          </table:table-cell>
          <table:table-cell office:value-type="float" office:value="87.116" calcext:value-type="float">
            <text:p>87,116</text:p>
          </table:table-cell>
          <table:table-cell office:value-type="float" office:value="87.766" calcext:value-type="float">
            <text:p>87,766</text:p>
          </table:table-cell>
        </table:table-row>
        <table:table-row table:style-name="ro1">
          <table:table-cell office:value-type="string" calcext:value-type="string">
            <text:p>saturate</text:p>
          </table:table-cell>
          <table:table-cell office:value-type="float" office:value="91.112" calcext:value-type="float">
            <text:p>91,112</text:p>
          </table:table-cell>
          <table:table-cell office:value-type="float" office:value="90.59" calcext:value-type="float">
            <text:p>90,59</text:p>
          </table:table-cell>
          <table:table-cell office:value-type="float" office:value="89.672" calcext:value-type="float">
            <text:p>89,672</text:p>
          </table:table-cell>
          <table:table-cell office:value-type="float" office:value="90.22" calcext:value-type="float">
            <text:p>90,22</text:p>
          </table:table-cell>
          <table:table-cell office:value-type="float" office:value="89.002" calcext:value-type="float">
            <text:p>89,002</text:p>
          </table:table-cell>
          <table:table-cell office:value-type="float" office:value="90" calcext:value-type="float">
            <text:p>90</text:p>
          </table:table-cell>
          <table:table-cell office:value-type="float" office:value="88.056" calcext:value-type="float">
            <text:p>88,056</text:p>
          </table:table-cell>
          <table:table-cell office:value-type="float" office:value="90.2" calcext:value-type="float">
            <text:p>90,2</text:p>
          </table:table-cell>
          <table:table-cell office:value-type="float" office:value="87.804" calcext:value-type="float">
            <text:p>87,804</text:p>
          </table:table-cell>
          <table:table-cell office:value-type="float" office:value="90.368" calcext:value-type="float">
            <text:p>90,368</text:p>
          </table:table-cell>
          <table:table-cell office:value-type="float" office:value="88.402" calcext:value-type="float">
            <text:p>88,402</text:p>
          </table:table-cell>
          <table:table-cell office:value-type="float" office:value="91.106" calcext:value-type="float">
            <text:p>91,106</text:p>
          </table:table-cell>
          <table:table-cell office:value-type="float" office:value="91.262" calcext:value-type="float">
            <text:p>91,262</text:p>
          </table:table-cell>
        </table:table-row>
        <table:table-row table:style-name="ro1">
          <table:table-cell office:value-type="string" calcext:value-type="string">
            <text:p>mCE-19</text:p>
          </table:table-cell>
          <table:table-cell office:value-type="float" office:value="74.6168" calcext:value-type="float">
            <text:p>74,6168</text:p>
          </table:table-cell>
          <table:table-cell office:value-type="float" office:value="75.0649" calcext:value-type="float">
            <text:p>75,0649</text:p>
          </table:table-cell>
          <table:table-cell office:value-type="float" office:value="77.8323" calcext:value-type="float">
            <text:p>77,8323</text:p>
          </table:table-cell>
          <table:table-cell office:value-type="float" office:value="78.6928" calcext:value-type="float">
            <text:p>78,6928</text:p>
          </table:table-cell>
          <table:table-cell office:value-type="float" office:value="82.6655" calcext:value-type="float">
            <text:p>82,6655</text:p>
          </table:table-cell>
          <table:table-cell office:value-type="float" office:value="77.8208" calcext:value-type="float">
            <text:p>77,8208</text:p>
          </table:table-cell>
          <table:table-cell office:value-type="float" office:value="80.9231" calcext:value-type="float">
            <text:p>80,9231</text:p>
          </table:table-cell>
          <table:table-cell office:value-type="float" office:value="77.1744" calcext:value-type="float">
            <text:p>77,1744</text:p>
          </table:table-cell>
          <table:table-cell office:value-type="float" office:value="80.1937" calcext:value-type="float">
            <text:p>80,1937</text:p>
          </table:table-cell>
          <table:table-cell office:value-type="float" office:value="76.024" calcext:value-type="float">
            <text:p>76,024</text:p>
          </table:table-cell>
          <table:table-cell office:value-type="float" office:value="80.0583" calcext:value-type="float">
            <text:p>80,0583</text:p>
          </table:table-cell>
          <table:table-cell office:value-type="float" office:value="78.0037" calcext:value-type="float">
            <text:p>78,0037</text:p>
          </table:table-cell>
          <table:table-cell office:value-type="float" office:value="78.1541" calcext:value-type="float">
            <text:p>78,1541</text:p>
          </table:table-cell>
        </table:table-row>
        <table:table-row table:style-name="ro1">
          <table:table-cell office:value-type="string" calcext:value-type="string">
            <text:p>mCE-15</text:p>
          </table:table-cell>
          <table:table-cell office:value-type="float" office:value="73.8356" calcext:value-type="float">
            <text:p>73,8356</text:p>
          </table:table-cell>
          <table:table-cell office:value-type="float" office:value="74.1193" calcext:value-type="float">
            <text:p>74,1193</text:p>
          </table:table-cell>
          <table:table-cell office:value-type="float" office:value="76.9373" calcext:value-type="float">
            <text:p>76,9373</text:p>
          </table:table-cell>
          <table:table-cell office:value-type="float" office:value="77.8943" calcext:value-type="float">
            <text:p>77,8943</text:p>
          </table:table-cell>
          <table:table-cell office:value-type="float" office:value="82.0533" calcext:value-type="float">
            <text:p>82,0533</text:p>
          </table:table-cell>
          <table:table-cell office:value-type="float" office:value="76.9285" calcext:value-type="float">
            <text:p>76,9285</text:p>
          </table:table-cell>
          <table:table-cell office:value-type="float" office:value="80.1705" calcext:value-type="float">
            <text:p>80,1705</text:p>
          </table:table-cell>
          <table:table-cell office:value-type="float" office:value="76.2345" calcext:value-type="float">
            <text:p>76,2345</text:p>
          </table:table-cell>
          <table:table-cell office:value-type="float" office:value="79.4067" calcext:value-type="float">
            <text:p>79,4067</text:p>
          </table:table-cell>
          <table:table-cell office:value-type="float" office:value="75.018" calcext:value-type="float">
            <text:p>75,018</text:p>
          </table:table-cell>
          <table:table-cell office:value-type="float" office:value="79.2369" calcext:value-type="float">
            <text:p>79,2369</text:p>
          </table:table-cell>
          <table:table-cell office:value-type="float" office:value="77.4925" calcext:value-type="float">
            <text:p>77,4925</text:p>
          </table:table-cell>
          <table:table-cell office:value-type="float" office:value="77.5731" calcext:value-type="float">
            <text:p>77,5731</text:p>
          </table:table-cell>
        </table:table-row>
        <table:table-row table:style-name="ro1">
          <table:table-cell office:value-type="string" calcext:value-type="string">
            <text:p>RMSCE_C</text:p>
          </table:table-cell>
          <table:table-cell office:value-type="float" office:value="0.2292" calcext:value-type="float">
            <text:p>0,2292</text:p>
          </table:table-cell>
          <table:table-cell office:value-type="float" office:value="0.2225" calcext:value-type="float">
            <text:p>0,2225</text:p>
          </table:table-cell>
          <table:table-cell office:value-type="float" office:value="0.1962" calcext:value-type="float">
            <text:p>0,1962</text:p>
          </table:table-cell>
          <table:table-cell office:value-type="float" office:value="0.1938" calcext:value-type="float">
            <text:p>0,1938</text:p>
          </table:table-cell>
          <table:table-cell office:value-type="float" office:value="0.1611" calcext:value-type="float">
            <text:p>0,1611</text:p>
          </table:table-cell>
          <table:table-cell office:value-type="float" office:value="0.1982" calcext:value-type="float">
            <text:p>0,1982</text:p>
          </table:table-cell>
          <table:table-cell office:value-type="float" office:value="0.1723" calcext:value-type="float">
            <text:p>0,1723</text:p>
          </table:table-cell>
          <table:table-cell office:value-type="float" office:value="0.2055" calcext:value-type="float">
            <text:p>0,2055</text:p>
          </table:table-cell>
          <table:table-cell office:value-type="float" office:value="0.1786" calcext:value-type="float">
            <text:p>0,1786</text:p>
          </table:table-cell>
          <table:table-cell office:value-type="float" office:value="0.2207" calcext:value-type="float">
            <text:p>0,2207</text:p>
          </table:table-cell>
          <table:table-cell office:value-type="float" office:value="0.1812" calcext:value-type="float">
            <text:p>0,1812</text:p>
          </table:table-cell>
          <table:table-cell office:value-type="float" office:value="0.1964" calcext:value-type="float">
            <text:p>0,1964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string" calcext:value-type="string">
            <text:p>standard,0.0,False</text:p>
          </table:table-cell>
          <table:table-cell office:value-type="float" office:value="94.63" calcext:value-type="float">
            <text:p>94,63</text:p>
          </table:table-cell>
          <table:table-cell office:value-type="float" office:value="94.5" calcext:value-type="float">
            <text:p>94,5</text:p>
          </table:table-cell>
          <table:table-cell office:value-type="float" office:value="93.92" calcext:value-type="float">
            <text:p>93,92</text:p>
          </table:table-cell>
          <table:table-cell office:value-type="float" office:value="94.27" calcext:value-type="float">
            <text:p>94,27</text:p>
          </table:table-cell>
          <table:table-cell office:value-type="float" office:value="93.33" calcext:value-type="float">
            <text:p>93,33</text:p>
          </table:table-cell>
          <table:table-cell office:value-type="float" office:value="94.02" calcext:value-type="float">
            <text:p>94,02</text:p>
          </table:table-cell>
          <table:table-cell office:value-type="float" office:value="92.7" calcext:value-type="float">
            <text:p>92,7</text:p>
          </table:table-cell>
          <table:table-cell office:value-type="float" office:value="94.25" calcext:value-type="float">
            <text:p>94,25</text:p>
          </table:table-cell>
          <table:table-cell office:value-type="float" office:value="92.57" calcext:value-type="float">
            <text:p>92,57</text:p>
          </table:table-cell>
          <table:table-cell office:value-type="float" office:value="94.46" calcext:value-type="float">
            <text:p>94,46</text:p>
          </table:table-cell>
          <table:table-cell office:value-type="float" office:value="92.94" calcext:value-type="float">
            <text:p>92,94</text:p>
          </table:table-cell>
          <table:table-cell office:value-type="float" office:value="94.46" calcext:value-type="float">
            <text:p>94,46</text:p>
          </table:table-cell>
          <table:table-cell office:value-type="float" office:value="94.43" calcext:value-type="float">
            <text:p>94,43</text:p>
          </table:table-cell>
        </table:table-row>
        <table:table-row table:style-name="ro1">
          <table:table-cell office:value-type="string" calcext:value-type="string">
            <text:p>uniform-linf,0.005,False</text:p>
          </table:table-cell>
          <table:table-cell office:value-type="float" office:value="94.42" calcext:value-type="float">
            <text:p>94,42</text:p>
          </table:table-cell>
          <table:table-cell office:value-type="float" office:value="94.37" calcext:value-type="float">
            <text:p>94,37</text:p>
          </table:table-cell>
          <table:table-cell office:value-type="float" office:value="93.91" calcext:value-type="float">
            <text:p>93,91</text:p>
          </table:table-cell>
          <table:table-cell office:value-type="float" office:value="94.28" calcext:value-type="float">
            <text:p>94,28</text:p>
          </table:table-cell>
          <table:table-cell office:value-type="float" office:value="93.37" calcext:value-type="float">
            <text:p>93,37</text:p>
          </table:table-cell>
          <table:table-cell office:value-type="float" office:value="94.08" calcext:value-type="float">
            <text:p>94,08</text:p>
          </table:table-cell>
          <table:table-cell office:value-type="float" office:value="92.69" calcext:value-type="float">
            <text:p>92,69</text:p>
          </table:table-cell>
          <table:table-cell office:value-type="float" office:value="94.25" calcext:value-type="float">
            <text:p>94,25</text:p>
          </table:table-cell>
          <table:table-cell office:value-type="float" office:value="92.47" calcext:value-type="float">
            <text:p>92,47</text:p>
          </table:table-cell>
          <table:table-cell office:value-type="float" office:value="94.38" calcext:value-type="float">
            <text:p>94,38</text:p>
          </table:table-cell>
          <table:table-cell office:value-type="float" office:value="92.96" calcext:value-type="float">
            <text:p>92,96</text:p>
          </table:table-cell>
          <table:table-cell office:value-type="float" office:value="94.35" calcext:value-type="float">
            <text:p>94,35</text:p>
          </table:table-cell>
          <table:table-cell office:value-type="float" office:value="94.31" calcext:value-type="float">
            <text:p>94,31</text:p>
          </table:table-cell>
        </table:table-row>
        <table:table-row table:style-name="ro1">
          <table:table-cell office:value-type="string" calcext:value-type="string">
            <text:p>uniform-linf,0.01,False</text:p>
          </table:table-cell>
          <table:table-cell office:value-type="float" office:value="94.04" calcext:value-type="float">
            <text:p>94,04</text:p>
          </table:table-cell>
          <table:table-cell office:value-type="float" office:value="94.38" calcext:value-type="float">
            <text:p>94,38</text:p>
          </table:table-cell>
          <table:table-cell office:value-type="float" office:value="93.94" calcext:value-type="float">
            <text:p>93,94</text:p>
          </table:table-cell>
          <table:table-cell office:value-type="float" office:value="94.3" calcext:value-type="float">
            <text:p>94,3</text:p>
          </table:table-cell>
          <table:table-cell office:value-type="float" office:value="93.33" calcext:value-type="float">
            <text:p>93,33</text:p>
          </table:table-cell>
          <table:table-cell office:value-type="float" office:value="94.11" calcext:value-type="float">
            <text:p>94,11</text:p>
          </table:table-cell>
          <table:table-cell office:value-type="float" office:value="92.77" calcext:value-type="float">
            <text:p>92,77</text:p>
          </table:table-cell>
          <table:table-cell office:value-type="float" office:value="94.25" calcext:value-type="float">
            <text:p>94,25</text:p>
          </table:table-cell>
          <table:table-cell office:value-type="float" office:value="92.52" calcext:value-type="float">
            <text:p>92,52</text:p>
          </table:table-cell>
          <table:table-cell office:value-type="float" office:value="94.45" calcext:value-type="float">
            <text:p>94,45</text:p>
          </table:table-cell>
          <table:table-cell office:value-type="float" office:value="92.91" calcext:value-type="float">
            <text:p>92,91</text:p>
          </table:table-cell>
          <table:table-cell office:value-type="float" office:value="94.39" calcext:value-type="float">
            <text:p>94,39</text:p>
          </table:table-cell>
          <table:table-cell office:value-type="float" office:value="94.34" calcext:value-type="float">
            <text:p>94,34</text:p>
          </table:table-cell>
        </table:table-row>
        <table:table-row table:style-name="ro1">
          <table:table-cell office:value-type="string" calcext:value-type="string">
            <text:p>uniform-linf,0.02,False</text:p>
          </table:table-cell>
          <table:table-cell office:value-type="float" office:value="93.12" calcext:value-type="float">
            <text:p>93,12</text:p>
          </table:table-cell>
          <table:table-cell office:value-type="float" office:value="94.41" calcext:value-type="float">
            <text:p>94,41</text:p>
          </table:table-cell>
          <table:table-cell office:value-type="float" office:value="94.07" calcext:value-type="float">
            <text:p>94,07</text:p>
          </table:table-cell>
          <table:table-cell office:value-type="float" office:value="94.32" calcext:value-type="float">
            <text:p>94,32</text:p>
          </table:table-cell>
          <table:table-cell office:value-type="float" office:value="93.29" calcext:value-type="float">
            <text:p>93,29</text:p>
          </table:table-cell>
          <table:table-cell office:value-type="float" office:value="94.01" calcext:value-type="float">
            <text:p>94,01</text:p>
          </table:table-cell>
          <table:table-cell office:value-type="float" office:value="92.61" calcext:value-type="float">
            <text:p>92,61</text:p>
          </table:table-cell>
          <table:table-cell office:value-type="float" office:value="94.24" calcext:value-type="float">
            <text:p>94,24</text:p>
          </table:table-cell>
          <table:table-cell office:value-type="float" office:value="92.56" calcext:value-type="float">
            <text:p>92,56</text:p>
          </table:table-cell>
          <table:table-cell office:value-type="float" office:value="94.26" calcext:value-type="float">
            <text:p>94,26</text:p>
          </table:table-cell>
          <table:table-cell office:value-type="float" office:value="92.97" calcext:value-type="float">
            <text:p>92,97</text:p>
          </table:table-cell>
          <table:table-cell office:value-type="float" office:value="93.36" calcext:value-type="float">
            <text:p>93,36</text:p>
          </table:table-cell>
          <table:table-cell office:value-type="float" office:value="93.77" calcext:value-type="float">
            <text:p>93,77</text:p>
          </table:table-cell>
        </table:table-row>
        <table:table-row table:style-name="ro1">
          <table:table-cell office:value-type="string" calcext:value-type="string">
            <text:p>uniform-linf,0.03,False</text:p>
          </table:table-cell>
          <table:table-cell office:value-type="float" office:value="91.61" calcext:value-type="float">
            <text:p>91,61</text:p>
          </table:table-cell>
          <table:table-cell office:value-type="float" office:value="94.09" calcext:value-type="float">
            <text:p>94,09</text:p>
          </table:table-cell>
          <table:table-cell office:value-type="float" office:value="94.21" calcext:value-type="float">
            <text:p>94,21</text:p>
          </table:table-cell>
          <table:table-cell office:value-type="float" office:value="94.22" calcext:value-type="float">
            <text:p>94,22</text:p>
          </table:table-cell>
          <table:table-cell office:value-type="float" office:value="93.42" calcext:value-type="float">
            <text:p>93,42</text:p>
          </table:table-cell>
          <table:table-cell office:value-type="float" office:value="94.03" calcext:value-type="float">
            <text:p>94,03</text:p>
          </table:table-cell>
          <table:table-cell office:value-type="float" office:value="92.79" calcext:value-type="float">
            <text:p>92,79</text:p>
          </table:table-cell>
          <table:table-cell office:value-type="float" office:value="94.12" calcext:value-type="float">
            <text:p>94,12</text:p>
          </table:table-cell>
          <table:table-cell office:value-type="float" office:value="92.81" calcext:value-type="float">
            <text:p>92,81</text:p>
          </table:table-cell>
          <table:table-cell office:value-type="float" office:value="94.3" calcext:value-type="float">
            <text:p>94,3</text:p>
          </table:table-cell>
          <table:table-cell office:value-type="float" office:value="93.01" calcext:value-type="float">
            <text:p>93,01</text:p>
          </table:table-cell>
          <table:table-cell office:value-type="float" office:value="92.31" calcext:value-type="float">
            <text:p>92,31</text:p>
          </table:table-cell>
          <table:table-cell office:value-type="float" office:value="92.1" calcext:value-type="float">
            <text:p>92,1</text:p>
          </table:table-cell>
        </table:table-row>
        <table:table-row table:style-name="ro1">
          <table:table-cell office:value-type="string" calcext:value-type="string">
            <text:p>uniform-linf,0.04,False</text:p>
          </table:table-cell>
          <table:table-cell office:value-type="float" office:value="89" calcext:value-type="float">
            <text:p>89</text:p>
          </table:table-cell>
          <table:table-cell office:value-type="float" office:value="93.19" calcext:value-type="float">
            <text:p>93,19</text:p>
          </table:table-cell>
          <table:table-cell office:value-type="float" office:value="94.1" calcext:value-type="float">
            <text:p>94,1</text:p>
          </table:table-cell>
          <table:table-cell office:value-type="float" office:value="93.98" calcext:value-type="float">
            <text:p>93,98</text:p>
          </table:table-cell>
          <table:table-cell office:value-type="float" office:value="93.42" calcext:value-type="float">
            <text:p>93,42</text:p>
          </table:table-cell>
          <table:table-cell office:value-type="float" office:value="93.82" calcext:value-type="float">
            <text:p>93,82</text:p>
          </table:table-cell>
          <table:table-cell office:value-type="float" office:value="92.77" calcext:value-type="float">
            <text:p>92,77</text:p>
          </table:table-cell>
          <table:table-cell office:value-type="float" office:value="93.89" calcext:value-type="float">
            <text:p>93,89</text:p>
          </table:table-cell>
          <table:table-cell office:value-type="float" office:value="92.81" calcext:value-type="float">
            <text:p>92,81</text:p>
          </table:table-cell>
          <table:table-cell office:value-type="float" office:value="93.82" calcext:value-type="float">
            <text:p>93,82</text:p>
          </table:table-cell>
          <table:table-cell office:value-type="float" office:value="92.97" calcext:value-type="float">
            <text:p>92,97</text:p>
          </table:table-cell>
          <table:table-cell office:value-type="float" office:value="89.98" calcext:value-type="float">
            <text:p>89,98</text:p>
          </table:table-cell>
          <table:table-cell office:value-type="float" office:value="89.94" calcext:value-type="float">
            <text:p>89,94</text:p>
          </table:table-cell>
        </table:table-row>
        <table:table-row table:style-name="ro1">
          <table:table-cell office:value-type="string" calcext:value-type="string">
            <text:p>uniform-linf,0.06,False</text:p>
          </table:table-cell>
          <table:table-cell office:value-type="float" office:value="82.04" calcext:value-type="float">
            <text:p>82,04</text:p>
          </table:table-cell>
          <table:table-cell office:value-type="float" office:value="89.1" calcext:value-type="float">
            <text:p>89,1</text:p>
          </table:table-cell>
          <table:table-cell office:value-type="float" office:value="93.01" calcext:value-type="float">
            <text:p>93,01</text:p>
          </table:table-cell>
          <table:table-cell office:value-type="float" office:value="92.55" calcext:value-type="float">
            <text:p>92,55</text:p>
          </table:table-cell>
          <table:table-cell office:value-type="float" office:value="93.07" calcext:value-type="float">
            <text:p>93,07</text:p>
          </table:table-cell>
          <table:table-cell office:value-type="float" office:value="93.03" calcext:value-type="float">
            <text:p>93,03</text:p>
          </table:table-cell>
          <table:table-cell office:value-type="float" office:value="92.99" calcext:value-type="float">
            <text:p>92,99</text:p>
          </table:table-cell>
          <table:table-cell office:value-type="float" office:value="91.98" calcext:value-type="float">
            <text:p>91,98</text:p>
          </table:table-cell>
          <table:table-cell office:value-type="float" office:value="92.93" calcext:value-type="float">
            <text:p>92,93</text:p>
          </table:table-cell>
          <table:table-cell office:value-type="float" office:value="91.21" calcext:value-type="float">
            <text:p>91,21</text:p>
          </table:table-cell>
          <table:table-cell office:value-type="float" office:value="93.29" calcext:value-type="float">
            <text:p>93,29</text:p>
          </table:table-cell>
          <table:table-cell office:value-type="float" office:value="84.64" calcext:value-type="float">
            <text:p>84,64</text:p>
          </table:table-cell>
          <table:table-cell office:value-type="float" office:value="83.81" calcext:value-type="float">
            <text:p>83,81</text:p>
          </table:table-cell>
        </table:table-row>
        <table:table-row table:style-name="ro1">
          <table:table-cell office:value-type="string" calcext:value-type="string">
            <text:p>uniform-linf,0.08,False</text:p>
          </table:table-cell>
          <table:table-cell office:value-type="float" office:value="72.68" calcext:value-type="float">
            <text:p>72,68</text:p>
          </table:table-cell>
          <table:table-cell office:value-type="float" office:value="80.73" calcext:value-type="float">
            <text:p>80,73</text:p>
          </table:table-cell>
          <table:table-cell office:value-type="float" office:value="89.97" calcext:value-type="float">
            <text:p>89,97</text:p>
          </table:table-cell>
          <table:table-cell office:value-type="float" office:value="89.39" calcext:value-type="float">
            <text:p>89,39</text:p>
          </table:table-cell>
          <table:table-cell office:value-type="float" office:value="91.61" calcext:value-type="float">
            <text:p>91,61</text:p>
          </table:table-cell>
          <table:table-cell office:value-type="float" office:value="89.33" calcext:value-type="float">
            <text:p>89,33</text:p>
          </table:table-cell>
          <table:table-cell office:value-type="float" office:value="92.82" calcext:value-type="float">
            <text:p>92,82</text:p>
          </table:table-cell>
          <table:table-cell office:value-type="float" office:value="86.45" calcext:value-type="float">
            <text:p>86,45</text:p>
          </table:table-cell>
          <table:table-cell office:value-type="float" office:value="92.5" calcext:value-type="float">
            <text:p>92,5</text:p>
          </table:table-cell>
          <table:table-cell office:value-type="float" office:value="84.93" calcext:value-type="float">
            <text:p>84,93</text:p>
          </table:table-cell>
          <table:table-cell office:value-type="float" office:value="92.98" calcext:value-type="float">
            <text:p>92,98</text:p>
          </table:table-cell>
          <table:table-cell office:value-type="float" office:value="78.46" calcext:value-type="float">
            <text:p>78,46</text:p>
          </table:table-cell>
          <table:table-cell office:value-type="float" office:value="75.43" calcext:value-type="float">
            <text:p>75,43</text:p>
          </table:table-cell>
        </table:table-row>
        <table:table-row table:style-name="ro1">
          <table:table-cell office:value-type="string" calcext:value-type="string">
            <text:p>uniform-linf,0.1,False</text:p>
          </table:table-cell>
          <table:table-cell office:value-type="float" office:value="60.35" calcext:value-type="float">
            <text:p>60,35</text:p>
          </table:table-cell>
          <table:table-cell office:value-type="float" office:value="69.05" calcext:value-type="float">
            <text:p>69,05</text:p>
          </table:table-cell>
          <table:table-cell office:value-type="float" office:value="83.8" calcext:value-type="float">
            <text:p>83,8</text:p>
          </table:table-cell>
          <table:table-cell office:value-type="float" office:value="83.74" calcext:value-type="float">
            <text:p>83,74</text:p>
          </table:table-cell>
          <table:table-cell office:value-type="float" office:value="90.12" calcext:value-type="float">
            <text:p>90,12</text:p>
          </table:table-cell>
          <table:table-cell office:value-type="float" office:value="82.29" calcext:value-type="float">
            <text:p>82,29</text:p>
          </table:table-cell>
          <table:table-cell office:value-type="float" office:value="91.73" calcext:value-type="float">
            <text:p>91,73</text:p>
          </table:table-cell>
          <table:table-cell office:value-type="float" office:value="77.4" calcext:value-type="float">
            <text:p>77,4</text:p>
          </table:table-cell>
          <table:table-cell office:value-type="float" office:value="91.72" calcext:value-type="float">
            <text:p>91,72</text:p>
          </table:table-cell>
          <table:table-cell office:value-type="float" office:value="73.55" calcext:value-type="float">
            <text:p>73,55</text:p>
          </table:table-cell>
          <table:table-cell office:value-type="float" office:value="91.46" calcext:value-type="float">
            <text:p>91,46</text:p>
          </table:table-cell>
          <table:table-cell office:value-type="float" office:value="69.93" calcext:value-type="float">
            <text:p>69,93</text:p>
          </table:table-cell>
          <table:table-cell office:value-type="float" office:value="65.23" calcext:value-type="float">
            <text:p>65,23</text:p>
          </table:table-cell>
        </table:table-row>
        <table:table-row table:style-name="ro1">
          <table:table-cell office:value-type="string" calcext:value-type="string">
            <text:p>uniform-linf,0.12,False</text:p>
          </table:table-cell>
          <table:table-cell office:value-type="float" office:value="48.09" calcext:value-type="float">
            <text:p>48,09</text:p>
          </table:table-cell>
          <table:table-cell office:value-type="float" office:value="56.14" calcext:value-type="float">
            <text:p>56,14</text:p>
          </table:table-cell>
          <table:table-cell office:value-type="float" office:value="74.02" calcext:value-type="float">
            <text:p>74,02</text:p>
          </table:table-cell>
          <table:table-cell office:value-type="float" office:value="73.64" calcext:value-type="float">
            <text:p>73,64</text:p>
          </table:table-cell>
          <table:table-cell office:value-type="float" office:value="86.35" calcext:value-type="float">
            <text:p>86,35</text:p>
          </table:table-cell>
          <table:table-cell office:value-type="float" office:value="71.73" calcext:value-type="float">
            <text:p>71,73</text:p>
          </table:table-cell>
          <table:table-cell office:value-type="float" office:value="89.53" calcext:value-type="float">
            <text:p>89,53</text:p>
          </table:table-cell>
          <table:table-cell office:value-type="float" office:value="65.54" calcext:value-type="float">
            <text:p>65,54</text:p>
          </table:table-cell>
          <table:table-cell office:value-type="float" office:value="89.56" calcext:value-type="float">
            <text:p>89,56</text:p>
          </table:table-cell>
          <table:table-cell office:value-type="float" office:value="58.55" calcext:value-type="float">
            <text:p>58,55</text:p>
          </table:table-cell>
          <table:table-cell office:value-type="float" office:value="87.68" calcext:value-type="float">
            <text:p>87,68</text:p>
          </table:table-cell>
          <table:table-cell office:value-type="float" office:value="59.58" calcext:value-type="float">
            <text:p>59,58</text:p>
          </table:table-cell>
          <table:table-cell office:value-type="float" office:value="54.25" calcext:value-type="float">
            <text:p>54,25</text:p>
          </table:table-cell>
        </table:table-row>
        <table:table-row table:style-name="ro1">
          <table:table-cell office:value-type="string" calcext:value-type="string">
            <text:p>uniform-linf,0.15,False</text:p>
          </table:table-cell>
          <table:table-cell office:value-type="float" office:value="33.11" calcext:value-type="float">
            <text:p>33,11</text:p>
          </table:table-cell>
          <table:table-cell office:value-type="float" office:value="37.55" calcext:value-type="float">
            <text:p>37,55</text:p>
          </table:table-cell>
          <table:table-cell office:value-type="float" office:value="53.37" calcext:value-type="float">
            <text:p>53,37</text:p>
          </table:table-cell>
          <table:table-cell office:value-type="float" office:value="55.3" calcext:value-type="float">
            <text:p>55,3</text:p>
          </table:table-cell>
          <table:table-cell office:value-type="float" office:value="78.67" calcext:value-type="float">
            <text:p>78,67</text:p>
          </table:table-cell>
          <table:table-cell office:value-type="float" office:value="50.58" calcext:value-type="float">
            <text:p>50,58</text:p>
          </table:table-cell>
          <table:table-cell office:value-type="float" office:value="82.92" calcext:value-type="float">
            <text:p>82,92</text:p>
          </table:table-cell>
          <table:table-cell office:value-type="float" office:value="45.47" calcext:value-type="float">
            <text:p>45,47</text:p>
          </table:table-cell>
          <table:table-cell office:value-type="float" office:value="81.49" calcext:value-type="float">
            <text:p>81,49</text:p>
          </table:table-cell>
          <table:table-cell office:value-type="float" office:value="36.68" calcext:value-type="float">
            <text:p>36,68</text:p>
          </table:table-cell>
          <table:table-cell office:value-type="float" office:value="76.25" calcext:value-type="float">
            <text:p>76,25</text:p>
          </table:table-cell>
          <table:table-cell office:value-type="float" office:value="45.44" calcext:value-type="float">
            <text:p>45,44</text:p>
          </table:table-cell>
          <table:table-cell office:value-type="float" office:value="39.38" calcext:value-type="float">
            <text:p>39,38</text:p>
          </table:table-cell>
        </table:table-row>
        <table:table-row table:style-name="ro1">
          <table:table-cell office:value-type="string" calcext:value-type="string">
            <text:p>uniform-l0.5,25000.0,False</text:p>
          </table:table-cell>
          <table:table-cell office:value-type="float" office:value="94.14" calcext:value-type="float">
            <text:p>94,14</text:p>
          </table:table-cell>
          <table:table-cell office:value-type="float" office:value="94.46" calcext:value-type="float">
            <text:p>94,46</text:p>
          </table:table-cell>
          <table:table-cell office:value-type="float" office:value="94" calcext:value-type="float">
            <text:p>94</text:p>
          </table:table-cell>
          <table:table-cell office:value-type="float" office:value="94.37" calcext:value-type="float">
            <text:p>94,37</text:p>
          </table:table-cell>
          <table:table-cell office:value-type="float" office:value="93.39" calcext:value-type="float">
            <text:p>93,39</text:p>
          </table:table-cell>
          <table:table-cell office:value-type="float" office:value="94.05" calcext:value-type="float">
            <text:p>94,05</text:p>
          </table:table-cell>
          <table:table-cell office:value-type="float" office:value="92.72" calcext:value-type="float">
            <text:p>92,72</text:p>
          </table:table-cell>
          <table:table-cell office:value-type="float" office:value="94.18" calcext:value-type="float">
            <text:p>94,18</text:p>
          </table:table-cell>
          <table:table-cell office:value-type="float" office:value="92.53" calcext:value-type="float">
            <text:p>92,53</text:p>
          </table:table-cell>
          <table:table-cell office:value-type="float" office:value="94.25" calcext:value-type="float">
            <text:p>94,25</text:p>
          </table:table-cell>
          <table:table-cell office:value-type="float" office:value="92.98" calcext:value-type="float">
            <text:p>92,98</text:p>
          </table:table-cell>
          <table:table-cell office:value-type="float" office:value="94.34" calcext:value-type="float">
            <text:p>94,34</text:p>
          </table:table-cell>
          <table:table-cell office:value-type="float" office:value="94.16" calcext:value-type="float">
            <text:p>94,16</text:p>
          </table:table-cell>
        </table:table-row>
        <table:table-row table:style-name="ro1">
          <table:table-cell office:value-type="string" calcext:value-type="string">
            <text:p>uniform-l0.5,50000.0,False</text:p>
          </table:table-cell>
          <table:table-cell office:value-type="float" office:value="92.87" calcext:value-type="float">
            <text:p>92,87</text:p>
          </table:table-cell>
          <table:table-cell office:value-type="float" office:value="94.12" calcext:value-type="float">
            <text:p>94,12</text:p>
          </table:table-cell>
          <table:table-cell office:value-type="float" office:value="94.01" calcext:value-type="float">
            <text:p>94,01</text:p>
          </table:table-cell>
          <table:table-cell office:value-type="float" office:value="94.33" calcext:value-type="float">
            <text:p>94,33</text:p>
          </table:table-cell>
          <table:table-cell office:value-type="float" office:value="93.43" calcext:value-type="float">
            <text:p>93,43</text:p>
          </table:table-cell>
          <table:table-cell office:value-type="float" office:value="94.09" calcext:value-type="float">
            <text:p>94,09</text:p>
          </table:table-cell>
          <table:table-cell office:value-type="float" office:value="92.76" calcext:value-type="float">
            <text:p>92,76</text:p>
          </table:table-cell>
          <table:table-cell office:value-type="float" office:value="94.14" calcext:value-type="float">
            <text:p>94,14</text:p>
          </table:table-cell>
          <table:table-cell office:value-type="float" office:value="92.51" calcext:value-type="float">
            <text:p>92,51</text:p>
          </table:table-cell>
          <table:table-cell office:value-type="float" office:value="94.45" calcext:value-type="float">
            <text:p>94,45</text:p>
          </table:table-cell>
          <table:table-cell office:value-type="float" office:value="92.95" calcext:value-type="float">
            <text:p>92,95</text:p>
          </table:table-cell>
          <table:table-cell office:value-type="float" office:value="93.39" calcext:value-type="float">
            <text:p>93,39</text:p>
          </table:table-cell>
          <table:table-cell office:value-type="float" office:value="93.51" calcext:value-type="float">
            <text:p>93,51</text:p>
          </table:table-cell>
        </table:table-row>
        <table:table-row table:style-name="ro1">
          <table:table-cell office:value-type="string" calcext:value-type="string">
            <text:p>uniform-l0.5,75000.0,False</text:p>
          </table:table-cell>
          <table:table-cell office:value-type="float" office:value="90.77" calcext:value-type="float">
            <text:p>90,77</text:p>
          </table:table-cell>
          <table:table-cell office:value-type="float" office:value="93.46" calcext:value-type="float">
            <text:p>93,46</text:p>
          </table:table-cell>
          <table:table-cell office:value-type="float" office:value="93.96" calcext:value-type="float">
            <text:p>93,96</text:p>
          </table:table-cell>
          <table:table-cell office:value-type="float" office:value="93.89" calcext:value-type="float">
            <text:p>93,89</text:p>
          </table:table-cell>
          <table:table-cell office:value-type="float" office:value="93.21" calcext:value-type="float">
            <text:p>93,21</text:p>
          </table:table-cell>
          <table:table-cell office:value-type="float" office:value="93.8" calcext:value-type="float">
            <text:p>93,8</text:p>
          </table:table-cell>
          <table:table-cell office:value-type="float" office:value="92.89" calcext:value-type="float">
            <text:p>92,89</text:p>
          </table:table-cell>
          <table:table-cell office:value-type="float" office:value="93.91" calcext:value-type="float">
            <text:p>93,91</text:p>
          </table:table-cell>
          <table:table-cell office:value-type="float" office:value="92.72" calcext:value-type="float">
            <text:p>92,72</text:p>
          </table:table-cell>
          <table:table-cell office:value-type="float" office:value="93.74" calcext:value-type="float">
            <text:p>93,74</text:p>
          </table:table-cell>
          <table:table-cell office:value-type="float" office:value="92.88" calcext:value-type="float">
            <text:p>92,88</text:p>
          </table:table-cell>
          <table:table-cell office:value-type="float" office:value="92.17" calcext:value-type="float">
            <text:p>92,17</text:p>
          </table:table-cell>
          <table:table-cell office:value-type="float" office:value="92.41" calcext:value-type="float">
            <text:p>92,41</text:p>
          </table:table-cell>
        </table:table-row>
        <table:table-row table:style-name="ro1">
          <table:table-cell office:value-type="string" calcext:value-type="string">
            <text:p>uniform-l0.5,100000.0,False</text:p>
          </table:table-cell>
          <table:table-cell office:value-type="float" office:value="87.79" calcext:value-type="float">
            <text:p>87,79</text:p>
          </table:table-cell>
          <table:table-cell office:value-type="float" office:value="91.88" calcext:value-type="float">
            <text:p>91,88</text:p>
          </table:table-cell>
          <table:table-cell office:value-type="float" office:value="93.64" calcext:value-type="float">
            <text:p>93,64</text:p>
          </table:table-cell>
          <table:table-cell office:value-type="float" office:value="93.39" calcext:value-type="float">
            <text:p>93,39</text:p>
          </table:table-cell>
          <table:table-cell office:value-type="float" office:value="93.22" calcext:value-type="float">
            <text:p>93,22</text:p>
          </table:table-cell>
          <table:table-cell office:value-type="float" office:value="93.65" calcext:value-type="float">
            <text:p>93,65</text:p>
          </table:table-cell>
          <table:table-cell office:value-type="float" office:value="92.71" calcext:value-type="float">
            <text:p>92,71</text:p>
          </table:table-cell>
          <table:table-cell office:value-type="float" office:value="93.3" calcext:value-type="float">
            <text:p>93,3</text:p>
          </table:table-cell>
          <table:table-cell office:value-type="float" office:value="92.82" calcext:value-type="float">
            <text:p>92,82</text:p>
          </table:table-cell>
          <table:table-cell office:value-type="float" office:value="93.04" calcext:value-type="float">
            <text:p>93,04</text:p>
          </table:table-cell>
          <table:table-cell office:value-type="float" office:value="93.26" calcext:value-type="float">
            <text:p>93,26</text:p>
          </table:table-cell>
          <table:table-cell office:value-type="float" office:value="90.72" calcext:value-type="float">
            <text:p>90,72</text:p>
          </table:table-cell>
          <table:table-cell office:value-type="float" office:value="90.31" calcext:value-type="float">
            <text:p>90,31</text:p>
          </table:table-cell>
        </table:table-row>
        <table:table-row table:style-name="ro1">
          <table:table-cell office:value-type="string" calcext:value-type="string">
            <text:p>uniform-l0.5,150000.0,False</text:p>
          </table:table-cell>
          <table:table-cell office:value-type="float" office:value="79.84" calcext:value-type="float">
            <text:p>79,84</text:p>
          </table:table-cell>
          <table:table-cell office:value-type="float" office:value="85.89" calcext:value-type="float">
            <text:p>85,89</text:p>
          </table:table-cell>
          <table:table-cell office:value-type="float" office:value="91.51" calcext:value-type="float">
            <text:p>91,51</text:p>
          </table:table-cell>
          <table:table-cell office:value-type="float" office:value="91.32" calcext:value-type="float">
            <text:p>91,32</text:p>
          </table:table-cell>
          <table:table-cell office:value-type="float" office:value="92.96" calcext:value-type="float">
            <text:p>92,96</text:p>
          </table:table-cell>
          <table:table-cell office:value-type="float" office:value="91.37" calcext:value-type="float">
            <text:p>91,37</text:p>
          </table:table-cell>
          <table:table-cell office:value-type="float" office:value="92.52" calcext:value-type="float">
            <text:p>92,52</text:p>
          </table:table-cell>
          <table:table-cell office:value-type="float" office:value="89.55" calcext:value-type="float">
            <text:p>89,55</text:p>
          </table:table-cell>
          <table:table-cell office:value-type="float" office:value="92.47" calcext:value-type="float">
            <text:p>92,47</text:p>
          </table:table-cell>
          <table:table-cell office:value-type="float" office:value="89" calcext:value-type="float">
            <text:p>89</text:p>
          </table:table-cell>
          <table:table-cell office:value-type="float" office:value="92.83" calcext:value-type="float">
            <text:p>92,83</text:p>
          </table:table-cell>
          <table:table-cell office:value-type="float" office:value="87.54" calcext:value-type="float">
            <text:p>87,54</text:p>
          </table:table-cell>
          <table:table-cell office:value-type="float" office:value="86.67" calcext:value-type="float">
            <text:p>86,67</text:p>
          </table:table-cell>
        </table:table-row>
        <table:table-row table:style-name="ro1">
          <table:table-cell office:value-type="string" calcext:value-type="string">
            <text:p>uniform-l0.5,200000.0,False</text:p>
          </table:table-cell>
          <table:table-cell office:value-type="float" office:value="69.02" calcext:value-type="float">
            <text:p>69,02</text:p>
          </table:table-cell>
          <table:table-cell office:value-type="float" office:value="76.33" calcext:value-type="float">
            <text:p>76,33</text:p>
          </table:table-cell>
          <table:table-cell office:value-type="float" office:value="86.68" calcext:value-type="float">
            <text:p>86,68</text:p>
          </table:table-cell>
          <table:table-cell office:value-type="float" office:value="87.4" calcext:value-type="float">
            <text:p>87,4</text:p>
          </table:table-cell>
          <table:table-cell office:value-type="float" office:value="92.31" calcext:value-type="float">
            <text:p>92,31</text:p>
          </table:table-cell>
          <table:table-cell office:value-type="float" office:value="86.26" calcext:value-type="float">
            <text:p>86,26</text:p>
          </table:table-cell>
          <table:table-cell office:value-type="float" office:value="91.85" calcext:value-type="float">
            <text:p>91,85</text:p>
          </table:table-cell>
          <table:table-cell office:value-type="float" office:value="82.13" calcext:value-type="float">
            <text:p>82,13</text:p>
          </table:table-cell>
          <table:table-cell office:value-type="float" office:value="91.92" calcext:value-type="float">
            <text:p>91,92</text:p>
          </table:table-cell>
          <table:table-cell office:value-type="float" office:value="79.92" calcext:value-type="float">
            <text:p>79,92</text:p>
          </table:table-cell>
          <table:table-cell office:value-type="float" office:value="91.29" calcext:value-type="float">
            <text:p>91,29</text:p>
          </table:table-cell>
          <table:table-cell office:value-type="float" office:value="83.35" calcext:value-type="float">
            <text:p>83,35</text:p>
          </table:table-cell>
          <table:table-cell office:value-type="float" office:value="82.07" calcext:value-type="float">
            <text:p>82,07</text:p>
          </table:table-cell>
        </table:table-row>
        <table:table-row table:style-name="ro1">
          <table:table-cell office:value-type="string" calcext:value-type="string">
            <text:p>uniform-l0.5,250000.0,False</text:p>
          </table:table-cell>
          <table:table-cell office:value-type="float" office:value="56.67" calcext:value-type="float">
            <text:p>56,67</text:p>
          </table:table-cell>
          <table:table-cell office:value-type="float" office:value="63.6" calcext:value-type="float">
            <text:p>63,6</text:p>
          </table:table-cell>
          <table:table-cell office:value-type="float" office:value="78.47" calcext:value-type="float">
            <text:p>78,47</text:p>
          </table:table-cell>
          <table:table-cell office:value-type="float" office:value="79.94" calcext:value-type="float">
            <text:p>79,94</text:p>
          </table:table-cell>
          <table:table-cell office:value-type="float" office:value="91.33" calcext:value-type="float">
            <text:p>91,33</text:p>
          </table:table-cell>
          <table:table-cell office:value-type="float" office:value="77.73" calcext:value-type="float">
            <text:p>77,73</text:p>
          </table:table-cell>
          <table:table-cell office:value-type="float" office:value="90.13" calcext:value-type="float">
            <text:p>90,13</text:p>
          </table:table-cell>
          <table:table-cell office:value-type="float" office:value="71.76" calcext:value-type="float">
            <text:p>71,76</text:p>
          </table:table-cell>
          <table:table-cell office:value-type="float" office:value="89.18" calcext:value-type="float">
            <text:p>89,18</text:p>
          </table:table-cell>
          <table:table-cell office:value-type="float" office:value="66.94" calcext:value-type="float">
            <text:p>66,94</text:p>
          </table:table-cell>
          <table:table-cell office:value-type="float" office:value="88.13" calcext:value-type="float">
            <text:p>88,13</text:p>
          </table:table-cell>
          <table:table-cell office:value-type="float" office:value="79.4" calcext:value-type="float">
            <text:p>79,4</text:p>
          </table:table-cell>
          <table:table-cell office:value-type="float" office:value="77.85" calcext:value-type="float">
            <text:p>77,85</text:p>
          </table:table-cell>
        </table:table-row>
        <table:table-row table:style-name="ro1">
          <table:table-cell office:value-type="string" calcext:value-type="string">
            <text:p>uniform-l0.5,300000.0,False</text:p>
          </table:table-cell>
          <table:table-cell office:value-type="float" office:value="44.33" calcext:value-type="float">
            <text:p>44,33</text:p>
          </table:table-cell>
          <table:table-cell office:value-type="float" office:value="51" calcext:value-type="float">
            <text:p>51</text:p>
          </table:table-cell>
          <table:table-cell office:value-type="float" office:value="67.64" calcext:value-type="float">
            <text:p>67,64</text:p>
          </table:table-cell>
          <table:table-cell office:value-type="float" office:value="70.12" calcext:value-type="float">
            <text:p>70,12</text:p>
          </table:table-cell>
          <table:table-cell office:value-type="float" office:value="89.57" calcext:value-type="float">
            <text:p>89,57</text:p>
          </table:table-cell>
          <table:table-cell office:value-type="float" office:value="65.83" calcext:value-type="float">
            <text:p>65,83</text:p>
          </table:table-cell>
          <table:table-cell office:value-type="float" office:value="86.64" calcext:value-type="float">
            <text:p>86,64</text:p>
          </table:table-cell>
          <table:table-cell office:value-type="float" office:value="59.13" calcext:value-type="float">
            <text:p>59,13</text:p>
          </table:table-cell>
          <table:table-cell office:value-type="float" office:value="85.57" calcext:value-type="float">
            <text:p>85,57</text:p>
          </table:table-cell>
          <table:table-cell office:value-type="float" office:value="51.27" calcext:value-type="float">
            <text:p>51,27</text:p>
          </table:table-cell>
          <table:table-cell office:value-type="float" office:value="82.31" calcext:value-type="float">
            <text:p>82,31</text:p>
          </table:table-cell>
          <table:table-cell office:value-type="float" office:value="75.13" calcext:value-type="float">
            <text:p>75,13</text:p>
          </table:table-cell>
          <table:table-cell office:value-type="float" office:value="73.48" calcext:value-type="float">
            <text:p>73,48</text:p>
          </table:table-cell>
        </table:table-row>
        <table:table-row table:style-name="ro1">
          <table:table-cell office:value-type="string" calcext:value-type="string">
            <text:p>uniform-l0.5,350000.0,False</text:p>
          </table:table-cell>
          <table:table-cell office:value-type="float" office:value="34.99" calcext:value-type="float">
            <text:p>34,99</text:p>
          </table:table-cell>
          <table:table-cell office:value-type="float" office:value="39.88" calcext:value-type="float">
            <text:p>39,88</text:p>
          </table:table-cell>
          <table:table-cell office:value-type="float" office:value="54.74" calcext:value-type="float">
            <text:p>54,74</text:p>
          </table:table-cell>
          <table:table-cell office:value-type="float" office:value="59.42" calcext:value-type="float">
            <text:p>59,42</text:p>
          </table:table-cell>
          <table:table-cell office:value-type="float" office:value="87.59" calcext:value-type="float">
            <text:p>87,59</text:p>
          </table:table-cell>
          <table:table-cell office:value-type="float" office:value="53.01" calcext:value-type="float">
            <text:p>53,01</text:p>
          </table:table-cell>
          <table:table-cell office:value-type="float" office:value="81.63" calcext:value-type="float">
            <text:p>81,63</text:p>
          </table:table-cell>
          <table:table-cell office:value-type="float" office:value="47.63" calcext:value-type="float">
            <text:p>47,63</text:p>
          </table:table-cell>
          <table:table-cell office:value-type="float" office:value="79.05" calcext:value-type="float">
            <text:p>79,05</text:p>
          </table:table-cell>
          <table:table-cell office:value-type="float" office:value="38.94" calcext:value-type="float">
            <text:p>38,94</text:p>
          </table:table-cell>
          <table:table-cell office:value-type="float" office:value="74.43" calcext:value-type="float">
            <text:p>74,43</text:p>
          </table:table-cell>
          <table:table-cell office:value-type="float" office:value="70.19" calcext:value-type="float">
            <text:p>70,19</text:p>
          </table:table-cell>
          <table:table-cell office:value-type="float" office:value="68.49" calcext:value-type="float">
            <text:p>68,49</text:p>
          </table:table-cell>
        </table:table-row>
        <table:table-row table:style-name="ro1">
          <table:table-cell office:value-type="string" calcext:value-type="string">
            <text:p>uniform-l0.5,400000.0,False</text:p>
          </table:table-cell>
          <table:table-cell office:value-type="float" office:value="27.68" calcext:value-type="float">
            <text:p>27,68</text:p>
          </table:table-cell>
          <table:table-cell office:value-type="float" office:value="31.59" calcext:value-type="float">
            <text:p>31,59</text:p>
          </table:table-cell>
          <table:table-cell office:value-type="float" office:value="42.25" calcext:value-type="float">
            <text:p>42,25</text:p>
          </table:table-cell>
          <table:table-cell office:value-type="float" office:value="47.84" calcext:value-type="float">
            <text:p>47,84</text:p>
          </table:table-cell>
          <table:table-cell office:value-type="float" office:value="84.11" calcext:value-type="float">
            <text:p>84,11</text:p>
          </table:table-cell>
          <table:table-cell office:value-type="float" office:value="42.05" calcext:value-type="float">
            <text:p>42,05</text:p>
          </table:table-cell>
          <table:table-cell office:value-type="float" office:value="74.62" calcext:value-type="float">
            <text:p>74,62</text:p>
          </table:table-cell>
          <table:table-cell office:value-type="float" office:value="39.15" calcext:value-type="float">
            <text:p>39,15</text:p>
          </table:table-cell>
          <table:table-cell office:value-type="float" office:value="71.53" calcext:value-type="float">
            <text:p>71,53</text:p>
          </table:table-cell>
          <table:table-cell office:value-type="float" office:value="30.17" calcext:value-type="float">
            <text:p>30,17</text:p>
          </table:table-cell>
          <table:table-cell office:value-type="float" office:value="64.15" calcext:value-type="float">
            <text:p>64,15</text:p>
          </table:table-cell>
          <table:table-cell office:value-type="float" office:value="65.38" calcext:value-type="float">
            <text:p>65,38</text:p>
          </table:table-cell>
          <table:table-cell office:value-type="float" office:value="64.17" calcext:value-type="float">
            <text:p>64,17</text:p>
          </table:table-cell>
        </table:table-row>
        <table:table-row table:style-name="ro1">
          <table:table-cell office:value-type="string" calcext:value-type="string">
            <text:p>uniform-l1,12.5,False</text:p>
          </table:table-cell>
          <table:table-cell office:value-type="float" office:value="94.28" calcext:value-type="float">
            <text:p>94,28</text:p>
          </table:table-cell>
          <table:table-cell office:value-type="float" office:value="94.44" calcext:value-type="float">
            <text:p>94,44</text:p>
          </table:table-cell>
          <table:table-cell office:value-type="float" office:value="93.99" calcext:value-type="float">
            <text:p>93,99</text:p>
          </table:table-cell>
          <table:table-cell office:value-type="float" office:value="94.32" calcext:value-type="float">
            <text:p>94,32</text:p>
          </table:table-cell>
          <table:table-cell office:value-type="float" office:value="93.36" calcext:value-type="float">
            <text:p>93,36</text:p>
          </table:table-cell>
          <table:table-cell office:value-type="float" office:value="94.07" calcext:value-type="float">
            <text:p>94,07</text:p>
          </table:table-cell>
          <table:table-cell office:value-type="float" office:value="92.72" calcext:value-type="float">
            <text:p>92,72</text:p>
          </table:table-cell>
          <table:table-cell office:value-type="float" office:value="94.32" calcext:value-type="float">
            <text:p>94,32</text:p>
          </table:table-cell>
          <table:table-cell office:value-type="float" office:value="92.44" calcext:value-type="float">
            <text:p>92,44</text:p>
          </table:table-cell>
          <table:table-cell office:value-type="float" office:value="94.36" calcext:value-type="float">
            <text:p>94,36</text:p>
          </table:table-cell>
          <table:table-cell office:value-type="float" office:value="92.91" calcext:value-type="float">
            <text:p>92,91</text:p>
          </table:table-cell>
          <table:table-cell office:value-type="float" office:value="94.26" calcext:value-type="float">
            <text:p>94,26</text:p>
          </table:table-cell>
          <table:table-cell office:value-type="float" office:value="94.31" calcext:value-type="float">
            <text:p>94,31</text:p>
          </table:table-cell>
        </table:table-row>
        <table:table-row table:style-name="ro1">
          <table:table-cell office:value-type="string" calcext:value-type="string">
            <text:p>uniform-l1,25.0,False</text:p>
          </table:table-cell>
          <table:table-cell office:value-type="float" office:value="93.36" calcext:value-type="float">
            <text:p>93,36</text:p>
          </table:table-cell>
          <table:table-cell office:value-type="float" office:value="94.2" calcext:value-type="float">
            <text:p>94,2</text:p>
          </table:table-cell>
          <table:table-cell office:value-type="float" office:value="93.97" calcext:value-type="float">
            <text:p>93,97</text:p>
          </table:table-cell>
          <table:table-cell office:value-type="float" office:value="94.17" calcext:value-type="float">
            <text:p>94,17</text:p>
          </table:table-cell>
          <table:table-cell office:value-type="float" office:value="93.37" calcext:value-type="float">
            <text:p>93,37</text:p>
          </table:table-cell>
          <table:table-cell office:value-type="float" office:value="93.96" calcext:value-type="float">
            <text:p>93,96</text:p>
          </table:table-cell>
          <table:table-cell office:value-type="float" office:value="92.74" calcext:value-type="float">
            <text:p>92,74</text:p>
          </table:table-cell>
          <table:table-cell office:value-type="float" office:value="94.2" calcext:value-type="float">
            <text:p>94,2</text:p>
          </table:table-cell>
          <table:table-cell office:value-type="float" office:value="92.56" calcext:value-type="float">
            <text:p>92,56</text:p>
          </table:table-cell>
          <table:table-cell office:value-type="float" office:value="94.23" calcext:value-type="float">
            <text:p>94,23</text:p>
          </table:table-cell>
          <table:table-cell office:value-type="float" office:value="92.94" calcext:value-type="float">
            <text:p>92,94</text:p>
          </table:table-cell>
          <table:table-cell office:value-type="float" office:value="93.52" calcext:value-type="float">
            <text:p>93,52</text:p>
          </table:table-cell>
          <table:table-cell office:value-type="float" office:value="93.73" calcext:value-type="float">
            <text:p>93,73</text:p>
          </table:table-cell>
        </table:table-row>
        <table:table-row table:style-name="ro1">
          <table:table-cell office:value-type="string" calcext:value-type="string">
            <text:p>uniform-l1,37.5,False</text:p>
          </table:table-cell>
          <table:table-cell office:value-type="float" office:value="91.56" calcext:value-type="float">
            <text:p>91,56</text:p>
          </table:table-cell>
          <table:table-cell office:value-type="float" office:value="93.95" calcext:value-type="float">
            <text:p>93,95</text:p>
          </table:table-cell>
          <table:table-cell office:value-type="float" office:value="93.98" calcext:value-type="float">
            <text:p>93,98</text:p>
          </table:table-cell>
          <table:table-cell office:value-type="float" office:value="94.15" calcext:value-type="float">
            <text:p>94,15</text:p>
          </table:table-cell>
          <table:table-cell office:value-type="float" office:value="93.32" calcext:value-type="float">
            <text:p>93,32</text:p>
          </table:table-cell>
          <table:table-cell office:value-type="float" office:value="94.12" calcext:value-type="float">
            <text:p>94,12</text:p>
          </table:table-cell>
          <table:table-cell office:value-type="float" office:value="92.65" calcext:value-type="float">
            <text:p>92,65</text:p>
          </table:table-cell>
          <table:table-cell office:value-type="float" office:value="94.1" calcext:value-type="float">
            <text:p>94,1</text:p>
          </table:table-cell>
          <table:table-cell office:value-type="float" office:value="92.7" calcext:value-type="float">
            <text:p>92,7</text:p>
          </table:table-cell>
          <table:table-cell office:value-type="float" office:value="94.12" calcext:value-type="float">
            <text:p>94,12</text:p>
          </table:table-cell>
          <table:table-cell office:value-type="float" office:value="93.03" calcext:value-type="float">
            <text:p>93,03</text:p>
          </table:table-cell>
          <table:table-cell office:value-type="float" office:value="92.37" calcext:value-type="float">
            <text:p>92,37</text:p>
          </table:table-cell>
          <table:table-cell office:value-type="float" office:value="92.51" calcext:value-type="float">
            <text:p>92,51</text:p>
          </table:table-cell>
        </table:table-row>
        <table:table-row table:style-name="ro1">
          <table:table-cell office:value-type="string" calcext:value-type="string">
            <text:p>uniform-l1,50.0,False</text:p>
          </table:table-cell>
          <table:table-cell office:value-type="float" office:value="89.69" calcext:value-type="float">
            <text:p>89,69</text:p>
          </table:table-cell>
          <table:table-cell office:value-type="float" office:value="93.03" calcext:value-type="float">
            <text:p>93,03</text:p>
          </table:table-cell>
          <table:table-cell office:value-type="float" office:value="93.92" calcext:value-type="float">
            <text:p>93,92</text:p>
          </table:table-cell>
          <table:table-cell office:value-type="float" office:value="93.94" calcext:value-type="float">
            <text:p>93,94</text:p>
          </table:table-cell>
          <table:table-cell office:value-type="float" office:value="93.22" calcext:value-type="float">
            <text:p>93,22</text:p>
          </table:table-cell>
          <table:table-cell office:value-type="float" office:value="93.99" calcext:value-type="float">
            <text:p>93,99</text:p>
          </table:table-cell>
          <table:table-cell office:value-type="float" office:value="93.06" calcext:value-type="float">
            <text:p>93,06</text:p>
          </table:table-cell>
          <table:table-cell office:value-type="float" office:value="93.94" calcext:value-type="float">
            <text:p>93,94</text:p>
          </table:table-cell>
          <table:table-cell office:value-type="float" office:value="92.73" calcext:value-type="float">
            <text:p>92,73</text:p>
          </table:table-cell>
          <table:table-cell office:value-type="float" office:value="93.68" calcext:value-type="float">
            <text:p>93,68</text:p>
          </table:table-cell>
          <table:table-cell office:value-type="float" office:value="92.97" calcext:value-type="float">
            <text:p>92,97</text:p>
          </table:table-cell>
          <table:table-cell office:value-type="float" office:value="90.67" calcext:value-type="float">
            <text:p>90,67</text:p>
          </table:table-cell>
          <table:table-cell office:value-type="float" office:value="90.86" calcext:value-type="float">
            <text:p>90,86</text:p>
          </table:table-cell>
        </table:table-row>
        <table:table-row table:style-name="ro1">
          <table:table-cell office:value-type="string" calcext:value-type="string">
            <text:p>uniform-l1,75.0,False</text:p>
          </table:table-cell>
          <table:table-cell office:value-type="float" office:value="82.72" calcext:value-type="float">
            <text:p>82,72</text:p>
          </table:table-cell>
          <table:table-cell office:value-type="float" office:value="89.09" calcext:value-type="float">
            <text:p>89,09</text:p>
          </table:table-cell>
          <table:table-cell office:value-type="float" office:value="93.05" calcext:value-type="float">
            <text:p>93,05</text:p>
          </table:table-cell>
          <table:table-cell office:value-type="float" office:value="92.82" calcext:value-type="float">
            <text:p>92,82</text:p>
          </table:table-cell>
          <table:table-cell office:value-type="float" office:value="93.25" calcext:value-type="float">
            <text:p>93,25</text:p>
          </table:table-cell>
          <table:table-cell office:value-type="float" office:value="93.01" calcext:value-type="float">
            <text:p>93,01</text:p>
          </table:table-cell>
          <table:table-cell office:value-type="float" office:value="92.89" calcext:value-type="float">
            <text:p>92,89</text:p>
          </table:table-cell>
          <table:table-cell office:value-type="float" office:value="92.14" calcext:value-type="float">
            <text:p>92,14</text:p>
          </table:table-cell>
          <table:table-cell office:value-type="float" office:value="92.82" calcext:value-type="float">
            <text:p>92,82</text:p>
          </table:table-cell>
          <table:table-cell office:value-type="float" office:value="91.18" calcext:value-type="float">
            <text:p>91,18</text:p>
          </table:table-cell>
          <table:table-cell office:value-type="float" office:value="93.14" calcext:value-type="float">
            <text:p>93,14</text:p>
          </table:table-cell>
          <table:table-cell office:value-type="float" office:value="87.14" calcext:value-type="float">
            <text:p>87,14</text:p>
          </table:table-cell>
          <table:table-cell office:value-type="float" office:value="86.02" calcext:value-type="float">
            <text:p>86,02</text:p>
          </table:table-cell>
        </table:table-row>
        <table:table-row table:style-name="ro1">
          <table:table-cell office:value-type="string" calcext:value-type="string">
            <text:p>uniform-l1,100.0,False</text:p>
          </table:table-cell>
          <table:table-cell office:value-type="float" office:value="74.15" calcext:value-type="float">
            <text:p>74,15</text:p>
          </table:table-cell>
          <table:table-cell office:value-type="float" office:value="82.04" calcext:value-type="float">
            <text:p>82,04</text:p>
          </table:table-cell>
          <table:table-cell office:value-type="float" office:value="90.28" calcext:value-type="float">
            <text:p>90,28</text:p>
          </table:table-cell>
          <table:table-cell office:value-type="float" office:value="89.98" calcext:value-type="float">
            <text:p>89,98</text:p>
          </table:table-cell>
          <table:table-cell office:value-type="float" office:value="92.73" calcext:value-type="float">
            <text:p>92,73</text:p>
          </table:table-cell>
          <table:table-cell office:value-type="float" office:value="90.02" calcext:value-type="float">
            <text:p>90,02</text:p>
          </table:table-cell>
          <table:table-cell office:value-type="float" office:value="92.62" calcext:value-type="float">
            <text:p>92,62</text:p>
          </table:table-cell>
          <table:table-cell office:value-type="float" office:value="87.04" calcext:value-type="float">
            <text:p>87,04</text:p>
          </table:table-cell>
          <table:table-cell office:value-type="float" office:value="92.55" calcext:value-type="float">
            <text:p>92,55</text:p>
          </table:table-cell>
          <table:table-cell office:value-type="float" office:value="85.58" calcext:value-type="float">
            <text:p>85,58</text:p>
          </table:table-cell>
          <table:table-cell office:value-type="float" office:value="92.83" calcext:value-type="float">
            <text:p>92,83</text:p>
          </table:table-cell>
          <table:table-cell office:value-type="float" office:value="82.43" calcext:value-type="float">
            <text:p>82,43</text:p>
          </table:table-cell>
          <table:table-cell office:value-type="float" office:value="80.45" calcext:value-type="float">
            <text:p>80,45</text:p>
          </table:table-cell>
        </table:table-row>
        <table:table-row table:style-name="ro1">
          <table:table-cell office:value-type="string" calcext:value-type="string">
            <text:p>uniform-l1,125.0,False</text:p>
          </table:table-cell>
          <table:table-cell office:value-type="float" office:value="64.02" calcext:value-type="float">
            <text:p>64,02</text:p>
          </table:table-cell>
          <table:table-cell office:value-type="float" office:value="71.82" calcext:value-type="float">
            <text:p>71,82</text:p>
          </table:table-cell>
          <table:table-cell office:value-type="float" office:value="84.58" calcext:value-type="float">
            <text:p>84,58</text:p>
          </table:table-cell>
          <table:table-cell office:value-type="float" office:value="85.08" calcext:value-type="float">
            <text:p>85,08</text:p>
          </table:table-cell>
          <table:table-cell office:value-type="float" office:value="91.22" calcext:value-type="float">
            <text:p>91,22</text:p>
          </table:table-cell>
          <table:table-cell office:value-type="float" office:value="83.37" calcext:value-type="float">
            <text:p>83,37</text:p>
          </table:table-cell>
          <table:table-cell office:value-type="float" office:value="91.88" calcext:value-type="float">
            <text:p>91,88</text:p>
          </table:table-cell>
          <table:table-cell office:value-type="float" office:value="79.04" calcext:value-type="float">
            <text:p>79,04</text:p>
          </table:table-cell>
          <table:table-cell office:value-type="float" office:value="91.49" calcext:value-type="float">
            <text:p>91,49</text:p>
          </table:table-cell>
          <table:table-cell office:value-type="float" office:value="75.63" calcext:value-type="float">
            <text:p>75,63</text:p>
          </table:table-cell>
          <table:table-cell office:value-type="float" office:value="91.42" calcext:value-type="float">
            <text:p>91,42</text:p>
          </table:table-cell>
          <table:table-cell office:value-type="float" office:value="76.56" calcext:value-type="float">
            <text:p>76,56</text:p>
          </table:table-cell>
          <table:table-cell office:value-type="float" office:value="74.23" calcext:value-type="float">
            <text:p>74,23</text:p>
          </table:table-cell>
        </table:table-row>
        <table:table-row table:style-name="ro1">
          <table:table-cell office:value-type="string" calcext:value-type="string">
            <text:p>uniform-l1,150.0,False</text:p>
          </table:table-cell>
          <table:table-cell office:value-type="float" office:value="52.32" calcext:value-type="float">
            <text:p>52,32</text:p>
          </table:table-cell>
          <table:table-cell office:value-type="float" office:value="59.59" calcext:value-type="float">
            <text:p>59,59</text:p>
          </table:table-cell>
          <table:table-cell office:value-type="float" office:value="76.33" calcext:value-type="float">
            <text:p>76,33</text:p>
          </table:table-cell>
          <table:table-cell office:value-type="float" office:value="77.36" calcext:value-type="float">
            <text:p>77,36</text:p>
          </table:table-cell>
          <table:table-cell office:value-type="float" office:value="89.42" calcext:value-type="float">
            <text:p>89,42</text:p>
          </table:table-cell>
          <table:table-cell office:value-type="float" office:value="74.55" calcext:value-type="float">
            <text:p>74,55</text:p>
          </table:table-cell>
          <table:table-cell office:value-type="float" office:value="90.24" calcext:value-type="float">
            <text:p>90,24</text:p>
          </table:table-cell>
          <table:table-cell office:value-type="float" office:value="68.35" calcext:value-type="float">
            <text:p>68,35</text:p>
          </table:table-cell>
          <table:table-cell office:value-type="float" office:value="89.64" calcext:value-type="float">
            <text:p>89,64</text:p>
          </table:table-cell>
          <table:table-cell office:value-type="float" office:value="61.74" calcext:value-type="float">
            <text:p>61,74</text:p>
          </table:table-cell>
          <table:table-cell office:value-type="float" office:value="88.69" calcext:value-type="float">
            <text:p>88,69</text:p>
          </table:table-cell>
          <table:table-cell office:value-type="float" office:value="70.57" calcext:value-type="float">
            <text:p>70,57</text:p>
          </table:table-cell>
          <table:table-cell office:value-type="float" office:value="67.67" calcext:value-type="float">
            <text:p>67,67</text:p>
          </table:table-cell>
        </table:table-row>
        <table:table-row table:style-name="ro1">
          <table:table-cell office:value-type="string" calcext:value-type="string">
            <text:p>uniform-l1,175.0,False</text:p>
          </table:table-cell>
          <table:table-cell office:value-type="float" office:value="41.19" calcext:value-type="float">
            <text:p>41,19</text:p>
          </table:table-cell>
          <table:table-cell office:value-type="float" office:value="47.45" calcext:value-type="float">
            <text:p>47,45</text:p>
          </table:table-cell>
          <table:table-cell office:value-type="float" office:value="64.63" calcext:value-type="float">
            <text:p>64,63</text:p>
          </table:table-cell>
          <table:table-cell office:value-type="float" office:value="66.38" calcext:value-type="float">
            <text:p>66,38</text:p>
          </table:table-cell>
          <table:table-cell office:value-type="float" office:value="86.79" calcext:value-type="float">
            <text:p>86,79</text:p>
          </table:table-cell>
          <table:table-cell office:value-type="float" office:value="62.14" calcext:value-type="float">
            <text:p>62,14</text:p>
          </table:table-cell>
          <table:table-cell office:value-type="float" office:value="86.42" calcext:value-type="float">
            <text:p>86,42</text:p>
          </table:table-cell>
          <table:table-cell office:value-type="float" office:value="55.91" calcext:value-type="float">
            <text:p>55,91</text:p>
          </table:table-cell>
          <table:table-cell office:value-type="float" office:value="85.51" calcext:value-type="float">
            <text:p>85,51</text:p>
          </table:table-cell>
          <table:table-cell office:value-type="float" office:value="47.71" calcext:value-type="float">
            <text:p>47,71</text:p>
          </table:table-cell>
          <table:table-cell office:value-type="float" office:value="82.48" calcext:value-type="float">
            <text:p>82,48</text:p>
          </table:table-cell>
          <table:table-cell office:value-type="float" office:value="63.78" calcext:value-type="float">
            <text:p>63,78</text:p>
          </table:table-cell>
          <table:table-cell office:value-type="float" office:value="60.75" calcext:value-type="float">
            <text:p>60,75</text:p>
          </table:table-cell>
        </table:table-row>
        <table:table-row table:style-name="ro1">
          <table:table-cell office:value-type="string" calcext:value-type="string">
            <text:p>uniform-l1,200.0,False</text:p>
          </table:table-cell>
          <table:table-cell office:value-type="float" office:value="32.67" calcext:value-type="float">
            <text:p>32,67</text:p>
          </table:table-cell>
          <table:table-cell office:value-type="float" office:value="37.04" calcext:value-type="float">
            <text:p>37,04</text:p>
          </table:table-cell>
          <table:table-cell office:value-type="float" office:value="51.92" calcext:value-type="float">
            <text:p>51,92</text:p>
          </table:table-cell>
          <table:table-cell office:value-type="float" office:value="55.07" calcext:value-type="float">
            <text:p>55,07</text:p>
          </table:table-cell>
          <table:table-cell office:value-type="float" office:value="83.46" calcext:value-type="float">
            <text:p>83,46</text:p>
          </table:table-cell>
          <table:table-cell office:value-type="float" office:value="49.17" calcext:value-type="float">
            <text:p>49,17</text:p>
          </table:table-cell>
          <table:table-cell office:value-type="float" office:value="81.33" calcext:value-type="float">
            <text:p>81,33</text:p>
          </table:table-cell>
          <table:table-cell office:value-type="float" office:value="45.04" calcext:value-type="float">
            <text:p>45,04</text:p>
          </table:table-cell>
          <table:table-cell office:value-type="float" office:value="79.37" calcext:value-type="float">
            <text:p>79,37</text:p>
          </table:table-cell>
          <table:table-cell office:value-type="float" office:value="36.39" calcext:value-type="float">
            <text:p>36,39</text:p>
          </table:table-cell>
          <table:table-cell office:value-type="float" office:value="74.24" calcext:value-type="float">
            <text:p>74,24</text:p>
          </table:table-cell>
          <table:table-cell office:value-type="float" office:value="57.25" calcext:value-type="float">
            <text:p>57,25</text:p>
          </table:table-cell>
          <table:table-cell office:value-type="float" office:value="53.33" calcext:value-type="float">
            <text:p>53,33</text:p>
          </table:table-cell>
        </table:table-row>
        <table:table-row table:style-name="ro1">
          <table:table-cell office:value-type="string" calcext:value-type="string">
            <text:p>uniform-l2,0.25,False</text:p>
          </table:table-cell>
          <table:table-cell office:value-type="float" office:value="94.33" calcext:value-type="float">
            <text:p>94,33</text:p>
          </table:table-cell>
          <table:table-cell office:value-type="float" office:value="94.56" calcext:value-type="float">
            <text:p>94,56</text:p>
          </table:table-cell>
          <table:table-cell office:value-type="float" office:value="93.93" calcext:value-type="float">
            <text:p>93,93</text:p>
          </table:table-cell>
          <table:table-cell office:value-type="float" office:value="94.25" calcext:value-type="float">
            <text:p>94,25</text:p>
          </table:table-cell>
          <table:table-cell office:value-type="float" office:value="93.33" calcext:value-type="float">
            <text:p>93,33</text:p>
          </table:table-cell>
          <table:table-cell office:value-type="float" office:value="94.02" calcext:value-type="float">
            <text:p>94,02</text:p>
          </table:table-cell>
          <table:table-cell office:value-type="float" office:value="92.69" calcext:value-type="float">
            <text:p>92,69</text:p>
          </table:table-cell>
          <table:table-cell office:value-type="float" office:value="94.22" calcext:value-type="float">
            <text:p>94,22</text:p>
          </table:table-cell>
          <table:table-cell office:value-type="float" office:value="92.58" calcext:value-type="float">
            <text:p>92,58</text:p>
          </table:table-cell>
          <table:table-cell office:value-type="float" office:value="94.43" calcext:value-type="float">
            <text:p>94,43</text:p>
          </table:table-cell>
          <table:table-cell office:value-type="float" office:value="92.98" calcext:value-type="float">
            <text:p>92,98</text:p>
          </table:table-cell>
          <table:table-cell office:value-type="float" office:value="94.38" calcext:value-type="float">
            <text:p>94,38</text:p>
          </table:table-cell>
          <table:table-cell office:value-type="float" office:value="94.36" calcext:value-type="float">
            <text:p>94,36</text:p>
          </table:table-cell>
        </table:table-row>
        <table:table-row table:style-name="ro1">
          <table:table-cell office:value-type="string" calcext:value-type="string">
            <text:p>uniform-l2,0.5,False</text:p>
          </table:table-cell>
          <table:table-cell office:value-type="float" office:value="93.52" calcext:value-type="float">
            <text:p>93,52</text:p>
          </table:table-cell>
          <table:table-cell office:value-type="float" office:value="94.38" calcext:value-type="float">
            <text:p>94,38</text:p>
          </table:table-cell>
          <table:table-cell office:value-type="float" office:value="94" calcext:value-type="float">
            <text:p>94</text:p>
          </table:table-cell>
          <table:table-cell office:value-type="float" office:value="94.34" calcext:value-type="float">
            <text:p>94,34</text:p>
          </table:table-cell>
          <table:table-cell office:value-type="float" office:value="93.34" calcext:value-type="float">
            <text:p>93,34</text:p>
          </table:table-cell>
          <table:table-cell office:value-type="float" office:value="94" calcext:value-type="float">
            <text:p>94</text:p>
          </table:table-cell>
          <table:table-cell office:value-type="float" office:value="92.67" calcext:value-type="float">
            <text:p>92,67</text:p>
          </table:table-cell>
          <table:table-cell office:value-type="float" office:value="94.37" calcext:value-type="float">
            <text:p>94,37</text:p>
          </table:table-cell>
          <table:table-cell office:value-type="float" office:value="92.53" calcext:value-type="float">
            <text:p>92,53</text:p>
          </table:table-cell>
          <table:table-cell office:value-type="float" office:value="94.33" calcext:value-type="float">
            <text:p>94,33</text:p>
          </table:table-cell>
          <table:table-cell office:value-type="float" office:value="92.96" calcext:value-type="float">
            <text:p>92,96</text:p>
          </table:table-cell>
          <table:table-cell office:value-type="float" office:value="94.21" calcext:value-type="float">
            <text:p>94,21</text:p>
          </table:table-cell>
          <table:table-cell office:value-type="float" office:value="94.01" calcext:value-type="float">
            <text:p>94,01</text:p>
          </table:table-cell>
        </table:table-row>
        <table:table-row table:style-name="ro1">
          <table:table-cell office:value-type="string" calcext:value-type="string">
            <text:p>uniform-l2,0.75,False</text:p>
          </table:table-cell>
          <table:table-cell office:value-type="float" office:value="92.87" calcext:value-type="float">
            <text:p>92,87</text:p>
          </table:table-cell>
          <table:table-cell office:value-type="float" office:value="94.16" calcext:value-type="float">
            <text:p>94,16</text:p>
          </table:table-cell>
          <table:table-cell office:value-type="float" office:value="94.11" calcext:value-type="float">
            <text:p>94,11</text:p>
          </table:table-cell>
          <table:table-cell office:value-type="float" office:value="94.18" calcext:value-type="float">
            <text:p>94,18</text:p>
          </table:table-cell>
          <table:table-cell office:value-type="float" office:value="93.35" calcext:value-type="float">
            <text:p>93,35</text:p>
          </table:table-cell>
          <table:table-cell office:value-type="float" office:value="94.02" calcext:value-type="float">
            <text:p>94,02</text:p>
          </table:table-cell>
          <table:table-cell office:value-type="float" office:value="92.73" calcext:value-type="float">
            <text:p>92,73</text:p>
          </table:table-cell>
          <table:table-cell office:value-type="float" office:value="94.18" calcext:value-type="float">
            <text:p>94,18</text:p>
          </table:table-cell>
          <table:table-cell office:value-type="float" office:value="92.59" calcext:value-type="float">
            <text:p>92,59</text:p>
          </table:table-cell>
          <table:table-cell office:value-type="float" office:value="94.32" calcext:value-type="float">
            <text:p>94,32</text:p>
          </table:table-cell>
          <table:table-cell office:value-type="float" office:value="92.86" calcext:value-type="float">
            <text:p>92,86</text:p>
          </table:table-cell>
          <table:table-cell office:value-type="float" office:value="93.03" calcext:value-type="float">
            <text:p>93,03</text:p>
          </table:table-cell>
          <table:table-cell office:value-type="float" office:value="93.25" calcext:value-type="float">
            <text:p>93,25</text:p>
          </table:table-cell>
        </table:table-row>
        <table:table-row table:style-name="ro1">
          <table:table-cell office:value-type="string" calcext:value-type="string">
            <text:p>uniform-l2,1.0,False</text:p>
          </table:table-cell>
          <table:table-cell office:value-type="float" office:value="91.05" calcext:value-type="float">
            <text:p>91,05</text:p>
          </table:table-cell>
          <table:table-cell office:value-type="float" office:value="93.88" calcext:value-type="float">
            <text:p>93,88</text:p>
          </table:table-cell>
          <table:table-cell office:value-type="float" office:value="94.21" calcext:value-type="float">
            <text:p>94,21</text:p>
          </table:table-cell>
          <table:table-cell office:value-type="float" office:value="94.3" calcext:value-type="float">
            <text:p>94,3</text:p>
          </table:table-cell>
          <table:table-cell office:value-type="float" office:value="93.43" calcext:value-type="float">
            <text:p>93,43</text:p>
          </table:table-cell>
          <table:table-cell office:value-type="float" office:value="94.17" calcext:value-type="float">
            <text:p>94,17</text:p>
          </table:table-cell>
          <table:table-cell office:value-type="float" office:value="92.75" calcext:value-type="float">
            <text:p>92,75</text:p>
          </table:table-cell>
          <table:table-cell office:value-type="float" office:value="94.24" calcext:value-type="float">
            <text:p>94,24</text:p>
          </table:table-cell>
          <table:table-cell office:value-type="float" office:value="92.61" calcext:value-type="float">
            <text:p>92,61</text:p>
          </table:table-cell>
          <table:table-cell office:value-type="float" office:value="94.31" calcext:value-type="float">
            <text:p>94,31</text:p>
          </table:table-cell>
          <table:table-cell office:value-type="float" office:value="93.02" calcext:value-type="float">
            <text:p>93,02</text:p>
          </table:table-cell>
          <table:table-cell office:value-type="float" office:value="92.29" calcext:value-type="float">
            <text:p>92,29</text:p>
          </table:table-cell>
          <table:table-cell office:value-type="float" office:value="92.25" calcext:value-type="float">
            <text:p>92,25</text:p>
          </table:table-cell>
        </table:table-row>
        <table:table-row table:style-name="ro1">
          <table:table-cell office:value-type="string" calcext:value-type="string">
            <text:p>uniform-l2,1.5,False</text:p>
          </table:table-cell>
          <table:table-cell office:value-type="float" office:value="87.11" calcext:value-type="float">
            <text:p>87,11</text:p>
          </table:table-cell>
          <table:table-cell office:value-type="float" office:value="92.07" calcext:value-type="float">
            <text:p>92,07</text:p>
          </table:table-cell>
          <table:table-cell office:value-type="float" office:value="93.89" calcext:value-type="float">
            <text:p>93,89</text:p>
          </table:table-cell>
          <table:table-cell office:value-type="float" office:value="93.42" calcext:value-type="float">
            <text:p>93,42</text:p>
          </table:table-cell>
          <table:table-cell office:value-type="float" office:value="93.37" calcext:value-type="float">
            <text:p>93,37</text:p>
          </table:table-cell>
          <table:table-cell office:value-type="float" office:value="93.73" calcext:value-type="float">
            <text:p>93,73</text:p>
          </table:table-cell>
          <table:table-cell office:value-type="float" office:value="92.96" calcext:value-type="float">
            <text:p>92,96</text:p>
          </table:table-cell>
          <table:table-cell office:value-type="float" office:value="93.44" calcext:value-type="float">
            <text:p>93,44</text:p>
          </table:table-cell>
          <table:table-cell office:value-type="float" office:value="92.64" calcext:value-type="float">
            <text:p>92,64</text:p>
          </table:table-cell>
          <table:table-cell office:value-type="float" office:value="93.11" calcext:value-type="float">
            <text:p>93,11</text:p>
          </table:table-cell>
          <table:table-cell office:value-type="float" office:value="92.95" calcext:value-type="float">
            <text:p>92,95</text:p>
          </table:table-cell>
          <table:table-cell office:value-type="float" office:value="88.81" calcext:value-type="float">
            <text:p>88,81</text:p>
          </table:table-cell>
          <table:table-cell office:value-type="float" office:value="88.2" calcext:value-type="float">
            <text:p>88,2</text:p>
          </table:table-cell>
        </table:table-row>
        <table:table-row table:style-name="ro1">
          <table:table-cell office:value-type="string" calcext:value-type="string">
            <text:p>uniform-l2,2.0,False</text:p>
          </table:table-cell>
          <table:table-cell office:value-type="float" office:value="81.47" calcext:value-type="float">
            <text:p>81,47</text:p>
          </table:table-cell>
          <table:table-cell office:value-type="float" office:value="88.38" calcext:value-type="float">
            <text:p>88,38</text:p>
          </table:table-cell>
          <table:table-cell office:value-type="float" office:value="92.54" calcext:value-type="float">
            <text:p>92,54</text:p>
          </table:table-cell>
          <table:table-cell office:value-type="float" office:value="92.31" calcext:value-type="float">
            <text:p>92,31</text:p>
          </table:table-cell>
          <table:table-cell office:value-type="float" office:value="92.97" calcext:value-type="float">
            <text:p>92,97</text:p>
          </table:table-cell>
          <table:table-cell office:value-type="float" office:value="92.66" calcext:value-type="float">
            <text:p>92,66</text:p>
          </table:table-cell>
          <table:table-cell office:value-type="float" office:value="92.9" calcext:value-type="float">
            <text:p>92,9</text:p>
          </table:table-cell>
          <table:table-cell office:value-type="float" office:value="91.64" calcext:value-type="float">
            <text:p>91,64</text:p>
          </table:table-cell>
          <table:table-cell office:value-type="float" office:value="92.71" calcext:value-type="float">
            <text:p>92,71</text:p>
          </table:table-cell>
          <table:table-cell office:value-type="float" office:value="90.67" calcext:value-type="float">
            <text:p>90,67</text:p>
          </table:table-cell>
          <table:table-cell office:value-type="float" office:value="93.26" calcext:value-type="float">
            <text:p>93,26</text:p>
          </table:table-cell>
          <table:table-cell office:value-type="float" office:value="84.75" calcext:value-type="float">
            <text:p>84,75</text:p>
          </table:table-cell>
          <table:table-cell office:value-type="float" office:value="83.73" calcext:value-type="float">
            <text:p>83,73</text:p>
          </table:table-cell>
        </table:table-row>
        <table:table-row table:style-name="ro1">
          <table:table-cell office:value-type="string" calcext:value-type="string">
            <text:p>uniform-l2,2.5,False</text:p>
          </table:table-cell>
          <table:table-cell office:value-type="float" office:value="74.04" calcext:value-type="float">
            <text:p>74,04</text:p>
          </table:table-cell>
          <table:table-cell office:value-type="float" office:value="82.19" calcext:value-type="float">
            <text:p>82,19</text:p>
          </table:table-cell>
          <table:table-cell office:value-type="float" office:value="90.12" calcext:value-type="float">
            <text:p>90,12</text:p>
          </table:table-cell>
          <table:table-cell office:value-type="float" office:value="90.15" calcext:value-type="float">
            <text:p>90,15</text:p>
          </table:table-cell>
          <table:table-cell office:value-type="float" office:value="92.13" calcext:value-type="float">
            <text:p>92,13</text:p>
          </table:table-cell>
          <table:table-cell office:value-type="float" office:value="90.01" calcext:value-type="float">
            <text:p>90,01</text:p>
          </table:table-cell>
          <table:table-cell office:value-type="float" office:value="92.72" calcext:value-type="float">
            <text:p>92,72</text:p>
          </table:table-cell>
          <table:table-cell office:value-type="float" office:value="87.32" calcext:value-type="float">
            <text:p>87,32</text:p>
          </table:table-cell>
          <table:table-cell office:value-type="float" office:value="92.56" calcext:value-type="float">
            <text:p>92,56</text:p>
          </table:table-cell>
          <table:table-cell office:value-type="float" office:value="85.62" calcext:value-type="float">
            <text:p>85,62</text:p>
          </table:table-cell>
          <table:table-cell office:value-type="float" office:value="92.94" calcext:value-type="float">
            <text:p>92,94</text:p>
          </table:table-cell>
          <table:table-cell office:value-type="float" office:value="80.41" calcext:value-type="float">
            <text:p>80,41</text:p>
          </table:table-cell>
          <table:table-cell office:value-type="float" office:value="78.19" calcext:value-type="float">
            <text:p>78,19</text:p>
          </table:table-cell>
        </table:table-row>
        <table:table-row table:style-name="ro1">
          <table:table-cell office:value-type="string" calcext:value-type="string">
            <text:p>uniform-l2,3.0,False</text:p>
          </table:table-cell>
          <table:table-cell office:value-type="float" office:value="65.46" calcext:value-type="float">
            <text:p>65,46</text:p>
          </table:table-cell>
          <table:table-cell office:value-type="float" office:value="73.78" calcext:value-type="float">
            <text:p>73,78</text:p>
          </table:table-cell>
          <table:table-cell office:value-type="float" office:value="86.32" calcext:value-type="float">
            <text:p>86,32</text:p>
          </table:table-cell>
          <table:table-cell office:value-type="float" office:value="85.88" calcext:value-type="float">
            <text:p>85,88</text:p>
          </table:table-cell>
          <table:table-cell office:value-type="float" office:value="91.22" calcext:value-type="float">
            <text:p>91,22</text:p>
          </table:table-cell>
          <table:table-cell office:value-type="float" office:value="85.49" calcext:value-type="float">
            <text:p>85,49</text:p>
          </table:table-cell>
          <table:table-cell office:value-type="float" office:value="92" calcext:value-type="float">
            <text:p>92</text:p>
          </table:table-cell>
          <table:table-cell office:value-type="float" office:value="81.2" calcext:value-type="float">
            <text:p>81,2</text:p>
          </table:table-cell>
          <table:table-cell office:value-type="float" office:value="92.25" calcext:value-type="float">
            <text:p>92,25</text:p>
          </table:table-cell>
          <table:table-cell office:value-type="float" office:value="78.33" calcext:value-type="float">
            <text:p>78,33</text:p>
          </table:table-cell>
          <table:table-cell office:value-type="float" office:value="92.08" calcext:value-type="float">
            <text:p>92,08</text:p>
          </table:table-cell>
          <table:table-cell office:value-type="float" office:value="74.91" calcext:value-type="float">
            <text:p>74,91</text:p>
          </table:table-cell>
          <table:table-cell office:value-type="float" office:value="70.89" calcext:value-type="float">
            <text:p>70,89</text:p>
          </table:table-cell>
        </table:table-row>
        <table:table-row table:style-name="ro1">
          <table:table-cell office:value-type="string" calcext:value-type="string">
            <text:p>uniform-l2,4.0,False</text:p>
          </table:table-cell>
          <table:table-cell office:value-type="float" office:value="46.7" calcext:value-type="float">
            <text:p>46,7</text:p>
          </table:table-cell>
          <table:table-cell office:value-type="float" office:value="53.32" calcext:value-type="float">
            <text:p>53,32</text:p>
          </table:table-cell>
          <table:table-cell office:value-type="float" office:value="71.58" calcext:value-type="float">
            <text:p>71,58</text:p>
          </table:table-cell>
          <table:table-cell office:value-type="float" office:value="72.47" calcext:value-type="float">
            <text:p>72,47</text:p>
          </table:table-cell>
          <table:table-cell office:value-type="float" office:value="86.94" calcext:value-type="float">
            <text:p>86,94</text:p>
          </table:table-cell>
          <table:table-cell office:value-type="float" office:value="69.16" calcext:value-type="float">
            <text:p>69,16</text:p>
          </table:table-cell>
          <table:table-cell office:value-type="float" office:value="88.77" calcext:value-type="float">
            <text:p>88,77</text:p>
          </table:table-cell>
          <table:table-cell office:value-type="float" office:value="62.84" calcext:value-type="float">
            <text:p>62,84</text:p>
          </table:table-cell>
          <table:table-cell office:value-type="float" office:value="88.26" calcext:value-type="float">
            <text:p>88,26</text:p>
          </table:table-cell>
          <table:table-cell office:value-type="float" office:value="55" calcext:value-type="float">
            <text:p>55</text:p>
          </table:table-cell>
          <table:table-cell office:value-type="float" office:value="86.51" calcext:value-type="float">
            <text:p>86,51</text:p>
          </table:table-cell>
          <table:table-cell office:value-type="float" office:value="62.28" calcext:value-type="float">
            <text:p>62,28</text:p>
          </table:table-cell>
          <table:table-cell office:value-type="float" office:value="56.77" calcext:value-type="float">
            <text:p>56,77</text:p>
          </table:table-cell>
        </table:table-row>
        <table:table-row table:style-name="ro1">
          <table:table-cell office:value-type="string" calcext:value-type="string">
            <text:p>uniform-l2,5.0,False</text:p>
          </table:table-cell>
          <table:table-cell office:value-type="float" office:value="31.42" calcext:value-type="float">
            <text:p>31,42</text:p>
          </table:table-cell>
          <table:table-cell office:value-type="float" office:value="35.45" calcext:value-type="float">
            <text:p>35,45</text:p>
          </table:table-cell>
          <table:table-cell office:value-type="float" office:value="51" calcext:value-type="float">
            <text:p>51</text:p>
          </table:table-cell>
          <table:table-cell office:value-type="float" office:value="52.81" calcext:value-type="float">
            <text:p>52,81</text:p>
          </table:table-cell>
          <table:table-cell office:value-type="float" office:value="79.54" calcext:value-type="float">
            <text:p>79,54</text:p>
          </table:table-cell>
          <table:table-cell office:value-type="float" office:value="48.33" calcext:value-type="float">
            <text:p>48,33</text:p>
          </table:table-cell>
          <table:table-cell office:value-type="float" office:value="81.42" calcext:value-type="float">
            <text:p>81,42</text:p>
          </table:table-cell>
          <table:table-cell office:value-type="float" office:value="43.65" calcext:value-type="float">
            <text:p>43,65</text:p>
          </table:table-cell>
          <table:table-cell office:value-type="float" office:value="79.03" calcext:value-type="float">
            <text:p>79,03</text:p>
          </table:table-cell>
          <table:table-cell office:value-type="float" office:value="35.15" calcext:value-type="float">
            <text:p>35,15</text:p>
          </table:table-cell>
          <table:table-cell office:value-type="float" office:value="73.92" calcext:value-type="float">
            <text:p>73,92</text:p>
          </table:table-cell>
          <table:table-cell office:value-type="float" office:value="49.24" calcext:value-type="float">
            <text:p>49,24</text:p>
          </table:table-cell>
          <table:table-cell office:value-type="float" office:value="43.82" calcext:value-type="float">
            <text:p>43,82</text:p>
          </table:table-cell>
        </table:table-row>
        <table:table-row table:style-name="ro1">
          <table:table-cell office:value-type="string" calcext:value-type="string">
            <text:p>uniform-l5,0.03,False</text:p>
          </table:table-cell>
          <table:table-cell office:value-type="float" office:value="94.27" calcext:value-type="float">
            <text:p>94,27</text:p>
          </table:table-cell>
          <table:table-cell office:value-type="float" office:value="94.39" calcext:value-type="float">
            <text:p>94,39</text:p>
          </table:table-cell>
          <table:table-cell office:value-type="float" office:value="93.89" calcext:value-type="float">
            <text:p>93,89</text:p>
          </table:table-cell>
          <table:table-cell office:value-type="float" office:value="94.3" calcext:value-type="float">
            <text:p>94,3</text:p>
          </table:table-cell>
          <table:table-cell office:value-type="float" office:value="93.35" calcext:value-type="float">
            <text:p>93,35</text:p>
          </table:table-cell>
          <table:table-cell office:value-type="float" office:value="94.11" calcext:value-type="float">
            <text:p>94,11</text:p>
          </table:table-cell>
          <table:table-cell office:value-type="float" office:value="92.68" calcext:value-type="float">
            <text:p>92,68</text:p>
          </table:table-cell>
          <table:table-cell office:value-type="float" office:value="94.23" calcext:value-type="float">
            <text:p>94,23</text:p>
          </table:table-cell>
          <table:table-cell office:value-type="float" office:value="92.6" calcext:value-type="float">
            <text:p>92,6</text:p>
          </table:table-cell>
          <table:table-cell office:value-type="float" office:value="94.42" calcext:value-type="float">
            <text:p>94,42</text:p>
          </table:table-cell>
          <table:table-cell office:value-type="float" office:value="92.94" calcext:value-type="float">
            <text:p>92,94</text:p>
          </table:table-cell>
          <table:table-cell office:value-type="float" office:value="94.32" calcext:value-type="float">
            <text:p>94,32</text:p>
          </table:table-cell>
          <table:table-cell office:value-type="float" office:value="94.38" calcext:value-type="float">
            <text:p>94,38</text:p>
          </table:table-cell>
        </table:table-row>
        <table:table-row table:style-name="ro1">
          <table:table-cell office:value-type="string" calcext:value-type="string">
            <text:p>uniform-l5,0.06,False</text:p>
          </table:table-cell>
          <table:table-cell office:value-type="float" office:value="93.58" calcext:value-type="float">
            <text:p>93,58</text:p>
          </table:table-cell>
          <table:table-cell office:value-type="float" office:value="94.42" calcext:value-type="float">
            <text:p>94,42</text:p>
          </table:table-cell>
          <table:table-cell office:value-type="float" office:value="94.03" calcext:value-type="float">
            <text:p>94,03</text:p>
          </table:table-cell>
          <table:table-cell office:value-type="float" office:value="94.33" calcext:value-type="float">
            <text:p>94,33</text:p>
          </table:table-cell>
          <table:table-cell office:value-type="float" office:value="93.4" calcext:value-type="float">
            <text:p>93,4</text:p>
          </table:table-cell>
          <table:table-cell office:value-type="float" office:value="93.96" calcext:value-type="float">
            <text:p>93,96</text:p>
          </table:table-cell>
          <table:table-cell office:value-type="float" office:value="92.71" calcext:value-type="float">
            <text:p>92,71</text:p>
          </table:table-cell>
          <table:table-cell office:value-type="float" office:value="94.23" calcext:value-type="float">
            <text:p>94,23</text:p>
          </table:table-cell>
          <table:table-cell office:value-type="float" office:value="92.49" calcext:value-type="float">
            <text:p>92,49</text:p>
          </table:table-cell>
          <table:table-cell office:value-type="float" office:value="94.24" calcext:value-type="float">
            <text:p>94,24</text:p>
          </table:table-cell>
          <table:table-cell office:value-type="float" office:value="92.98" calcext:value-type="float">
            <text:p>92,98</text:p>
          </table:table-cell>
          <table:table-cell office:value-type="float" office:value="93.77" calcext:value-type="float">
            <text:p>93,77</text:p>
          </table:table-cell>
          <table:table-cell office:value-type="float" office:value="93.97" calcext:value-type="float">
            <text:p>93,97</text:p>
          </table:table-cell>
        </table:table-row>
        <table:table-row table:style-name="ro1">
          <table:table-cell office:value-type="string" calcext:value-type="string">
            <text:p>uniform-l5,0.1,False</text:p>
          </table:table-cell>
          <table:table-cell office:value-type="float" office:value="92.02" calcext:value-type="float">
            <text:p>92,02</text:p>
          </table:table-cell>
          <table:table-cell office:value-type="float" office:value="94" calcext:value-type="float">
            <text:p>94</text:p>
          </table:table-cell>
          <table:table-cell office:value-type="float" office:value="94.09" calcext:value-type="float">
            <text:p>94,09</text:p>
          </table:table-cell>
          <table:table-cell office:value-type="float" office:value="94.05" calcext:value-type="float">
            <text:p>94,05</text:p>
          </table:table-cell>
          <table:table-cell office:value-type="float" office:value="93.36" calcext:value-type="float">
            <text:p>93,36</text:p>
          </table:table-cell>
          <table:table-cell office:value-type="float" office:value="94.16" calcext:value-type="float">
            <text:p>94,16</text:p>
          </table:table-cell>
          <table:table-cell office:value-type="float" office:value="92.82" calcext:value-type="float">
            <text:p>92,82</text:p>
          </table:table-cell>
          <table:table-cell office:value-type="float" office:value="94.2" calcext:value-type="float">
            <text:p>94,2</text:p>
          </table:table-cell>
          <table:table-cell office:value-type="float" office:value="92.66" calcext:value-type="float">
            <text:p>92,66</text:p>
          </table:table-cell>
          <table:table-cell office:value-type="float" office:value="94.35" calcext:value-type="float">
            <text:p>94,35</text:p>
          </table:table-cell>
          <table:table-cell office:value-type="float" office:value="92.9" calcext:value-type="float">
            <text:p>92,9</text:p>
          </table:table-cell>
          <table:table-cell office:value-type="float" office:value="92.58" calcext:value-type="float">
            <text:p>92,58</text:p>
          </table:table-cell>
          <table:table-cell office:value-type="float" office:value="92.73" calcext:value-type="float">
            <text:p>92,73</text:p>
          </table:table-cell>
        </table:table-row>
        <table:table-row table:style-name="ro1">
          <table:table-cell office:value-type="string" calcext:value-type="string">
            <text:p>uniform-l5,0.15,False</text:p>
          </table:table-cell>
          <table:table-cell office:value-type="float" office:value="88.58" calcext:value-type="float">
            <text:p>88,58</text:p>
          </table:table-cell>
          <table:table-cell office:value-type="float" office:value="92.97" calcext:value-type="float">
            <text:p>92,97</text:p>
          </table:table-cell>
          <table:table-cell office:value-type="float" office:value="93.76" calcext:value-type="float">
            <text:p>93,76</text:p>
          </table:table-cell>
          <table:table-cell office:value-type="float" office:value="93.89" calcext:value-type="float">
            <text:p>93,89</text:p>
          </table:table-cell>
          <table:table-cell office:value-type="float" office:value="93.36" calcext:value-type="float">
            <text:p>93,36</text:p>
          </table:table-cell>
          <table:table-cell office:value-type="float" office:value="93.85" calcext:value-type="float">
            <text:p>93,85</text:p>
          </table:table-cell>
          <table:table-cell office:value-type="float" office:value="92.89" calcext:value-type="float">
            <text:p>92,89</text:p>
          </table:table-cell>
          <table:table-cell office:value-type="float" office:value="93.93" calcext:value-type="float">
            <text:p>93,93</text:p>
          </table:table-cell>
          <table:table-cell office:value-type="float" office:value="92.75" calcext:value-type="float">
            <text:p>92,75</text:p>
          </table:table-cell>
          <table:table-cell office:value-type="float" office:value="93.8" calcext:value-type="float">
            <text:p>93,8</text:p>
          </table:table-cell>
          <table:table-cell office:value-type="float" office:value="93.08" calcext:value-type="float">
            <text:p>93,08</text:p>
          </table:table-cell>
          <table:table-cell office:value-type="float" office:value="89.87" calcext:value-type="float">
            <text:p>89,87</text:p>
          </table:table-cell>
          <table:table-cell office:value-type="float" office:value="89.7" calcext:value-type="float">
            <text:p>89,7</text:p>
          </table:table-cell>
        </table:table-row>
        <table:table-row table:style-name="ro1">
          <table:table-cell office:value-type="string" calcext:value-type="string">
            <text:p>uniform-l5,0.2,False</text:p>
          </table:table-cell>
          <table:table-cell office:value-type="float" office:value="83.97" calcext:value-type="float">
            <text:p>83,97</text:p>
          </table:table-cell>
          <table:table-cell office:value-type="float" office:value="90.19" calcext:value-type="float">
            <text:p>90,19</text:p>
          </table:table-cell>
          <table:table-cell office:value-type="float" office:value="93.41" calcext:value-type="float">
            <text:p>93,41</text:p>
          </table:table-cell>
          <table:table-cell office:value-type="float" office:value="93.17" calcext:value-type="float">
            <text:p>93,17</text:p>
          </table:table-cell>
          <table:table-cell office:value-type="float" office:value="93.16" calcext:value-type="float">
            <text:p>93,16</text:p>
          </table:table-cell>
          <table:table-cell office:value-type="float" office:value="93.24" calcext:value-type="float">
            <text:p>93,24</text:p>
          </table:table-cell>
          <table:table-cell office:value-type="float" office:value="92.8" calcext:value-type="float">
            <text:p>92,8</text:p>
          </table:table-cell>
          <table:table-cell office:value-type="float" office:value="92.72" calcext:value-type="float">
            <text:p>92,72</text:p>
          </table:table-cell>
          <table:table-cell office:value-type="float" office:value="92.74" calcext:value-type="float">
            <text:p>92,74</text:p>
          </table:table-cell>
          <table:table-cell office:value-type="float" office:value="92.2" calcext:value-type="float">
            <text:p>92,2</text:p>
          </table:table-cell>
          <table:table-cell office:value-type="float" office:value="93.08" calcext:value-type="float">
            <text:p>93,08</text:p>
          </table:table-cell>
          <table:table-cell office:value-type="float" office:value="86.93" calcext:value-type="float">
            <text:p>86,93</text:p>
          </table:table-cell>
          <table:table-cell office:value-type="float" office:value="85.94" calcext:value-type="float">
            <text:p>85,94</text:p>
          </table:table-cell>
        </table:table-row>
        <table:table-row table:style-name="ro1">
          <table:table-cell office:value-type="string" calcext:value-type="string">
            <text:p>uniform-l5,0.25,False</text:p>
          </table:table-cell>
          <table:table-cell office:value-type="float" office:value="78.54" calcext:value-type="float">
            <text:p>78,54</text:p>
          </table:table-cell>
          <table:table-cell office:value-type="float" office:value="86.1" calcext:value-type="float">
            <text:p>86,1</text:p>
          </table:table-cell>
          <table:table-cell office:value-type="float" office:value="92.11" calcext:value-type="float">
            <text:p>92,11</text:p>
          </table:table-cell>
          <table:table-cell office:value-type="float" office:value="91.52" calcext:value-type="float">
            <text:p>91,52</text:p>
          </table:table-cell>
          <table:table-cell office:value-type="float" office:value="92.69" calcext:value-type="float">
            <text:p>92,69</text:p>
          </table:table-cell>
          <table:table-cell office:value-type="float" office:value="91.58" calcext:value-type="float">
            <text:p>91,58</text:p>
          </table:table-cell>
          <table:table-cell office:value-type="float" office:value="92.89" calcext:value-type="float">
            <text:p>92,89</text:p>
          </table:table-cell>
          <table:table-cell office:value-type="float" office:value="90.04" calcext:value-type="float">
            <text:p>90,04</text:p>
          </table:table-cell>
          <table:table-cell office:value-type="float" office:value="92.63" calcext:value-type="float">
            <text:p>92,63</text:p>
          </table:table-cell>
          <table:table-cell office:value-type="float" office:value="89.45" calcext:value-type="float">
            <text:p>89,45</text:p>
          </table:table-cell>
          <table:table-cell office:value-type="float" office:value="93.07" calcext:value-type="float">
            <text:p>93,07</text:p>
          </table:table-cell>
          <table:table-cell office:value-type="float" office:value="82.81" calcext:value-type="float">
            <text:p>82,81</text:p>
          </table:table-cell>
          <table:table-cell office:value-type="float" office:value="81.02" calcext:value-type="float">
            <text:p>81,02</text:p>
          </table:table-cell>
        </table:table-row>
        <table:table-row table:style-name="ro1">
          <table:table-cell office:value-type="string" calcext:value-type="string">
            <text:p>uniform-l5,0.3,False</text:p>
          </table:table-cell>
          <table:table-cell office:value-type="float" office:value="71.31" calcext:value-type="float">
            <text:p>71,31</text:p>
          </table:table-cell>
          <table:table-cell office:value-type="float" office:value="79.65" calcext:value-type="float">
            <text:p>79,65</text:p>
          </table:table-cell>
          <table:table-cell office:value-type="float" office:value="89.35" calcext:value-type="float">
            <text:p>89,35</text:p>
          </table:table-cell>
          <table:table-cell office:value-type="float" office:value="89.1" calcext:value-type="float">
            <text:p>89,1</text:p>
          </table:table-cell>
          <table:table-cell office:value-type="float" office:value="91.65" calcext:value-type="float">
            <text:p>91,65</text:p>
          </table:table-cell>
          <table:table-cell office:value-type="float" office:value="88.94" calcext:value-type="float">
            <text:p>88,94</text:p>
          </table:table-cell>
          <table:table-cell office:value-type="float" office:value="92.57" calcext:value-type="float">
            <text:p>92,57</text:p>
          </table:table-cell>
          <table:table-cell office:value-type="float" office:value="85.48" calcext:value-type="float">
            <text:p>85,48</text:p>
          </table:table-cell>
          <table:table-cell office:value-type="float" office:value="92.43" calcext:value-type="float">
            <text:p>92,43</text:p>
          </table:table-cell>
          <table:table-cell office:value-type="float" office:value="83.81" calcext:value-type="float">
            <text:p>83,81</text:p>
          </table:table-cell>
          <table:table-cell office:value-type="float" office:value="92.84" calcext:value-type="float">
            <text:p>92,84</text:p>
          </table:table-cell>
          <table:table-cell office:value-type="float" office:value="78.13" calcext:value-type="float">
            <text:p>78,13</text:p>
          </table:table-cell>
          <table:table-cell office:value-type="float" office:value="74.64" calcext:value-type="float">
            <text:p>74,64</text:p>
          </table:table-cell>
        </table:table-row>
        <table:table-row table:style-name="ro1">
          <table:table-cell office:value-type="string" calcext:value-type="string">
            <text:p>uniform-l5,0.4,False</text:p>
          </table:table-cell>
          <table:table-cell office:value-type="float" office:value="54.82" calcext:value-type="float">
            <text:p>54,82</text:p>
          </table:table-cell>
          <table:table-cell office:value-type="float" office:value="63.45" calcext:value-type="float">
            <text:p>63,45</text:p>
          </table:table-cell>
          <table:table-cell office:value-type="float" office:value="79.73" calcext:value-type="float">
            <text:p>79,73</text:p>
          </table:table-cell>
          <table:table-cell office:value-type="float" office:value="79.72" calcext:value-type="float">
            <text:p>79,72</text:p>
          </table:table-cell>
          <table:table-cell office:value-type="float" office:value="88.75" calcext:value-type="float">
            <text:p>88,75</text:p>
          </table:table-cell>
          <table:table-cell office:value-type="float" office:value="77.75" calcext:value-type="float">
            <text:p>77,75</text:p>
          </table:table-cell>
          <table:table-cell office:value-type="float" office:value="91.22" calcext:value-type="float">
            <text:p>91,22</text:p>
          </table:table-cell>
          <table:table-cell office:value-type="float" office:value="71.97" calcext:value-type="float">
            <text:p>71,97</text:p>
          </table:table-cell>
          <table:table-cell office:value-type="float" office:value="90.72" calcext:value-type="float">
            <text:p>90,72</text:p>
          </table:table-cell>
          <table:table-cell office:value-type="float" office:value="67.03" calcext:value-type="float">
            <text:p>67,03</text:p>
          </table:table-cell>
          <table:table-cell office:value-type="float" office:value="90.18" calcext:value-type="float">
            <text:p>90,18</text:p>
          </table:table-cell>
          <table:table-cell office:value-type="float" office:value="66" calcext:value-type="float">
            <text:p>66</text:p>
          </table:table-cell>
          <table:table-cell office:value-type="float" office:value="60.93" calcext:value-type="float">
            <text:p>60,93</text:p>
          </table:table-cell>
        </table:table-row>
        <table:table-row table:style-name="ro1">
          <table:table-cell office:value-type="string" calcext:value-type="string">
            <text:p>uniform-l5,0.5,False</text:p>
          </table:table-cell>
          <table:table-cell office:value-type="float" office:value="39.65" calcext:value-type="float">
            <text:p>39,65</text:p>
          </table:table-cell>
          <table:table-cell office:value-type="float" office:value="45.21" calcext:value-type="float">
            <text:p>45,21</text:p>
          </table:table-cell>
          <table:table-cell office:value-type="float" office:value="63.27" calcext:value-type="float">
            <text:p>63,27</text:p>
          </table:table-cell>
          <table:table-cell office:value-type="float" office:value="63.93" calcext:value-type="float">
            <text:p>63,93</text:p>
          </table:table-cell>
          <table:table-cell office:value-type="float" office:value="83.38" calcext:value-type="float">
            <text:p>83,38</text:p>
          </table:table-cell>
          <table:table-cell office:value-type="float" office:value="60.21" calcext:value-type="float">
            <text:p>60,21</text:p>
          </table:table-cell>
          <table:table-cell office:value-type="float" office:value="86.7" calcext:value-type="float">
            <text:p>86,7</text:p>
          </table:table-cell>
          <table:table-cell office:value-type="float" office:value="54.4" calcext:value-type="float">
            <text:p>54,4</text:p>
          </table:table-cell>
          <table:table-cell office:value-type="float" office:value="85.67" calcext:value-type="float">
            <text:p>85,67</text:p>
          </table:table-cell>
          <table:table-cell office:value-type="float" office:value="46.2" calcext:value-type="float">
            <text:p>46,2</text:p>
          </table:table-cell>
          <table:table-cell office:value-type="float" office:value="82.95" calcext:value-type="float">
            <text:p>82,95</text:p>
          </table:table-cell>
          <table:table-cell office:value-type="float" office:value="52.75" calcext:value-type="float">
            <text:p>52,75</text:p>
          </table:table-cell>
          <table:table-cell office:value-type="float" office:value="47.63" calcext:value-type="float">
            <text:p>47,63</text:p>
          </table:table-cell>
        </table:table-row>
        <table:table-row table:style-name="ro1">
          <table:table-cell office:value-type="string" calcext:value-type="string">
            <text:p>uniform-l5,0.6,False</text:p>
          </table:table-cell>
          <table:table-cell office:value-type="float" office:value="28.69" calcext:value-type="float">
            <text:p>28,69</text:p>
          </table:table-cell>
          <table:table-cell office:value-type="float" office:value="31.39" calcext:value-type="float">
            <text:p>31,39</text:p>
          </table:table-cell>
          <table:table-cell office:value-type="float" office:value="44.63" calcext:value-type="float">
            <text:p>44,63</text:p>
          </table:table-cell>
          <table:table-cell office:value-type="float" office:value="46.48" calcext:value-type="float">
            <text:p>46,48</text:p>
          </table:table-cell>
          <table:table-cell office:value-type="float" office:value="75.28" calcext:value-type="float">
            <text:p>75,28</text:p>
          </table:table-cell>
          <table:table-cell office:value-type="float" office:value="42.43" calcext:value-type="float">
            <text:p>42,43</text:p>
          </table:table-cell>
          <table:table-cell office:value-type="float" office:value="77.8" calcext:value-type="float">
            <text:p>77,8</text:p>
          </table:table-cell>
          <table:table-cell office:value-type="float" office:value="39.4" calcext:value-type="float">
            <text:p>39,4</text:p>
          </table:table-cell>
          <table:table-cell office:value-type="float" office:value="75.83" calcext:value-type="float">
            <text:p>75,83</text:p>
          </table:table-cell>
          <table:table-cell office:value-type="float" office:value="30.93" calcext:value-type="float">
            <text:p>30,93</text:p>
          </table:table-cell>
          <table:table-cell office:value-type="float" office:value="68.62" calcext:value-type="float">
            <text:p>68,62</text:p>
          </table:table-cell>
          <table:table-cell office:value-type="float" office:value="41.47" calcext:value-type="float">
            <text:p>41,47</text:p>
          </table:table-cell>
          <table:table-cell office:value-type="float" office:value="35.32" calcext:value-type="float">
            <text:p>35,32</text:p>
          </table:table-cell>
        </table:table-row>
        <table:table-row table:style-name="ro1">
          <table:table-cell office:value-type="string" calcext:value-type="string">
            <text:p>uniform-l10,0.02,False</text:p>
          </table:table-cell>
          <table:table-cell office:value-type="float" office:value="94.15" calcext:value-type="float">
            <text:p>94,15</text:p>
          </table:table-cell>
          <table:table-cell office:value-type="float" office:value="94.46" calcext:value-type="float">
            <text:p>94,46</text:p>
          </table:table-cell>
          <table:table-cell office:value-type="float" office:value="93.99" calcext:value-type="float">
            <text:p>93,99</text:p>
          </table:table-cell>
          <table:table-cell office:value-type="float" office:value="94.29" calcext:value-type="float">
            <text:p>94,29</text:p>
          </table:table-cell>
          <table:table-cell office:value-type="float" office:value="93.24" calcext:value-type="float">
            <text:p>93,24</text:p>
          </table:table-cell>
          <table:table-cell office:value-type="float" office:value="94.04" calcext:value-type="float">
            <text:p>94,04</text:p>
          </table:table-cell>
          <table:table-cell office:value-type="float" office:value="92.65" calcext:value-type="float">
            <text:p>92,65</text:p>
          </table:table-cell>
          <table:table-cell office:value-type="float" office:value="94.22" calcext:value-type="float">
            <text:p>94,22</text:p>
          </table:table-cell>
          <table:table-cell office:value-type="float" office:value="92.61" calcext:value-type="float">
            <text:p>92,61</text:p>
          </table:table-cell>
          <table:table-cell office:value-type="float" office:value="94.37" calcext:value-type="float">
            <text:p>94,37</text:p>
          </table:table-cell>
          <table:table-cell office:value-type="float" office:value="92.93" calcext:value-type="float">
            <text:p>92,93</text:p>
          </table:table-cell>
          <table:table-cell office:value-type="float" office:value="94.15" calcext:value-type="float">
            <text:p>94,15</text:p>
          </table:table-cell>
          <table:table-cell office:value-type="float" office:value="94.33" calcext:value-type="float">
            <text:p>94,33</text:p>
          </table:table-cell>
        </table:table-row>
        <table:table-row table:style-name="ro1">
          <table:table-cell office:value-type="string" calcext:value-type="string">
            <text:p>uniform-l10,0.03,False</text:p>
          </table:table-cell>
          <table:table-cell office:value-type="float" office:value="93.71" calcext:value-type="float">
            <text:p>93,71</text:p>
          </table:table-cell>
          <table:table-cell office:value-type="float" office:value="94.49" calcext:value-type="float">
            <text:p>94,49</text:p>
          </table:table-cell>
          <table:table-cell office:value-type="float" office:value="93.94" calcext:value-type="float">
            <text:p>93,94</text:p>
          </table:table-cell>
          <table:table-cell office:value-type="float" office:value="94.32" calcext:value-type="float">
            <text:p>94,32</text:p>
          </table:table-cell>
          <table:table-cell office:value-type="float" office:value="93.36" calcext:value-type="float">
            <text:p>93,36</text:p>
          </table:table-cell>
          <table:table-cell office:value-type="float" office:value="94" calcext:value-type="float">
            <text:p>94</text:p>
          </table:table-cell>
          <table:table-cell office:value-type="float" office:value="92.65" calcext:value-type="float">
            <text:p>92,65</text:p>
          </table:table-cell>
          <table:table-cell office:value-type="float" office:value="94.19" calcext:value-type="float">
            <text:p>94,19</text:p>
          </table:table-cell>
          <table:table-cell office:value-type="float" office:value="92.5" calcext:value-type="float">
            <text:p>92,5</text:p>
          </table:table-cell>
          <table:table-cell office:value-type="float" office:value="94.27" calcext:value-type="float">
            <text:p>94,27</text:p>
          </table:table-cell>
          <table:table-cell office:value-type="float" office:value="92.79" calcext:value-type="float">
            <text:p>92,79</text:p>
          </table:table-cell>
          <table:table-cell office:value-type="float" office:value="93.87" calcext:value-type="float">
            <text:p>93,87</text:p>
          </table:table-cell>
          <table:table-cell office:value-type="float" office:value="93.94" calcext:value-type="float">
            <text:p>93,94</text:p>
          </table:table-cell>
        </table:table-row>
        <table:table-row table:style-name="ro1">
          <table:table-cell office:value-type="string" calcext:value-type="string">
            <text:p>uniform-l10,0.05,False</text:p>
          </table:table-cell>
          <table:table-cell office:value-type="float" office:value="91.96" calcext:value-type="float">
            <text:p>91,96</text:p>
          </table:table-cell>
          <table:table-cell office:value-type="float" office:value="94.16" calcext:value-type="float">
            <text:p>94,16</text:p>
          </table:table-cell>
          <table:table-cell office:value-type="float" office:value="94.14" calcext:value-type="float">
            <text:p>94,14</text:p>
          </table:table-cell>
          <table:table-cell office:value-type="float" office:value="94.27" calcext:value-type="float">
            <text:p>94,27</text:p>
          </table:table-cell>
          <table:table-cell office:value-type="float" office:value="93.42" calcext:value-type="float">
            <text:p>93,42</text:p>
          </table:table-cell>
          <table:table-cell office:value-type="float" office:value="94.03" calcext:value-type="float">
            <text:p>94,03</text:p>
          </table:table-cell>
          <table:table-cell office:value-type="float" office:value="92.67" calcext:value-type="float">
            <text:p>92,67</text:p>
          </table:table-cell>
          <table:table-cell office:value-type="float" office:value="94.29" calcext:value-type="float">
            <text:p>94,29</text:p>
          </table:table-cell>
          <table:table-cell office:value-type="float" office:value="92.54" calcext:value-type="float">
            <text:p>92,54</text:p>
          </table:table-cell>
          <table:table-cell office:value-type="float" office:value="94.33" calcext:value-type="float">
            <text:p>94,33</text:p>
          </table:table-cell>
          <table:table-cell office:value-type="float" office:value="92.82" calcext:value-type="float">
            <text:p>92,82</text:p>
          </table:table-cell>
          <table:table-cell office:value-type="float" office:value="92.53" calcext:value-type="float">
            <text:p>92,53</text:p>
          </table:table-cell>
          <table:table-cell office:value-type="float" office:value="92.71" calcext:value-type="float">
            <text:p>92,71</text:p>
          </table:table-cell>
        </table:table-row>
        <table:table-row table:style-name="ro1">
          <table:table-cell office:value-type="string" calcext:value-type="string">
            <text:p>uniform-l10,0.07,False</text:p>
          </table:table-cell>
          <table:table-cell office:value-type="float" office:value="89.54" calcext:value-type="float">
            <text:p>89,54</text:p>
          </table:table-cell>
          <table:table-cell office:value-type="float" office:value="93.32" calcext:value-type="float">
            <text:p>93,32</text:p>
          </table:table-cell>
          <table:table-cell office:value-type="float" office:value="93.95" calcext:value-type="float">
            <text:p>93,95</text:p>
          </table:table-cell>
          <table:table-cell office:value-type="float" office:value="93.96" calcext:value-type="float">
            <text:p>93,96</text:p>
          </table:table-cell>
          <table:table-cell office:value-type="float" office:value="93.36" calcext:value-type="float">
            <text:p>93,36</text:p>
          </table:table-cell>
          <table:table-cell office:value-type="float" office:value="93.85" calcext:value-type="float">
            <text:p>93,85</text:p>
          </table:table-cell>
          <table:table-cell office:value-type="float" office:value="92.76" calcext:value-type="float">
            <text:p>92,76</text:p>
          </table:table-cell>
          <table:table-cell office:value-type="float" office:value="93.84" calcext:value-type="float">
            <text:p>93,84</text:p>
          </table:table-cell>
          <table:table-cell office:value-type="float" office:value="92.67" calcext:value-type="float">
            <text:p>92,67</text:p>
          </table:table-cell>
          <table:table-cell office:value-type="float" office:value="93.74" calcext:value-type="float">
            <text:p>93,74</text:p>
          </table:table-cell>
          <table:table-cell office:value-type="float" office:value="92.98" calcext:value-type="float">
            <text:p>92,98</text:p>
          </table:table-cell>
          <table:table-cell office:value-type="float" office:value="90.68" calcext:value-type="float">
            <text:p>90,68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1">
          <table:table-cell office:value-type="string" calcext:value-type="string">
            <text:p>uniform-l10,0.1,False</text:p>
          </table:table-cell>
          <table:table-cell office:value-type="float" office:value="84.05" calcext:value-type="float">
            <text:p>84,05</text:p>
          </table:table-cell>
          <table:table-cell office:value-type="float" office:value="90.62" calcext:value-type="float">
            <text:p>90,62</text:p>
          </table:table-cell>
          <table:table-cell office:value-type="float" office:value="93.4" calcext:value-type="float">
            <text:p>93,4</text:p>
          </table:table-cell>
          <table:table-cell office:value-type="float" office:value="93.09" calcext:value-type="float">
            <text:p>93,09</text:p>
          </table:table-cell>
          <table:table-cell office:value-type="float" office:value="93.2" calcext:value-type="float">
            <text:p>93,2</text:p>
          </table:table-cell>
          <table:table-cell office:value-type="float" office:value="93.25" calcext:value-type="float">
            <text:p>93,25</text:p>
          </table:table-cell>
          <table:table-cell office:value-type="float" office:value="93.02" calcext:value-type="float">
            <text:p>93,02</text:p>
          </table:table-cell>
          <table:table-cell office:value-type="float" office:value="92.71" calcext:value-type="float">
            <text:p>92,71</text:p>
          </table:table-cell>
          <table:table-cell office:value-type="float" office:value="92.53" calcext:value-type="float">
            <text:p>92,53</text:p>
          </table:table-cell>
          <table:table-cell office:value-type="float" office:value="91.98" calcext:value-type="float">
            <text:p>91,98</text:p>
          </table:table-cell>
          <table:table-cell office:value-type="float" office:value="93.1" calcext:value-type="float">
            <text:p>93,1</text:p>
          </table:table-cell>
          <table:table-cell office:value-type="float" office:value="86.63" calcext:value-type="float">
            <text:p>86,63</text:p>
          </table:table-cell>
          <table:table-cell office:value-type="float" office:value="85.73" calcext:value-type="float">
            <text:p>85,73</text:p>
          </table:table-cell>
        </table:table-row>
        <table:table-row table:style-name="ro1">
          <table:table-cell office:value-type="string" calcext:value-type="string">
            <text:p>uniform-l10,0.13,False</text:p>
          </table:table-cell>
          <table:table-cell office:value-type="float" office:value="76.96" calcext:value-type="float">
            <text:p>76,96</text:p>
          </table:table-cell>
          <table:table-cell office:value-type="float" office:value="84.58" calcext:value-type="float">
            <text:p>84,58</text:p>
          </table:table-cell>
          <table:table-cell office:value-type="float" office:value="91.4" calcext:value-type="float">
            <text:p>91,4</text:p>
          </table:table-cell>
          <table:table-cell office:value-type="float" office:value="91.04" calcext:value-type="float">
            <text:p>91,04</text:p>
          </table:table-cell>
          <table:table-cell office:value-type="float" office:value="92.52" calcext:value-type="float">
            <text:p>92,52</text:p>
          </table:table-cell>
          <table:table-cell office:value-type="float" office:value="91.33" calcext:value-type="float">
            <text:p>91,33</text:p>
          </table:table-cell>
          <table:table-cell office:value-type="float" office:value="92.8" calcext:value-type="float">
            <text:p>92,8</text:p>
          </table:table-cell>
          <table:table-cell office:value-type="float" office:value="89.47" calcext:value-type="float">
            <text:p>89,47</text:p>
          </table:table-cell>
          <table:table-cell office:value-type="float" office:value="92.6" calcext:value-type="float">
            <text:p>92,6</text:p>
          </table:table-cell>
          <table:table-cell office:value-type="float" office:value="88.44" calcext:value-type="float">
            <text:p>88,44</text:p>
          </table:table-cell>
          <table:table-cell office:value-type="float" office:value="92.98" calcext:value-type="float">
            <text:p>92,98</text:p>
          </table:table-cell>
          <table:table-cell office:value-type="float" office:value="81.3" calcext:value-type="float">
            <text:p>81,3</text:p>
          </table:table-cell>
          <table:table-cell office:value-type="float" office:value="79.18" calcext:value-type="float">
            <text:p>79,18</text:p>
          </table:table-cell>
        </table:table-row>
        <table:table-row table:style-name="ro1">
          <table:table-cell office:value-type="string" calcext:value-type="string">
            <text:p>uniform-l10,0.16,False</text:p>
          </table:table-cell>
          <table:table-cell office:value-type="float" office:value="67.86" calcext:value-type="float">
            <text:p>67,86</text:p>
          </table:table-cell>
          <table:table-cell office:value-type="float" office:value="76.91" calcext:value-type="float">
            <text:p>76,91</text:p>
          </table:table-cell>
          <table:table-cell office:value-type="float" office:value="87.55" calcext:value-type="float">
            <text:p>87,55</text:p>
          </table:table-cell>
          <table:table-cell office:value-type="float" office:value="87.78" calcext:value-type="float">
            <text:p>87,78</text:p>
          </table:table-cell>
          <table:table-cell office:value-type="float" office:value="91.26" calcext:value-type="float">
            <text:p>91,26</text:p>
          </table:table-cell>
          <table:table-cell office:value-type="float" office:value="87.27" calcext:value-type="float">
            <text:p>87,27</text:p>
          </table:table-cell>
          <table:table-cell office:value-type="float" office:value="92.48" calcext:value-type="float">
            <text:p>92,48</text:p>
          </table:table-cell>
          <table:table-cell office:value-type="float" office:value="83.55" calcext:value-type="float">
            <text:p>83,55</text:p>
          </table:table-cell>
          <table:table-cell office:value-type="float" office:value="92.28" calcext:value-type="float">
            <text:p>92,28</text:p>
          </table:table-cell>
          <table:table-cell office:value-type="float" office:value="80.91" calcext:value-type="float">
            <text:p>80,91</text:p>
          </table:table-cell>
          <table:table-cell office:value-type="float" office:value="92.36" calcext:value-type="float">
            <text:p>92,36</text:p>
          </table:table-cell>
          <table:table-cell office:value-type="float" office:value="75.39" calcext:value-type="float">
            <text:p>75,39</text:p>
          </table:table-cell>
          <table:table-cell office:value-type="float" office:value="72.02" calcext:value-type="float">
            <text:p>72,02</text:p>
          </table:table-cell>
        </table:table-row>
        <table:table-row table:style-name="ro1">
          <table:table-cell office:value-type="string" calcext:value-type="string">
            <text:p>uniform-l10,0.2,False</text:p>
          </table:table-cell>
          <table:table-cell office:value-type="float" office:value="54.84" calcext:value-type="float">
            <text:p>54,84</text:p>
          </table:table-cell>
          <table:table-cell office:value-type="float" office:value="63" calcext:value-type="float">
            <text:p>63</text:p>
          </table:table-cell>
          <table:table-cell office:value-type="float" office:value="78.96" calcext:value-type="float">
            <text:p>78,96</text:p>
          </table:table-cell>
          <table:table-cell office:value-type="float" office:value="79.64" calcext:value-type="float">
            <text:p>79,64</text:p>
          </table:table-cell>
          <table:table-cell office:value-type="float" office:value="88.42" calcext:value-type="float">
            <text:p>88,42</text:p>
          </table:table-cell>
          <table:table-cell office:value-type="float" office:value="77.44" calcext:value-type="float">
            <text:p>77,44</text:p>
          </table:table-cell>
          <table:table-cell office:value-type="float" office:value="91.11" calcext:value-type="float">
            <text:p>91,11</text:p>
          </table:table-cell>
          <table:table-cell office:value-type="float" office:value="71.48" calcext:value-type="float">
            <text:p>71,48</text:p>
          </table:table-cell>
          <table:table-cell office:value-type="float" office:value="91.07" calcext:value-type="float">
            <text:p>91,07</text:p>
          </table:table-cell>
          <table:table-cell office:value-type="float" office:value="66.58" calcext:value-type="float">
            <text:p>66,58</text:p>
          </table:table-cell>
          <table:table-cell office:value-type="float" office:value="90.11" calcext:value-type="float">
            <text:p>90,11</text:p>
          </table:table-cell>
          <table:table-cell office:value-type="float" office:value="65.54" calcext:value-type="float">
            <text:p>65,54</text:p>
          </table:table-cell>
          <table:table-cell office:value-type="float" office:value="60.39" calcext:value-type="float">
            <text:p>60,39</text:p>
          </table:table-cell>
        </table:table-row>
        <table:table-row table:style-name="ro1">
          <table:table-cell office:value-type="string" calcext:value-type="string">
            <text:p>uniform-l10,0.25,False</text:p>
          </table:table-cell>
          <table:table-cell office:value-type="float" office:value="39.38" calcext:value-type="float">
            <text:p>39,38</text:p>
          </table:table-cell>
          <table:table-cell office:value-type="float" office:value="45.24" calcext:value-type="float">
            <text:p>45,24</text:p>
          </table:table-cell>
          <table:table-cell office:value-type="float" office:value="63.47" calcext:value-type="float">
            <text:p>63,47</text:p>
          </table:table-cell>
          <table:table-cell office:value-type="float" office:value="63.79" calcext:value-type="float">
            <text:p>63,79</text:p>
          </table:table-cell>
          <table:table-cell office:value-type="float" office:value="82.54" calcext:value-type="float">
            <text:p>82,54</text:p>
          </table:table-cell>
          <table:table-cell office:value-type="float" office:value="60.18" calcext:value-type="float">
            <text:p>60,18</text:p>
          </table:table-cell>
          <table:table-cell office:value-type="float" office:value="86.26" calcext:value-type="float">
            <text:p>86,26</text:p>
          </table:table-cell>
          <table:table-cell office:value-type="float" office:value="53.87" calcext:value-type="float">
            <text:p>53,87</text:p>
          </table:table-cell>
          <table:table-cell office:value-type="float" office:value="85.67" calcext:value-type="float">
            <text:p>85,67</text:p>
          </table:table-cell>
          <table:table-cell office:value-type="float" office:value="45.52" calcext:value-type="float">
            <text:p>45,52</text:p>
          </table:table-cell>
          <table:table-cell office:value-type="float" office:value="82.24" calcext:value-type="float">
            <text:p>82,24</text:p>
          </table:table-cell>
          <table:table-cell office:value-type="float" office:value="51.95" calcext:value-type="float">
            <text:p>51,95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string" calcext:value-type="string">
            <text:p>uniform-l10,0.3,False</text:p>
          </table:table-cell>
          <table:table-cell office:value-type="float" office:value="27.5" calcext:value-type="float">
            <text:p>27,5</text:p>
          </table:table-cell>
          <table:table-cell office:value-type="float" office:value="31.7" calcext:value-type="float">
            <text:p>31,7</text:p>
          </table:table-cell>
          <table:table-cell office:value-type="float" office:value="44.5" calcext:value-type="float">
            <text:p>44,5</text:p>
          </table:table-cell>
          <table:table-cell office:value-type="float" office:value="45.93" calcext:value-type="float">
            <text:p>45,93</text:p>
          </table:table-cell>
          <table:table-cell office:value-type="float" office:value="74.65" calcext:value-type="float">
            <text:p>74,65</text:p>
          </table:table-cell>
          <table:table-cell office:value-type="float" office:value="41.85" calcext:value-type="float">
            <text:p>41,85</text:p>
          </table:table-cell>
          <table:table-cell office:value-type="float" office:value="77.42" calcext:value-type="float">
            <text:p>77,42</text:p>
          </table:table-cell>
          <table:table-cell office:value-type="float" office:value="38.16" calcext:value-type="float">
            <text:p>38,16</text:p>
          </table:table-cell>
          <table:table-cell office:value-type="float" office:value="75.25" calcext:value-type="float">
            <text:p>75,25</text:p>
          </table:table-cell>
          <table:table-cell office:value-type="float" office:value="30.65" calcext:value-type="float">
            <text:p>30,65</text:p>
          </table:table-cell>
          <table:table-cell office:value-type="float" office:value="67.79" calcext:value-type="float">
            <text:p>67,79</text:p>
          </table:table-cell>
          <table:table-cell office:value-type="float" office:value="40.9" calcext:value-type="float">
            <text:p>40,9</text:p>
          </table:table-cell>
          <table:table-cell office:value-type="float" office:value="34.17" calcext:value-type="float">
            <text:p>34,17</text:p>
          </table:table-cell>
        </table:table-row>
        <table:table-row table:style-name="ro1">
          <table:table-cell office:value-type="string" calcext:value-type="string">
            <text:p>uniform-l50,0.01,False</text:p>
          </table:table-cell>
          <table:table-cell office:value-type="float" office:value="94.15" calcext:value-type="float">
            <text:p>94,15</text:p>
          </table:table-cell>
          <table:table-cell office:value-type="float" office:value="94.43" calcext:value-type="float">
            <text:p>94,43</text:p>
          </table:table-cell>
          <table:table-cell office:value-type="float" office:value="93.95" calcext:value-type="float">
            <text:p>93,95</text:p>
          </table:table-cell>
          <table:table-cell office:value-type="float" office:value="94.24" calcext:value-type="float">
            <text:p>94,24</text:p>
          </table:table-cell>
          <table:table-cell office:value-type="float" office:value="93.32" calcext:value-type="float">
            <text:p>93,32</text:p>
          </table:table-cell>
          <table:table-cell office:value-type="float" office:value="94.08" calcext:value-type="float">
            <text:p>94,08</text:p>
          </table:table-cell>
          <table:table-cell office:value-type="float" office:value="92.64" calcext:value-type="float">
            <text:p>92,64</text:p>
          </table:table-cell>
          <table:table-cell office:value-type="float" office:value="94.23" calcext:value-type="float">
            <text:p>94,23</text:p>
          </table:table-cell>
          <table:table-cell office:value-type="float" office:value="92.56" calcext:value-type="float">
            <text:p>92,56</text:p>
          </table:table-cell>
          <table:table-cell office:value-type="float" office:value="94.34" calcext:value-type="float">
            <text:p>94,34</text:p>
          </table:table-cell>
          <table:table-cell office:value-type="float" office:value="92.9" calcext:value-type="float">
            <text:p>92,9</text:p>
          </table:table-cell>
          <table:table-cell office:value-type="float" office:value="94.33" calcext:value-type="float">
            <text:p>94,33</text:p>
          </table:table-cell>
          <table:table-cell office:value-type="float" office:value="94.38" calcext:value-type="float">
            <text:p>94,38</text:p>
          </table:table-cell>
        </table:table-row>
        <table:table-row table:style-name="ro1">
          <table:table-cell office:value-type="string" calcext:value-type="string">
            <text:p>uniform-l50,0.02,False</text:p>
          </table:table-cell>
          <table:table-cell office:value-type="float" office:value="93.47" calcext:value-type="float">
            <text:p>93,47</text:p>
          </table:table-cell>
          <table:table-cell office:value-type="float" office:value="94.54" calcext:value-type="float">
            <text:p>94,54</text:p>
          </table:table-cell>
          <table:table-cell office:value-type="float" office:value="94.06" calcext:value-type="float">
            <text:p>94,06</text:p>
          </table:table-cell>
          <table:table-cell office:value-type="float" office:value="94.19" calcext:value-type="float">
            <text:p>94,19</text:p>
          </table:table-cell>
          <table:table-cell office:value-type="float" office:value="93.31" calcext:value-type="float">
            <text:p>93,31</text:p>
          </table:table-cell>
          <table:table-cell office:value-type="float" office:value="94.07" calcext:value-type="float">
            <text:p>94,07</text:p>
          </table:table-cell>
          <table:table-cell office:value-type="float" office:value="92.79" calcext:value-type="float">
            <text:p>92,79</text:p>
          </table:table-cell>
          <table:table-cell office:value-type="float" office:value="94.26" calcext:value-type="float">
            <text:p>94,26</text:p>
          </table:table-cell>
          <table:table-cell office:value-type="float" office:value="92.51" calcext:value-type="float">
            <text:p>92,51</text:p>
          </table:table-cell>
          <table:table-cell office:value-type="float" office:value="94.38" calcext:value-type="float">
            <text:p>94,38</text:p>
          </table:table-cell>
          <table:table-cell office:value-type="float" office:value="92.95" calcext:value-type="float">
            <text:p>92,95</text:p>
          </table:table-cell>
          <table:table-cell office:value-type="float" office:value="93.64" calcext:value-type="float">
            <text:p>93,64</text:p>
          </table:table-cell>
          <table:table-cell office:value-type="float" office:value="93.91" calcext:value-type="float">
            <text:p>93,91</text:p>
          </table:table-cell>
        </table:table-row>
        <table:table-row table:style-name="ro1">
          <table:table-cell office:value-type="string" calcext:value-type="string">
            <text:p>uniform-l50,0.03,False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94.05" calcext:value-type="float">
            <text:p>94,05</text:p>
          </table:table-cell>
          <table:table-cell office:value-type="float" office:value="94.35" calcext:value-type="float">
            <text:p>94,35</text:p>
          </table:table-cell>
          <table:table-cell office:value-type="float" office:value="93.3" calcext:value-type="float">
            <text:p>93,3</text:p>
          </table:table-cell>
          <table:table-cell office:value-type="float" office:value="94.09" calcext:value-type="float">
            <text:p>94,09</text:p>
          </table:table-cell>
          <table:table-cell office:value-type="float" office:value="92.69" calcext:value-type="float">
            <text:p>92,69</text:p>
          </table:table-cell>
          <table:table-cell office:value-type="float" office:value="94.21" calcext:value-type="float">
            <text:p>94,21</text:p>
          </table:table-cell>
          <table:table-cell office:value-type="float" office:value="92.74" calcext:value-type="float">
            <text:p>92,74</text:p>
          </table:table-cell>
          <table:table-cell office:value-type="float" office:value="94.33" calcext:value-type="float">
            <text:p>94,33</text:p>
          </table:table-cell>
          <table:table-cell office:value-type="float" office:value="93.05" calcext:value-type="float">
            <text:p>93,05</text:p>
          </table:table-cell>
          <table:table-cell table:number-columns-repeated="2" office:value-type="float" office:value="92.59" calcext:value-type="float">
            <text:p>92,59</text:p>
          </table:table-cell>
        </table:table-row>
        <table:table-row table:style-name="ro1">
          <table:table-cell office:value-type="string" calcext:value-type="string">
            <text:p>uniform-l50,0.04,False</text:p>
          </table:table-cell>
          <table:table-cell office:value-type="float" office:value="89.98" calcext:value-type="float">
            <text:p>89,98</text:p>
          </table:table-cell>
          <table:table-cell office:value-type="float" office:value="93.37" calcext:value-type="float">
            <text:p>93,37</text:p>
          </table:table-cell>
          <table:table-cell office:value-type="float" office:value="93.77" calcext:value-type="float">
            <text:p>93,77</text:p>
          </table:table-cell>
          <table:table-cell office:value-type="float" office:value="93.95" calcext:value-type="float">
            <text:p>93,95</text:p>
          </table:table-cell>
          <table:table-cell office:value-type="float" office:value="93.41" calcext:value-type="float">
            <text:p>93,41</text:p>
          </table:table-cell>
          <table:table-cell office:value-type="float" office:value="93.95" calcext:value-type="float">
            <text:p>93,95</text:p>
          </table:table-cell>
          <table:table-cell office:value-type="float" office:value="92.83" calcext:value-type="float">
            <text:p>92,83</text:p>
          </table:table-cell>
          <table:table-cell office:value-type="float" office:value="94.02" calcext:value-type="float">
            <text:p>94,02</text:p>
          </table:table-cell>
          <table:table-cell office:value-type="float" office:value="92.67" calcext:value-type="float">
            <text:p>92,67</text:p>
          </table:table-cell>
          <table:table-cell office:value-type="float" office:value="93.98" calcext:value-type="float">
            <text:p>93,98</text:p>
          </table:table-cell>
          <table:table-cell office:value-type="float" office:value="93.02" calcext:value-type="float">
            <text:p>93,02</text:p>
          </table:table-cell>
          <table:table-cell office:value-type="float" office:value="90.89" calcext:value-type="float">
            <text:p>90,89</text:p>
          </table:table-cell>
          <table:table-cell office:value-type="float" office:value="90.72" calcext:value-type="float">
            <text:p>90,72</text:p>
          </table:table-cell>
        </table:table-row>
        <table:table-row table:style-name="ro1">
          <table:table-cell office:value-type="string" calcext:value-type="string">
            <text:p>uniform-l50,0.06,False</text:p>
          </table:table-cell>
          <table:table-cell office:value-type="float" office:value="84.47" calcext:value-type="float">
            <text:p>84,47</text:p>
          </table:table-cell>
          <table:table-cell office:value-type="float" office:value="90.34" calcext:value-type="float">
            <text:p>90,34</text:p>
          </table:table-cell>
          <table:table-cell office:value-type="float" office:value="93.24" calcext:value-type="float">
            <text:p>93,24</text:p>
          </table:table-cell>
          <table:table-cell office:value-type="float" office:value="93.03" calcext:value-type="float">
            <text:p>93,03</text:p>
          </table:table-cell>
          <table:table-cell office:value-type="float" office:value="93.09" calcext:value-type="float">
            <text:p>93,09</text:p>
          </table:table-cell>
          <table:table-cell office:value-type="float" office:value="93.35" calcext:value-type="float">
            <text:p>93,35</text:p>
          </table:table-cell>
          <table:table-cell office:value-type="float" office:value="92.81" calcext:value-type="float">
            <text:p>92,81</text:p>
          </table:table-cell>
          <table:table-cell office:value-type="float" office:value="92.77" calcext:value-type="float">
            <text:p>92,77</text:p>
          </table:table-cell>
          <table:table-cell office:value-type="float" office:value="92.74" calcext:value-type="float">
            <text:p>92,74</text:p>
          </table:table-cell>
          <table:table-cell office:value-type="float" office:value="91.96" calcext:value-type="float">
            <text:p>91,96</text:p>
          </table:table-cell>
          <table:table-cell office:value-type="float" office:value="93.16" calcext:value-type="float">
            <text:p>93,16</text:p>
          </table:table-cell>
          <table:table-cell office:value-type="float" office:value="86.4" calcext:value-type="float">
            <text:p>86,4</text:p>
          </table:table-cell>
          <table:table-cell office:value-type="float" office:value="85.83" calcext:value-type="float">
            <text:p>85,83</text:p>
          </table:table-cell>
        </table:table-row>
        <table:table-row table:style-name="ro1">
          <table:table-cell office:value-type="string" calcext:value-type="string">
            <text:p>uniform-l50,0.08,False</text:p>
          </table:table-cell>
          <table:table-cell office:value-type="float" office:value="75.96" calcext:value-type="float">
            <text:p>75,96</text:p>
          </table:table-cell>
          <table:table-cell office:value-type="float" office:value="84.12" calcext:value-type="float">
            <text:p>84,12</text:p>
          </table:table-cell>
          <table:table-cell office:value-type="float" office:value="91.25" calcext:value-type="float">
            <text:p>91,25</text:p>
          </table:table-cell>
          <table:table-cell office:value-type="float" office:value="90.97" calcext:value-type="float">
            <text:p>90,97</text:p>
          </table:table-cell>
          <table:table-cell office:value-type="float" office:value="92.19" calcext:value-type="float">
            <text:p>92,19</text:p>
          </table:table-cell>
          <table:table-cell office:value-type="float" office:value="91.21" calcext:value-type="float">
            <text:p>91,21</text:p>
          </table:table-cell>
          <table:table-cell office:value-type="float" office:value="92.77" calcext:value-type="float">
            <text:p>92,77</text:p>
          </table:table-cell>
          <table:table-cell office:value-type="float" office:value="88.96" calcext:value-type="float">
            <text:p>88,96</text:p>
          </table:table-cell>
          <table:table-cell office:value-type="float" office:value="92.86" calcext:value-type="float">
            <text:p>92,86</text:p>
          </table:table-cell>
          <table:table-cell office:value-type="float" office:value="87.37" calcext:value-type="float">
            <text:p>87,37</text:p>
          </table:table-cell>
          <table:table-cell office:value-type="float" office:value="93.16" calcext:value-type="float">
            <text:p>93,16</text:p>
          </table:table-cell>
          <table:table-cell office:value-type="float" office:value="80.82" calcext:value-type="float">
            <text:p>80,82</text:p>
          </table:table-cell>
          <table:table-cell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uniform-l50,0.1,False</text:p>
          </table:table-cell>
          <table:table-cell office:value-type="float" office:value="66.1" calcext:value-type="float">
            <text:p>66,1</text:p>
          </table:table-cell>
          <table:table-cell office:value-type="float" office:value="74.85" calcext:value-type="float">
            <text:p>74,85</text:p>
          </table:table-cell>
          <table:table-cell office:value-type="float" office:value="86.66" calcext:value-type="float">
            <text:p>86,66</text:p>
          </table:table-cell>
          <table:table-cell office:value-type="float" office:value="86.24" calcext:value-type="float">
            <text:p>86,24</text:p>
          </table:table-cell>
          <table:table-cell office:value-type="float" office:value="90.97" calcext:value-type="float">
            <text:p>90,97</text:p>
          </table:table-cell>
          <table:table-cell office:value-type="float" office:value="86.29" calcext:value-type="float">
            <text:p>86,29</text:p>
          </table:table-cell>
          <table:table-cell office:value-type="float" office:value="92.11" calcext:value-type="float">
            <text:p>92,11</text:p>
          </table:table-cell>
          <table:table-cell office:value-type="float" office:value="82.24" calcext:value-type="float">
            <text:p>82,24</text:p>
          </table:table-cell>
          <table:table-cell office:value-type="float" office:value="92.31" calcext:value-type="float">
            <text:p>92,31</text:p>
          </table:table-cell>
          <table:table-cell office:value-type="float" office:value="79.25" calcext:value-type="float">
            <text:p>79,25</text:p>
          </table:table-cell>
          <table:table-cell office:value-type="float" office:value="91.86" calcext:value-type="float">
            <text:p>91,86</text:p>
          </table:table-cell>
          <table:table-cell office:value-type="float" office:value="73.48" calcext:value-type="float">
            <text:p>73,48</text:p>
          </table:table-cell>
          <table:table-cell office:value-type="float" office:value="69.97" calcext:value-type="float">
            <text:p>69,97</text:p>
          </table:table-cell>
        </table:table-row>
        <table:table-row table:style-name="ro1">
          <table:table-cell office:value-type="string" calcext:value-type="string">
            <text:p>uniform-l50,0.12,False</text:p>
          </table:table-cell>
          <table:table-cell office:value-type="float" office:value="55.85" calcext:value-type="float">
            <text:p>55,85</text:p>
          </table:table-cell>
          <table:table-cell office:value-type="float" office:value="63.11" calcext:value-type="float">
            <text:p>63,11</text:p>
          </table:table-cell>
          <table:table-cell office:value-type="float" office:value="79.79" calcext:value-type="float">
            <text:p>79,79</text:p>
          </table:table-cell>
          <table:table-cell office:value-type="float" office:value="79.16" calcext:value-type="float">
            <text:p>79,16</text:p>
          </table:table-cell>
          <table:table-cell office:value-type="float" office:value="88.3" calcext:value-type="float">
            <text:p>88,3</text:p>
          </table:table-cell>
          <table:table-cell office:value-type="float" office:value="77.82" calcext:value-type="float">
            <text:p>77,82</text:p>
          </table:table-cell>
          <table:table-cell office:value-type="float" office:value="91.02" calcext:value-type="float">
            <text:p>91,02</text:p>
          </table:table-cell>
          <table:table-cell office:value-type="float" office:value="71.78" calcext:value-type="float">
            <text:p>71,78</text:p>
          </table:table-cell>
          <table:table-cell office:value-type="float" office:value="90.83" calcext:value-type="float">
            <text:p>90,83</text:p>
          </table:table-cell>
          <table:table-cell office:value-type="float" office:value="66.18" calcext:value-type="float">
            <text:p>66,18</text:p>
          </table:table-cell>
          <table:table-cell office:value-type="float" office:value="90.17" calcext:value-type="float">
            <text:p>90,17</text:p>
          </table:table-cell>
          <table:table-cell office:value-type="float" office:value="64.74" calcext:value-type="float">
            <text:p>64,74</text:p>
          </table:table-cell>
          <table:table-cell office:value-type="float" office:value="60.25" calcext:value-type="float">
            <text:p>60,25</text:p>
          </table:table-cell>
        </table:table-row>
        <table:table-row table:style-name="ro1">
          <table:table-cell office:value-type="string" calcext:value-type="string">
            <text:p>uniform-l50,0.15,False</text:p>
          </table:table-cell>
          <table:table-cell office:value-type="float" office:value="39.56" calcext:value-type="float">
            <text:p>39,56</text:p>
          </table:table-cell>
          <table:table-cell office:value-type="float" office:value="45.34" calcext:value-type="float">
            <text:p>45,34</text:p>
          </table:table-cell>
          <table:table-cell office:value-type="float" office:value="62.94" calcext:value-type="float">
            <text:p>62,94</text:p>
          </table:table-cell>
          <table:table-cell office:value-type="float" office:value="64.27" calcext:value-type="float">
            <text:p>64,27</text:p>
          </table:table-cell>
          <table:table-cell office:value-type="float" office:value="82.38" calcext:value-type="float">
            <text:p>82,38</text:p>
          </table:table-cell>
          <table:table-cell office:value-type="float" office:value="59.97" calcext:value-type="float">
            <text:p>59,97</text:p>
          </table:table-cell>
          <table:table-cell office:value-type="float" office:value="86.52" calcext:value-type="float">
            <text:p>86,52</text:p>
          </table:table-cell>
          <table:table-cell office:value-type="float" office:value="53.77" calcext:value-type="float">
            <text:p>53,77</text:p>
          </table:table-cell>
          <table:table-cell office:value-type="float" office:value="85.43" calcext:value-type="float">
            <text:p>85,43</text:p>
          </table:table-cell>
          <table:table-cell office:value-type="float" office:value="45.18" calcext:value-type="float">
            <text:p>45,18</text:p>
          </table:table-cell>
          <table:table-cell office:value-type="float" office:value="82.19" calcext:value-type="float">
            <text:p>82,19</text:p>
          </table:table-cell>
          <table:table-cell office:value-type="float" office:value="51.53" calcext:value-type="float">
            <text:p>51,53</text:p>
          </table:table-cell>
          <table:table-cell office:value-type="float" office:value="45.96" calcext:value-type="float">
            <text:p>45,96</text:p>
          </table:table-cell>
        </table:table-row>
        <table:table-row table:style-name="ro1">
          <table:table-cell office:value-type="string" calcext:value-type="string">
            <text:p>uniform-l50,0.18,False</text:p>
          </table:table-cell>
          <table:table-cell office:value-type="float" office:value="27.87" calcext:value-type="float">
            <text:p>27,87</text:p>
          </table:table-cell>
          <table:table-cell office:value-type="float" office:value="31.51" calcext:value-type="float">
            <text:p>31,51</text:p>
          </table:table-cell>
          <table:table-cell office:value-type="float" office:value="44.34" calcext:value-type="float">
            <text:p>44,34</text:p>
          </table:table-cell>
          <table:table-cell office:value-type="float" office:value="47.19" calcext:value-type="float">
            <text:p>47,19</text:p>
          </table:table-cell>
          <table:table-cell office:value-type="float" office:value="74.38" calcext:value-type="float">
            <text:p>74,38</text:p>
          </table:table-cell>
          <table:table-cell office:value-type="float" office:value="42.19" calcext:value-type="float">
            <text:p>42,19</text:p>
          </table:table-cell>
          <table:table-cell office:value-type="float" office:value="77.46" calcext:value-type="float">
            <text:p>77,46</text:p>
          </table:table-cell>
          <table:table-cell office:value-type="float" office:value="38.75" calcext:value-type="float">
            <text:p>38,75</text:p>
          </table:table-cell>
          <table:table-cell office:value-type="float" office:value="75.5" calcext:value-type="float">
            <text:p>75,5</text:p>
          </table:table-cell>
          <table:table-cell office:value-type="float" office:value="30.95" calcext:value-type="float">
            <text:p>30,95</text:p>
          </table:table-cell>
          <table:table-cell office:value-type="float" office:value="68.6" calcext:value-type="float">
            <text:p>68,6</text:p>
          </table:table-cell>
          <table:table-cell office:value-type="float" office:value="40.53" calcext:value-type="float">
            <text:p>40,53</text:p>
          </table:table-cell>
          <table:table-cell office:value-type="float" office:value="33.66" calcext:value-type="float">
            <text:p>33,66</text:p>
          </table:table-cell>
        </table:table-row>
        <table:table-row table:style-name="ro1">
          <table:table-cell office:value-type="string" calcext:value-type="string">
            <text:p>uniform-l200,0.01,False</text:p>
          </table:table-cell>
          <table:table-cell office:value-type="float" office:value="94.17" calcext:value-type="float">
            <text:p>94,17</text:p>
          </table:table-cell>
          <table:table-cell office:value-type="float" office:value="94.49" calcext:value-type="float">
            <text:p>94,49</text:p>
          </table:table-cell>
          <table:table-cell office:value-type="float" office:value="93.95" calcext:value-type="float">
            <text:p>93,95</text:p>
          </table:table-cell>
          <table:table-cell office:value-type="float" office:value="94.29" calcext:value-type="float">
            <text:p>94,29</text:p>
          </table:table-cell>
          <table:table-cell office:value-type="float" office:value="93.37" calcext:value-type="float">
            <text:p>93,37</text:p>
          </table:table-cell>
          <table:table-cell office:value-type="float" office:value="94.06" calcext:value-type="float">
            <text:p>94,06</text:p>
          </table:table-cell>
          <table:table-cell office:value-type="float" office:value="92.75" calcext:value-type="float">
            <text:p>92,75</text:p>
          </table:table-cell>
          <table:table-cell office:value-type="float" office:value="94.29" calcext:value-type="float">
            <text:p>94,29</text:p>
          </table:table-cell>
          <table:table-cell office:value-type="float" office:value="92.5" calcext:value-type="float">
            <text:p>92,5</text:p>
          </table:table-cell>
          <table:table-cell office:value-type="float" office:value="94.42" calcext:value-type="float">
            <text:p>94,42</text:p>
          </table:table-cell>
          <table:table-cell office:value-type="float" office:value="92.9" calcext:value-type="float">
            <text:p>92,9</text:p>
          </table:table-cell>
          <table:table-cell office:value-type="float" office:value="94.31" calcext:value-type="float">
            <text:p>94,31</text:p>
          </table:table-cell>
          <table:table-cell office:value-type="float" office:value="94.3" calcext:value-type="float">
            <text:p>94,3</text:p>
          </table:table-cell>
        </table:table-row>
        <table:table-row table:style-name="ro1">
          <table:table-cell office:value-type="string" calcext:value-type="string">
            <text:p>uniform-l200,0.02,False</text:p>
          </table:table-cell>
          <table:table-cell office:value-type="float" office:value="93.27" calcext:value-type="float">
            <text:p>93,27</text:p>
          </table:table-cell>
          <table:table-cell office:value-type="float" office:value="94.35" calcext:value-type="float">
            <text:p>94,35</text:p>
          </table:table-cell>
          <table:table-cell office:value-type="float" office:value="94.01" calcext:value-type="float">
            <text:p>94,01</text:p>
          </table:table-cell>
          <table:table-cell office:value-type="float" office:value="94.31" calcext:value-type="float">
            <text:p>94,31</text:p>
          </table:table-cell>
          <table:table-cell office:value-type="float" office:value="93.32" calcext:value-type="float">
            <text:p>93,32</text:p>
          </table:table-cell>
          <table:table-cell office:value-type="float" office:value="94.19" calcext:value-type="float">
            <text:p>94,19</text:p>
          </table:table-cell>
          <table:table-cell office:value-type="float" office:value="92.73" calcext:value-type="float">
            <text:p>92,73</text:p>
          </table:table-cell>
          <table:table-cell office:value-type="float" office:value="94.18" calcext:value-type="float">
            <text:p>94,18</text:p>
          </table:table-cell>
          <table:table-cell office:value-type="float" office:value="92.5" calcext:value-type="float">
            <text:p>92,5</text:p>
          </table:table-cell>
          <table:table-cell office:value-type="float" office:value="94.37" calcext:value-type="float">
            <text:p>94,37</text:p>
          </table:table-cell>
          <table:table-cell office:value-type="float" office:value="92.89" calcext:value-type="float">
            <text:p>92,89</text:p>
          </table:table-cell>
          <table:table-cell office:value-type="float" office:value="93.65" calcext:value-type="float">
            <text:p>93,65</text:p>
          </table:table-cell>
          <table:table-cell office:value-type="float" office:value="93.75" calcext:value-type="float">
            <text:p>93,75</text:p>
          </table:table-cell>
        </table:table-row>
        <table:table-row table:style-name="ro1">
          <table:table-cell office:value-type="string" calcext:value-type="string">
            <text:p>uniform-l200,0.03,False</text:p>
          </table:table-cell>
          <table:table-cell office:value-type="float" office:value="91.62" calcext:value-type="float">
            <text:p>91,62</text:p>
          </table:table-cell>
          <table:table-cell office:value-type="float" office:value="93.96" calcext:value-type="float">
            <text:p>93,96</text:p>
          </table:table-cell>
          <table:table-cell office:value-type="float" office:value="94.05" calcext:value-type="float">
            <text:p>94,05</text:p>
          </table:table-cell>
          <table:table-cell office:value-type="float" office:value="94.22" calcext:value-type="float">
            <text:p>94,22</text:p>
          </table:table-cell>
          <table:table-cell office:value-type="float" office:value="93.32" calcext:value-type="float">
            <text:p>93,32</text:p>
          </table:table-cell>
          <table:table-cell office:value-type="float" office:value="94" calcext:value-type="float">
            <text:p>94</text:p>
          </table:table-cell>
          <table:table-cell office:value-type="float" office:value="92.73" calcext:value-type="float">
            <text:p>92,73</text:p>
          </table:table-cell>
          <table:table-cell office:value-type="float" office:value="94.09" calcext:value-type="float">
            <text:p>94,09</text:p>
          </table:table-cell>
          <table:table-cell office:value-type="float" office:value="92.64" calcext:value-type="float">
            <text:p>92,64</text:p>
          </table:table-cell>
          <table:table-cell office:value-type="float" office:value="94.31" calcext:value-type="float">
            <text:p>94,31</text:p>
          </table:table-cell>
          <table:table-cell office:value-type="float" office:value="92.98" calcext:value-type="float">
            <text:p>92,98</text:p>
          </table:table-cell>
          <table:table-cell office:value-type="float" office:value="92.33" calcext:value-type="float">
            <text:p>92,33</text:p>
          </table:table-cell>
          <table:table-cell office:value-type="float" office:value="92.27" calcext:value-type="float">
            <text:p>92,27</text:p>
          </table:table-cell>
        </table:table-row>
        <table:table-row table:style-name="ro1">
          <table:table-cell office:value-type="string" calcext:value-type="string">
            <text:p>uniform-l200,0.04,False</text:p>
          </table:table-cell>
          <table:table-cell office:value-type="float" office:value="89.05" calcext:value-type="float">
            <text:p>89,05</text:p>
          </table:table-cell>
          <table:table-cell office:value-type="float" office:value="93.16" calcext:value-type="float">
            <text:p>93,16</text:p>
          </table:table-cell>
          <table:table-cell office:value-type="float" office:value="94.09" calcext:value-type="float">
            <text:p>94,09</text:p>
          </table:table-cell>
          <table:table-cell office:value-type="float" office:value="94.07" calcext:value-type="float">
            <text:p>94,07</text:p>
          </table:table-cell>
          <table:table-cell office:value-type="float" office:value="93.29" calcext:value-type="float">
            <text:p>93,29</text:p>
          </table:table-cell>
          <table:table-cell office:value-type="float" office:value="93.88" calcext:value-type="float">
            <text:p>93,88</text:p>
          </table:table-cell>
          <table:table-cell office:value-type="float" office:value="92.78" calcext:value-type="float">
            <text:p>92,78</text:p>
          </table:table-cell>
          <table:table-cell office:value-type="float" office:value="93.91" calcext:value-type="float">
            <text:p>93,91</text:p>
          </table:table-cell>
          <table:table-cell office:value-type="float" office:value="92.58" calcext:value-type="float">
            <text:p>92,58</text:p>
          </table:table-cell>
          <table:table-cell office:value-type="float" office:value="93.71" calcext:value-type="float">
            <text:p>93,71</text:p>
          </table:table-cell>
          <table:table-cell office:value-type="float" office:value="93.05" calcext:value-type="float">
            <text:p>93,05</text:p>
          </table:table-cell>
          <table:table-cell office:value-type="float" office:value="90.52" calcext:value-type="float">
            <text:p>90,52</text:p>
          </table:table-cell>
          <table:table-cell office:value-type="float" office:value="90.1" calcext:value-type="float">
            <text:p>90,1</text:p>
          </table:table-cell>
        </table:table-row>
        <table:table-row table:style-name="ro1">
          <table:table-cell office:value-type="string" calcext:value-type="string">
            <text:p>uniform-l200,0.05,False</text:p>
          </table:table-cell>
          <table:table-cell office:value-type="float" office:value="86.16" calcext:value-type="float">
            <text:p>86,16</text:p>
          </table:table-cell>
          <table:table-cell office:value-type="float" office:value="91.64" calcext:value-type="float">
            <text:p>91,64</text:p>
          </table:table-cell>
          <table:table-cell office:value-type="float" office:value="93.59" calcext:value-type="float">
            <text:p>93,59</text:p>
          </table:table-cell>
          <table:table-cell office:value-type="float" office:value="93.42" calcext:value-type="float">
            <text:p>93,42</text:p>
          </table:table-cell>
          <table:table-cell office:value-type="float" office:value="93.24" calcext:value-type="float">
            <text:p>93,24</text:p>
          </table:table-cell>
          <table:table-cell office:value-type="float" office:value="93.53" calcext:value-type="float">
            <text:p>93,53</text:p>
          </table:table-cell>
          <table:table-cell office:value-type="float" office:value="92.88" calcext:value-type="float">
            <text:p>92,88</text:p>
          </table:table-cell>
          <table:table-cell office:value-type="float" office:value="93.33" calcext:value-type="float">
            <text:p>93,33</text:p>
          </table:table-cell>
          <table:table-cell office:value-type="float" office:value="92.67" calcext:value-type="float">
            <text:p>92,67</text:p>
          </table:table-cell>
          <table:table-cell office:value-type="float" office:value="92.87" calcext:value-type="float">
            <text:p>92,87</text:p>
          </table:table-cell>
          <table:table-cell office:value-type="float" office:value="93.08" calcext:value-type="float">
            <text:p>93,08</text:p>
          </table:table-cell>
          <table:table-cell office:value-type="float" office:value="88.11" calcext:value-type="float">
            <text:p>88,11</text:p>
          </table:table-cell>
          <table:table-cell office:value-type="float" office:value="87.43" calcext:value-type="float">
            <text:p>87,43</text:p>
          </table:table-cell>
        </table:table-row>
        <table:table-row table:style-name="ro1">
          <table:table-cell office:value-type="string" calcext:value-type="string">
            <text:p>uniform-l200,0.07,False</text:p>
          </table:table-cell>
          <table:table-cell office:value-type="float" office:value="78.69" calcext:value-type="float">
            <text:p>78,69</text:p>
          </table:table-cell>
          <table:table-cell office:value-type="float" office:value="85.98" calcext:value-type="float">
            <text:p>85,98</text:p>
          </table:table-cell>
          <table:table-cell office:value-type="float" office:value="91.75" calcext:value-type="float">
            <text:p>91,75</text:p>
          </table:table-cell>
          <table:table-cell office:value-type="float" office:value="91.69" calcext:value-type="float">
            <text:p>91,69</text:p>
          </table:table-cell>
          <table:table-cell office:value-type="float" office:value="92.35" calcext:value-type="float">
            <text:p>92,35</text:p>
          </table:table-cell>
          <table:table-cell office:value-type="float" office:value="91.77" calcext:value-type="float">
            <text:p>91,77</text:p>
          </table:table-cell>
          <table:table-cell office:value-type="float" office:value="92.61" calcext:value-type="float">
            <text:p>92,61</text:p>
          </table:table-cell>
          <table:table-cell office:value-type="float" office:value="90.17" calcext:value-type="float">
            <text:p>90,17</text:p>
          </table:table-cell>
          <table:table-cell office:value-type="float" office:value="93" calcext:value-type="float">
            <text:p>93</text:p>
          </table:table-cell>
          <table:table-cell office:value-type="float" office:value="88.61" calcext:value-type="float">
            <text:p>88,61</text:p>
          </table:table-cell>
          <table:table-cell office:value-type="float" office:value="93.2" calcext:value-type="float">
            <text:p>93,2</text:p>
          </table:table-cell>
          <table:table-cell office:value-type="float" office:value="82.1" calcext:value-type="float">
            <text:p>82,1</text:p>
          </table:table-cell>
          <table:table-cell office:value-type="float" office:value="80.33" calcext:value-type="float">
            <text:p>80,33</text:p>
          </table:table-cell>
        </table:table-row>
        <table:table-row table:style-name="ro1">
          <table:table-cell office:value-type="string" calcext:value-type="string">
            <text:p>uniform-l200,0.09,False</text:p>
          </table:table-cell>
          <table:table-cell office:value-type="float" office:value="67.68" calcext:value-type="float">
            <text:p>67,68</text:p>
          </table:table-cell>
          <table:table-cell office:value-type="float" office:value="76.2" calcext:value-type="float">
            <text:p>76,2</text:p>
          </table:table-cell>
          <table:table-cell office:value-type="float" office:value="87.49" calcext:value-type="float">
            <text:p>87,49</text:p>
          </table:table-cell>
          <table:table-cell office:value-type="float" office:value="87.21" calcext:value-type="float">
            <text:p>87,21</text:p>
          </table:table-cell>
          <table:table-cell office:value-type="float" office:value="90.77" calcext:value-type="float">
            <text:p>90,77</text:p>
          </table:table-cell>
          <table:table-cell office:value-type="float" office:value="86.95" calcext:value-type="float">
            <text:p>86,95</text:p>
          </table:table-cell>
          <table:table-cell office:value-type="float" office:value="92.23" calcext:value-type="float">
            <text:p>92,23</text:p>
          </table:table-cell>
          <table:table-cell office:value-type="float" office:value="83.03" calcext:value-type="float">
            <text:p>83,03</text:p>
          </table:table-cell>
          <table:table-cell office:value-type="float" office:value="92.06" calcext:value-type="float">
            <text:p>92,06</text:p>
          </table:table-cell>
          <table:table-cell office:value-type="float" office:value="80.47" calcext:value-type="float">
            <text:p>80,47</text:p>
          </table:table-cell>
          <table:table-cell office:value-type="float" office:value="92.61" calcext:value-type="float">
            <text:p>92,61</text:p>
          </table:table-cell>
          <table:table-cell office:value-type="float" office:value="74.78" calcext:value-type="float">
            <text:p>74,78</text:p>
          </table:table-cell>
          <table:table-cell office:value-type="float" office:value="71.41" calcext:value-type="float">
            <text:p>71,41</text:p>
          </table:table-cell>
        </table:table-row>
        <table:table-row table:style-name="ro1">
          <table:table-cell office:value-type="string" calcext:value-type="string">
            <text:p>uniform-l200,0.11,False</text:p>
          </table:table-cell>
          <table:table-cell office:value-type="float" office:value="55.79" calcext:value-type="float">
            <text:p>55,79</text:p>
          </table:table-cell>
          <table:table-cell office:value-type="float" office:value="63.79" calcext:value-type="float">
            <text:p>63,79</text:p>
          </table:table-cell>
          <table:table-cell office:value-type="float" office:value="80.15" calcext:value-type="float">
            <text:p>80,15</text:p>
          </table:table-cell>
          <table:table-cell office:value-type="float" office:value="79.93" calcext:value-type="float">
            <text:p>79,93</text:p>
          </table:table-cell>
          <table:table-cell office:value-type="float" office:value="88.69" calcext:value-type="float">
            <text:p>88,69</text:p>
          </table:table-cell>
          <table:table-cell office:value-type="float" office:value="78.43" calcext:value-type="float">
            <text:p>78,43</text:p>
          </table:table-cell>
          <table:table-cell office:value-type="float" office:value="91.4" calcext:value-type="float">
            <text:p>91,4</text:p>
          </table:table-cell>
          <table:table-cell office:value-type="float" office:value="72.69" calcext:value-type="float">
            <text:p>72,69</text:p>
          </table:table-cell>
          <table:table-cell office:value-type="float" office:value="90.99" calcext:value-type="float">
            <text:p>90,99</text:p>
          </table:table-cell>
          <table:table-cell office:value-type="float" office:value="67.42" calcext:value-type="float">
            <text:p>67,42</text:p>
          </table:table-cell>
          <table:table-cell office:value-type="float" office:value="90.08" calcext:value-type="float">
            <text:p>90,08</text:p>
          </table:table-cell>
          <table:table-cell office:value-type="float" office:value="65.52" calcext:value-type="float">
            <text:p>65,52</text:p>
          </table:table-cell>
          <table:table-cell office:value-type="float" office:value="60.01" calcext:value-type="float">
            <text:p>60,01</text:p>
          </table:table-cell>
        </table:table-row>
        <table:table-row table:style-name="ro1">
          <table:table-cell office:value-type="string" calcext:value-type="string">
            <text:p>uniform-l200,0.13,False</text:p>
          </table:table-cell>
          <table:table-cell office:value-type="float" office:value="43.96" calcext:value-type="float">
            <text:p>43,96</text:p>
          </table:table-cell>
          <table:table-cell office:value-type="float" office:value="50.89" calcext:value-type="float">
            <text:p>50,89</text:p>
          </table:table-cell>
          <table:table-cell office:value-type="float" office:value="68.86" calcext:value-type="float">
            <text:p>68,86</text:p>
          </table:table-cell>
          <table:table-cell office:value-type="float" office:value="69.31" calcext:value-type="float">
            <text:p>69,31</text:p>
          </table:table-cell>
          <table:table-cell office:value-type="float" office:value="84.51" calcext:value-type="float">
            <text:p>84,51</text:p>
          </table:table-cell>
          <table:table-cell office:value-type="float" office:value="66.28" calcext:value-type="float">
            <text:p>66,28</text:p>
          </table:table-cell>
          <table:table-cell office:value-type="float" office:value="88.31" calcext:value-type="float">
            <text:p>88,31</text:p>
          </table:table-cell>
          <table:table-cell office:value-type="float" office:value="60.07" calcext:value-type="float">
            <text:p>60,07</text:p>
          </table:table-cell>
          <table:table-cell office:value-type="float" office:value="87.81" calcext:value-type="float">
            <text:p>87,81</text:p>
          </table:table-cell>
          <table:table-cell office:value-type="float" office:value="51.87" calcext:value-type="float">
            <text:p>51,87</text:p>
          </table:table-cell>
          <table:table-cell office:value-type="float" office:value="85.56" calcext:value-type="float">
            <text:p>85,56</text:p>
          </table:table-cell>
          <table:table-cell office:value-type="float" office:value="55.96" calcext:value-type="float">
            <text:p>55,96</text:p>
          </table:table-cell>
          <table:table-cell office:value-type="float" office:value="49.77" calcext:value-type="float">
            <text:p>49,77</text:p>
          </table:table-cell>
        </table:table-row>
        <table:table-row table:style-name="ro1">
          <table:table-cell office:value-type="string" calcext:value-type="string">
            <text:p>uniform-l200,0.15,False</text:p>
          </table:table-cell>
          <table:table-cell office:value-type="float" office:value="34.11" calcext:value-type="float">
            <text:p>34,11</text:p>
          </table:table-cell>
          <table:table-cell office:value-type="float" office:value="38.57" calcext:value-type="float">
            <text:p>38,57</text:p>
          </table:table-cell>
          <table:table-cell office:value-type="float" office:value="55.3" calcext:value-type="float">
            <text:p>55,3</text:p>
          </table:table-cell>
          <table:table-cell office:value-type="float" office:value="56.07" calcext:value-type="float">
            <text:p>56,07</text:p>
          </table:table-cell>
          <table:table-cell office:value-type="float" office:value="79.25" calcext:value-type="float">
            <text:p>79,25</text:p>
          </table:table-cell>
          <table:table-cell office:value-type="float" office:value="52.05" calcext:value-type="float">
            <text:p>52,05</text:p>
          </table:table-cell>
          <table:table-cell office:value-type="float" office:value="83.45" calcext:value-type="float">
            <text:p>83,45</text:p>
          </table:table-cell>
          <table:table-cell office:value-type="float" office:value="46.94" calcext:value-type="float">
            <text:p>46,94</text:p>
          </table:table-cell>
          <table:table-cell office:value-type="float" office:value="82.02" calcext:value-type="float">
            <text:p>82,02</text:p>
          </table:table-cell>
          <table:table-cell office:value-type="float" office:value="38.17" calcext:value-type="float">
            <text:p>38,17</text:p>
          </table:table-cell>
          <table:table-cell office:value-type="float" office:value="77.5" calcext:value-type="float">
            <text:p>77,5</text:p>
          </table:table-cell>
          <table:table-cell office:value-type="float" office:value="46.68" calcext:value-type="float">
            <text:p>46,68</text:p>
          </table:table-cell>
          <table:table-cell office:value-type="float" office:value="40.58" calcext:value-type="float">
            <text:p>40,58</text:p>
          </table:table-cell>
        </table:table-row>
        <table:table-row table:style-name="ro1">
          <table:table-cell office:value-type="string" calcext:value-type="string">
            <text:p>uniform-l0-impulse,0.005,True</text:p>
          </table:table-cell>
          <table:table-cell office:value-type="float" office:value="92.97" calcext:value-type="float">
            <text:p>92,97</text:p>
          </table:table-cell>
          <table:table-cell office:value-type="float" office:value="93.43" calcext:value-type="float">
            <text:p>93,43</text:p>
          </table:table-cell>
          <table:table-cell office:value-type="float" office:value="93.01" calcext:value-type="float">
            <text:p>93,01</text:p>
          </table:table-cell>
          <table:table-cell office:value-type="float" office:value="93.88" calcext:value-type="float">
            <text:p>93,88</text:p>
          </table:table-cell>
          <table:table-cell office:value-type="float" office:value="93.34" calcext:value-type="float">
            <text:p>93,34</text:p>
          </table:table-cell>
          <table:table-cell office:value-type="float" office:value="93.07" calcext:value-type="float">
            <text:p>93,07</text:p>
          </table:table-cell>
          <table:table-cell office:value-type="float" office:value="92.63" calcext:value-type="float">
            <text:p>92,63</text:p>
          </table:table-cell>
          <table:table-cell office:value-type="float" office:value="93.39" calcext:value-type="float">
            <text:p>93,39</text:p>
          </table:table-cell>
          <table:table-cell office:value-type="float" office:value="92.4" calcext:value-type="float">
            <text:p>92,4</text:p>
          </table:table-cell>
          <table:table-cell office:value-type="float" office:value="93.32" calcext:value-type="float">
            <text:p>93,32</text:p>
          </table:table-cell>
          <table:table-cell office:value-type="float" office:value="92.52" calcext:value-type="float">
            <text:p>92,52</text:p>
          </table:table-cell>
          <table:table-cell office:value-type="float" office:value="94.45" calcext:value-type="float">
            <text:p>94,45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uniform-l0-impulse,0.01,True</text:p>
          </table:table-cell>
          <table:table-cell office:value-type="float" office:value="90.34" calcext:value-type="float">
            <text:p>90,34</text:p>
          </table:table-cell>
          <table:table-cell office:value-type="float" office:value="91.3" calcext:value-type="float">
            <text:p>91,3</text:p>
          </table:table-cell>
          <table:table-cell office:value-type="float" office:value="91.69" calcext:value-type="float">
            <text:p>91,69</text:p>
          </table:table-cell>
          <table:table-cell office:value-type="float" office:value="93.52" calcext:value-type="float">
            <text:p>93,52</text:p>
          </table:table-cell>
          <table:table-cell office:value-type="float" office:value="93.27" calcext:value-type="float">
            <text:p>93,27</text:p>
          </table:table-cell>
          <table:table-cell office:value-type="float" office:value="92.1" calcext:value-type="float">
            <text:p>92,1</text:p>
          </table:table-cell>
          <table:table-cell office:value-type="float" office:value="92.42" calcext:value-type="float">
            <text:p>92,42</text:p>
          </table:table-cell>
          <table:table-cell office:value-type="float" office:value="91.78" calcext:value-type="float">
            <text:p>91,78</text:p>
          </table:table-cell>
          <table:table-cell office:value-type="float" office:value="92.03" calcext:value-type="float">
            <text:p>92,03</text:p>
          </table:table-cell>
          <table:table-cell office:value-type="float" office:value="91.66" calcext:value-type="float">
            <text:p>91,66</text:p>
          </table:table-cell>
          <table:table-cell office:value-type="float" office:value="92.14" calcext:value-type="float">
            <text:p>92,14</text:p>
          </table:table-cell>
          <table:table-cell office:value-type="float" office:value="94.45" calcext:value-type="float">
            <text:p>94,45</text:p>
          </table:table-cell>
          <table:table-cell office:value-type="float" office:value="94.36" calcext:value-type="float">
            <text:p>94,36</text:p>
          </table:table-cell>
        </table:table-row>
        <table:table-row table:style-name="ro1">
          <table:table-cell office:value-type="string" calcext:value-type="string">
            <text:p>uniform-l0-impulse,0.015,True</text:p>
          </table:table-cell>
          <table:table-cell office:value-type="float" office:value="87.85" calcext:value-type="float">
            <text:p>87,85</text:p>
          </table:table-cell>
          <table:table-cell office:value-type="float" office:value="89.38" calcext:value-type="float">
            <text:p>89,38</text:p>
          </table:table-cell>
          <table:table-cell office:value-type="float" office:value="90.62" calcext:value-type="float">
            <text:p>90,62</text:p>
          </table:table-cell>
          <table:table-cell office:value-type="float" office:value="92.61" calcext:value-type="float">
            <text:p>92,61</text:p>
          </table:table-cell>
          <table:table-cell office:value-type="float" office:value="93.1" calcext:value-type="float">
            <text:p>93,1</text:p>
          </table:table-cell>
          <table:table-cell office:value-type="float" office:value="90.87" calcext:value-type="float">
            <text:p>90,87</text:p>
          </table:table-cell>
          <table:table-cell office:value-type="float" office:value="92.01" calcext:value-type="float">
            <text:p>92,01</text:p>
          </table:table-cell>
          <table:table-cell office:value-type="float" office:value="90.79" calcext:value-type="float">
            <text:p>90,79</text:p>
          </table:table-cell>
          <table:table-cell office:value-type="float" office:value="91.34" calcext:value-type="float">
            <text:p>91,34</text:p>
          </table:table-cell>
          <table:table-cell office:value-type="float" office:value="90.21" calcext:value-type="float">
            <text:p>90,21</text:p>
          </table:table-cell>
          <table:table-cell office:value-type="float" office:value="91.32" calcext:value-type="float">
            <text:p>91,32</text:p>
          </table:table-cell>
          <table:table-cell office:value-type="float" office:value="94.16" calcext:value-type="float">
            <text:p>94,16</text:p>
          </table:table-cell>
          <table:table-cell office:value-type="float" office:value="94.14" calcext:value-type="float">
            <text:p>94,14</text:p>
          </table:table-cell>
        </table:table-row>
        <table:table-row table:style-name="ro1">
          <table:table-cell office:value-type="string" calcext:value-type="string">
            <text:p>uniform-l0-impulse,0.02,True</text:p>
          </table:table-cell>
          <table:table-cell office:value-type="float" office:value="84.97" calcext:value-type="float">
            <text:p>84,97</text:p>
          </table:table-cell>
          <table:table-cell office:value-type="float" office:value="87.25" calcext:value-type="float">
            <text:p>87,25</text:p>
          </table:table-cell>
          <table:table-cell office:value-type="float" office:value="89.02" calcext:value-type="float">
            <text:p>89,02</text:p>
          </table:table-cell>
          <table:table-cell office:value-type="float" office:value="91.53" calcext:value-type="float">
            <text:p>91,53</text:p>
          </table:table-cell>
          <table:table-cell office:value-type="float" office:value="92.96" calcext:value-type="float">
            <text:p>92,96</text:p>
          </table:table-cell>
          <table:table-cell office:value-type="float" office:value="89.38" calcext:value-type="float">
            <text:p>89,38</text:p>
          </table:table-cell>
          <table:table-cell office:value-type="float" office:value="91.51" calcext:value-type="float">
            <text:p>91,51</text:p>
          </table:table-cell>
          <table:table-cell office:value-type="float" office:value="88.59" calcext:value-type="float">
            <text:p>88,59</text:p>
          </table:table-cell>
          <table:table-cell office:value-type="float" office:value="90.93" calcext:value-type="float">
            <text:p>90,93</text:p>
          </table:table-cell>
          <table:table-cell office:value-type="float" office:value="87.95" calcext:value-type="float">
            <text:p>87,95</text:p>
          </table:table-cell>
          <table:table-cell office:value-type="float" office:value="90.66" calcext:value-type="float">
            <text:p>90,66</text:p>
          </table:table-cell>
          <table:table-cell office:value-type="float" office:value="94.17" calcext:value-type="float">
            <text:p>94,17</text:p>
          </table:table-cell>
          <table:table-cell office:value-type="float" office:value="94.14" calcext:value-type="float">
            <text:p>94,14</text:p>
          </table:table-cell>
        </table:table-row>
        <table:table-row table:style-name="ro1">
          <table:table-cell office:value-type="string" calcext:value-type="string">
            <text:p>uniform-l0-impulse,0.03,True</text:p>
          </table:table-cell>
          <table:table-cell office:value-type="float" office:value="79.88" calcext:value-type="float">
            <text:p>79,88</text:p>
          </table:table-cell>
          <table:table-cell office:value-type="float" office:value="82.08" calcext:value-type="float">
            <text:p>82,08</text:p>
          </table:table-cell>
          <table:table-cell office:value-type="float" office:value="85.73" calcext:value-type="float">
            <text:p>85,73</text:p>
          </table:table-cell>
          <table:table-cell office:value-type="float" office:value="88.6" calcext:value-type="float">
            <text:p>88,6</text:p>
          </table:table-cell>
          <table:table-cell office:value-type="float" office:value="92.89" calcext:value-type="float">
            <text:p>92,89</text:p>
          </table:table-cell>
          <table:table-cell office:value-type="float" office:value="85.23" calcext:value-type="float">
            <text:p>85,23</text:p>
          </table:table-cell>
          <table:table-cell office:value-type="float" office:value="90.38" calcext:value-type="float">
            <text:p>90,38</text:p>
          </table:table-cell>
          <table:table-cell office:value-type="float" office:value="83.84" calcext:value-type="float">
            <text:p>83,84</text:p>
          </table:table-cell>
          <table:table-cell office:value-type="float" office:value="89.33" calcext:value-type="float">
            <text:p>89,33</text:p>
          </table:table-cell>
          <table:table-cell office:value-type="float" office:value="83.57" calcext:value-type="float">
            <text:p>83,57</text:p>
          </table:table-cell>
          <table:table-cell office:value-type="float" office:value="87.77" calcext:value-type="float">
            <text:p>87,77</text:p>
          </table:table-cell>
          <table:table-cell office:value-type="float" office:value="93.88" calcext:value-type="float">
            <text:p>93,88</text:p>
          </table:table-cell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string" calcext:value-type="string">
            <text:p>uniform-l0-impulse,0.04,True</text:p>
          </table:table-cell>
          <table:table-cell office:value-type="float" office:value="74.04" calcext:value-type="float">
            <text:p>74,04</text:p>
          </table:table-cell>
          <table:table-cell office:value-type="float" office:value="75.75" calcext:value-type="float">
            <text:p>75,75</text:p>
          </table:table-cell>
          <table:table-cell office:value-type="float" office:value="80.64" calcext:value-type="float">
            <text:p>80,64</text:p>
          </table:table-cell>
          <table:table-cell office:value-type="float" office:value="85.1" calcext:value-type="float">
            <text:p>85,1</text:p>
          </table:table-cell>
          <table:table-cell office:value-type="float" office:value="92.58" calcext:value-type="float">
            <text:p>92,58</text:p>
          </table:table-cell>
          <table:table-cell office:value-type="float" office:value="81.23" calcext:value-type="float">
            <text:p>81,23</text:p>
          </table:table-cell>
          <table:table-cell office:value-type="float" office:value="88.6" calcext:value-type="float">
            <text:p>88,6</text:p>
          </table:table-cell>
          <table:table-cell office:value-type="float" office:value="77.99" calcext:value-type="float">
            <text:p>77,99</text:p>
          </table:table-cell>
          <table:table-cell office:value-type="float" office:value="87.07" calcext:value-type="float">
            <text:p>87,07</text:p>
          </table:table-cell>
          <table:table-cell office:value-type="float" office:value="77.82" calcext:value-type="float">
            <text:p>77,82</text:p>
          </table:table-cell>
          <table:table-cell office:value-type="float" office:value="85.36" calcext:value-type="float">
            <text:p>85,36</text:p>
          </table:table-cell>
          <table:table-cell office:value-type="float" office:value="93.51" calcext:value-type="float">
            <text:p>93,51</text:p>
          </table:table-cell>
          <table:table-cell office:value-type="float" office:value="93.86" calcext:value-type="float">
            <text:p>93,86</text:p>
          </table:table-cell>
        </table:table-row>
        <table:table-row table:style-name="ro1">
          <table:table-cell office:value-type="string" calcext:value-type="string">
            <text:p>uniform-l0-impulse,0.06,True</text:p>
          </table:table-cell>
          <table:table-cell office:value-type="float" office:value="59.22" calcext:value-type="float">
            <text:p>59,22</text:p>
          </table:table-cell>
          <table:table-cell office:value-type="float" office:value="61.58" calcext:value-type="float">
            <text:p>61,58</text:p>
          </table:table-cell>
          <table:table-cell office:value-type="float" office:value="67.98" calcext:value-type="float">
            <text:p>67,98</text:p>
          </table:table-cell>
          <table:table-cell office:value-type="float" office:value="74.84" calcext:value-type="float">
            <text:p>74,84</text:p>
          </table:table-cell>
          <table:table-cell office:value-type="float" office:value="91.41" calcext:value-type="float">
            <text:p>91,41</text:p>
          </table:table-cell>
          <table:table-cell office:value-type="float" office:value="69.99" calcext:value-type="float">
            <text:p>69,99</text:p>
          </table:table-cell>
          <table:table-cell office:value-type="float" office:value="83.12" calcext:value-type="float">
            <text:p>83,12</text:p>
          </table:table-cell>
          <table:table-cell office:value-type="float" office:value="65.14" calcext:value-type="float">
            <text:p>65,14</text:p>
          </table:table-cell>
          <table:table-cell office:value-type="float" office:value="79.97" calcext:value-type="float">
            <text:p>79,97</text:p>
          </table:table-cell>
          <table:table-cell office:value-type="float" office:value="59.58" calcext:value-type="float">
            <text:p>59,58</text:p>
          </table:table-cell>
          <table:table-cell office:value-type="float" office:value="77.27" calcext:value-type="float">
            <text:p>77,27</text:p>
          </table:table-cell>
          <table:table-cell office:value-type="float" office:value="92.9" calcext:value-type="float">
            <text:p>92,9</text:p>
          </table:table-cell>
          <table:table-cell office:value-type="float" office:value="93.39" calcext:value-type="float">
            <text:p>93,39</text:p>
          </table:table-cell>
        </table:table-row>
        <table:table-row table:style-name="ro1">
          <table:table-cell office:value-type="string" calcext:value-type="string">
            <text:p>uniform-l0-impulse,0.08,True</text:p>
          </table:table-cell>
          <table:table-cell office:value-type="float" office:value="40.46" calcext:value-type="float">
            <text:p>40,46</text:p>
          </table:table-cell>
          <table:table-cell office:value-type="float" office:value="44.16" calcext:value-type="float">
            <text:p>44,16</text:p>
          </table:table-cell>
          <table:table-cell office:value-type="float" office:value="49.92" calcext:value-type="float">
            <text:p>49,92</text:p>
          </table:table-cell>
          <table:table-cell office:value-type="float" office:value="60.86" calcext:value-type="float">
            <text:p>60,86</text:p>
          </table:table-cell>
          <table:table-cell office:value-type="float" office:value="90.28" calcext:value-type="float">
            <text:p>90,28</text:p>
          </table:table-cell>
          <table:table-cell office:value-type="float" office:value="53.26" calcext:value-type="float">
            <text:p>53,26</text:p>
          </table:table-cell>
          <table:table-cell office:value-type="float" office:value="74.8" calcext:value-type="float">
            <text:p>74,8</text:p>
          </table:table-cell>
          <table:table-cell office:value-type="float" office:value="48.73" calcext:value-type="float">
            <text:p>48,73</text:p>
          </table:table-cell>
          <table:table-cell office:value-type="float" office:value="70.48" calcext:value-type="float">
            <text:p>70,48</text:p>
          </table:table-cell>
          <table:table-cell office:value-type="float" office:value="37.26" calcext:value-type="float">
            <text:p>37,26</text:p>
          </table:table-cell>
          <table:table-cell office:value-type="float" office:value="65.69" calcext:value-type="float">
            <text:p>65,69</text:p>
          </table:table-cell>
          <table:table-cell office:value-type="float" office:value="91.63" calcext:value-type="float">
            <text:p>91,63</text:p>
          </table:table-cell>
          <table:table-cell office:value-type="float" office:value="92.67" calcext:value-type="float">
            <text:p>92,67</text:p>
          </table:table-cell>
        </table:table-row>
        <table:table-row table:style-name="ro1">
          <table:table-cell office:value-type="string" calcext:value-type="string">
            <text:p>uniform-l0-impulse,0.1,True</text:p>
          </table:table-cell>
          <table:table-cell office:value-type="float" office:value="26.55" calcext:value-type="float">
            <text:p>26,55</text:p>
          </table:table-cell>
          <table:table-cell office:value-type="float" office:value="30.37" calcext:value-type="float">
            <text:p>30,37</text:p>
          </table:table-cell>
          <table:table-cell office:value-type="float" office:value="33.51" calcext:value-type="float">
            <text:p>33,51</text:p>
          </table:table-cell>
          <table:table-cell office:value-type="float" office:value="45.16" calcext:value-type="float">
            <text:p>45,16</text:p>
          </table:table-cell>
          <table:table-cell office:value-type="float" office:value="88.64" calcext:value-type="float">
            <text:p>88,64</text:p>
          </table:table-cell>
          <table:table-cell office:value-type="float" office:value="38.55" calcext:value-type="float">
            <text:p>38,55</text:p>
          </table:table-cell>
          <table:table-cell office:value-type="float" office:value="64.17" calcext:value-type="float">
            <text:p>64,17</text:p>
          </table:table-cell>
          <table:table-cell office:value-type="float" office:value="35.37" calcext:value-type="float">
            <text:p>35,37</text:p>
          </table:table-cell>
          <table:table-cell office:value-type="float" office:value="58.77" calcext:value-type="float">
            <text:p>58,77</text:p>
          </table:table-cell>
          <table:table-cell office:value-type="float" office:value="24.73" calcext:value-type="float">
            <text:p>24,73</text:p>
          </table:table-cell>
          <table:table-cell office:value-type="float" office:value="51.34" calcext:value-type="float">
            <text:p>51,34</text:p>
          </table:table-cell>
          <table:table-cell office:value-type="float" office:value="90.06" calcext:value-type="float">
            <text:p>90,06</text:p>
          </table:table-cell>
          <table:table-cell office:value-type="float" office:value="91.78" calcext:value-type="float">
            <text:p>91,78</text:p>
          </table:table-cell>
        </table:table-row>
        <table:table-row table:style-name="ro1">
          <table:table-cell office:value-type="string" calcext:value-type="string">
            <text:p>uniform-l0-impulse,0.12,True</text:p>
          </table:table-cell>
          <table:table-cell office:value-type="float" office:value="19.34" calcext:value-type="float">
            <text:p>19,34</text:p>
          </table:table-cell>
          <table:table-cell office:value-type="float" office:value="21.21" calcext:value-type="float">
            <text:p>21,21</text:p>
          </table:table-cell>
          <table:table-cell office:value-type="float" office:value="23.65" calcext:value-type="float">
            <text:p>23,65</text:p>
          </table:table-cell>
          <table:table-cell office:value-type="float" office:value="32.37" calcext:value-type="float">
            <text:p>32,37</text:p>
          </table:table-cell>
          <table:table-cell office:value-type="float" office:value="85.54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office:value-type="float" office:value="52.88" calcext:value-type="float">
            <text:p>52,88</text:p>
          </table:table-cell>
          <table:table-cell office:value-type="float" office:value="26.24" calcext:value-type="float">
            <text:p>26,24</text:p>
          </table:table-cell>
          <table:table-cell office:value-type="float" office:value="45.87" calcext:value-type="float">
            <text:p>45,87</text:p>
          </table:table-cell>
          <table:table-cell office:value-type="float" office:value="19.2" calcext:value-type="float">
            <text:p>19,2</text:p>
          </table:table-cell>
          <table:table-cell office:value-type="float" office:value="38.94" calcext:value-type="float">
            <text:p>38,94</text:p>
          </table:table-cell>
          <table:table-cell office:value-type="float" office:value="88.42" calcext:value-type="float">
            <text:p>88,42</text:p>
          </table:table-cell>
          <table:table-cell office:value-type="float" office:value="90.51" calcext:value-type="float">
            <text:p>90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1:24:44.987000000</dc:date>
    <meta:editing-duration>PT2M24S</meta:editing-duration>
    <meta:editing-cycles>1</meta:editing-cycles>
    <meta:generator>LibreOffice/7.6.2.1$Windows_X86_64 LibreOffice_project/56f7684011345957bbf33a7ee678afaf4d2ba333</meta:generator>
    <meta:document-statistic meta:table-count="1" meta:cell-count="1623" meta:object-count="0"/>
  </office:meta>
</office:document-meta>
</file>